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3.ttf" manifest:media-type="application/x-font-ttf"/>
  <manifest:file-entry manifest:full-path="Fonts/font10.ttf" manifest:media-type="application/x-font-ttf"/>
  <manifest:file-entry manifest:full-path="Fonts/font4.ttf" manifest:media-type="application/x-font-ttf"/>
  <manifest:file-entry manifest:full-path="Fonts/font1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mo" svg:font-family="Arimo" style:font-family-generic="swiss" style:font-pitch="variable"/>
    <style:font-face style:name="Open Sans" svg:font-family="'Open Sans'" style:font-family-generic="swiss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Calibri" svg:font-family="Calibri" style:font-family-generic="system" style:font-pitch="variable"/>
    <style:font-face style:name="DejaVu Sans" svg:font-family="'DejaVu Sans'" style:font-family-generic="system" style:font-pitch="variable">
      <svg:font-face-src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</svg:font-face-src>
    </style:font-face>
    <style:font-face style:name="Noto Sans" svg:font-family="'Noto Sans'" style:font-family-generic="system" style:font-pitch="variable"/>
  </office:font-face-decls>
  <office:automatic-styles>
    <style:style style:name="Table1" style:family="table" style:master-page-name="">
      <style:table-properties style:width="17.51cm" fo:margin-left="0cm" style:page-number="auto" table:align="left" style:writing-mode="lr-tb"/>
    </style:style>
    <style:style style:name="Table1.A" style:family="table-column">
      <style:table-column-properties style:column-width="1.748cm"/>
    </style:style>
    <style:style style:name="Table1.B" style:family="table-column">
      <style:table-column-properties style:column-width="2.053cm"/>
    </style:style>
    <style:style style:name="Table1.C" style:family="table-column">
      <style:table-column-properties style:column-width="1.446cm"/>
    </style:style>
    <style:style style:name="Table1.D" style:family="table-column">
      <style:table-column-properties style:column-width="1.75cm"/>
    </style:style>
    <style:style style:name="Table1.G" style:family="table-column">
      <style:table-column-properties style:column-width="1.192cm"/>
    </style:style>
    <style:style style:name="Table1.H" style:family="table-column">
      <style:table-column-properties style:column-width="2.307cm"/>
    </style:style>
    <style:style style:name="Table1.J" style:family="table-column">
      <style:table-column-properties style:column-width="1.764cm"/>
    </style:style>
    <style:style style:name="Table1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3" style:family="table-cell">
      <style:table-cell-properties style:vertical-align="middle" fo:padding="0.097cm" fo:border="none"/>
    </style:style>
    <style:style style:name="Table1.A5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1.C5" style:family="table-cell">
      <style:table-cell-properties style:vertical-align="middle" fo:padding="0.097cm" fo:border-left="none" fo:border-right="none" fo:border-top="0.05pt solid #000000" fo:border-bottom="none"/>
    </style:style>
    <style:style style:name="Table1.H5" style:family="table-cell">
      <style:table-cell-properties style:vertical-align="middle" fo:padding="0.097cm" fo:border-left="none" fo:border-right="none" fo:border-top="0.05pt solid #000000" fo:border-bottom="none"/>
    </style:style>
    <style:style style:name="Table1.I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1.A6" style:family="table-cell">
      <style:table-cell-properties style:vertical-align="middle" fo:padding="0.097cm" fo:border-left="0.05pt solid #000000" fo:border-right="none" fo:border-top="none" fo:border-bottom="none"/>
    </style:style>
    <style:style style:name="Table1.C6" style:family="table-cell">
      <style:table-cell-properties style:vertical-align="middle" fo:padding="0.097cm" fo:border="none"/>
    </style:style>
    <style:style style:name="Table1.H6" style:family="table-cell">
      <style:table-cell-properties style:vertical-align="middle" fo:padding="0.097cm" fo:border="none"/>
    </style:style>
    <style:style style:name="Table1.I6" style:family="table-cell">
      <style:table-cell-properties style:vertical-align="middle" fo:padding="0.097cm" fo:border-left="none" fo:border-right="0.05pt solid #000000" fo:border-top="none" fo:border-bottom="none"/>
    </style:style>
    <style:style style:name="Table1.A7" style:family="table-cell">
      <style:table-cell-properties style:vertical-align="middle" fo:padding="0.097cm" fo:border-left="0.05pt solid #000000" fo:border-right="none" fo:border-top="none" fo:border-bottom="none"/>
    </style:style>
    <style:style style:name="Table1.C7" style:family="table-cell">
      <style:table-cell-properties style:vertical-align="middle" fo:padding="0.097cm" fo:border="none"/>
    </style:style>
    <style:style style:name="Table1.H7" style:family="table-cell">
      <style:table-cell-properties style:vertical-align="middle" fo:padding="0.097cm" fo:border="none"/>
    </style:style>
    <style:style style:name="Table1.I7" style:family="table-cell">
      <style:table-cell-properties style:vertical-align="middle" fo:padding="0.097cm" fo:border-left="none" fo:border-right="0.05pt solid #000000" fo:border-top="none" fo:border-bottom="none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97cm" fo:border-left="none" fo:border-right="none" fo:border-top="none" fo:border-bottom="0.05pt solid #000000"/>
    </style:style>
    <style:style style:name="Table1.H8" style:family="table-cell">
      <style:table-cell-properties style:vertical-align="middle" fo:padding="0.097cm" fo:border-left="none" fo:border-right="none" fo:border-top="none" fo:border-bottom="0.05pt solid #000000"/>
    </style:style>
    <style:style style:name="Table1.I8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9" style:family="table-cell">
      <style:table-cell-properties style:vertical-align="middle" fo:padding="0.097cm" fo:border="none"/>
    </style:style>
    <style:style style:name="Table1.B9" style:family="table-cell">
      <style:table-cell-properties style:vertical-align="middle" fo:padding="0.097cm" fo:border="none"/>
    </style:style>
    <style:style style:name="Table1.C9" style:family="table-cell">
      <style:table-cell-properties style:vertical-align="middle" fo:padding="0.097cm" fo:border="none"/>
    </style:style>
    <style:style style:name="Table1.D9" style:family="table-cell">
      <style:table-cell-properties style:vertical-align="middle" fo:padding="0.097cm" fo:border="none"/>
    </style:style>
    <style:style style:name="Table1.E9" style:family="table-cell">
      <style:table-cell-properties style:vertical-align="middle" fo:padding="0.097cm" fo:border="none"/>
    </style:style>
    <style:style style:name="Table1.F9" style:family="table-cell">
      <style:table-cell-properties style:vertical-align="middle" fo:padding="0.097cm" fo:border="none"/>
    </style:style>
    <style:style style:name="Table1.G9" style:family="table-cell">
      <style:table-cell-properties style:vertical-align="middle" fo:padding="0.097cm" fo:border="none"/>
    </style:style>
    <style:style style:name="Table1.H9" style:family="table-cell">
      <style:table-cell-properties style:vertical-align="middle" fo:padding="0.097cm" fo:border="none"/>
    </style:style>
    <style:style style:name="Table1.I9" style:family="table-cell">
      <style:table-cell-properties style:vertical-align="middle" fo:padding="0.097cm" fo:border="none"/>
    </style:style>
    <style:style style:name="Table1.J9" style:family="table-cell">
      <style:table-cell-properties style:vertical-align="middle" fo:padding="0.097cm" fo:border="none"/>
    </style:style>
    <style:style style:name="Table1.A10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0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A1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E1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le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H12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13" style:family="table-cell">
      <style:table-cell-properties style:vertical-align="middle" fo:padding="0.097cm" fo:border="none"/>
    </style:style>
    <style:style style:name="Table1.B13" style:family="table-cell">
      <style:table-cell-properties style:vertical-align="middle" fo:padding="0.097cm" fo:border="none"/>
    </style:style>
    <style:style style:name="Table1.C13" style:family="table-cell">
      <style:table-cell-properties style:vertical-align="middle" fo:padding="0.097cm" fo:border="none"/>
    </style:style>
    <style:style style:name="Table1.D13" style:family="table-cell">
      <style:table-cell-properties style:vertical-align="middle" fo:padding="0.097cm" fo:border="none"/>
    </style:style>
    <style:style style:name="Table1.E13" style:family="table-cell">
      <style:table-cell-properties style:vertical-align="middle" fo:padding="0.097cm" fo:border="none"/>
    </style:style>
    <style:style style:name="Table1.F13" style:family="table-cell">
      <style:table-cell-properties style:vertical-align="middle" fo:padding="0.097cm" fo:border="none"/>
    </style:style>
    <style:style style:name="Table1.G13" style:family="table-cell">
      <style:table-cell-properties style:vertical-align="middle" fo:padding="0.097cm" fo:border="none"/>
    </style:style>
    <style:style style:name="Table1.H13" style:family="table-cell">
      <style:table-cell-properties style:vertical-align="middle" fo:padding="0.097cm" fo:border="none"/>
    </style:style>
    <style:style style:name="Table1.I13" style:family="table-cell">
      <style:table-cell-properties style:vertical-align="middle" fo:padding="0.097cm" fo:border="none"/>
    </style:style>
    <style:style style:name="Table1.J13" style:family="table-cell">
      <style:table-cell-properties style:vertical-align="middle" fo:padding="0.097cm" fo:border="none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="none"/>
    </style:style>
    <style:style style:name="Table1.B16" style:family="table-cell">
      <style:table-cell-properties style:vertical-align="middle" fo:padding="0.097cm" fo:border="none"/>
    </style:style>
    <style:style style:name="Table1.C16" style:family="table-cell">
      <style:table-cell-properties style:vertical-align="middle" fo:padding="0.097cm" fo:border="none"/>
    </style:style>
    <style:style style:name="Table1.D16" style:family="table-cell">
      <style:table-cell-properties style:vertical-align="middle" fo:padding="0.097cm" fo:border="none"/>
    </style:style>
    <style:style style:name="Table1.E16" style:family="table-cell">
      <style:table-cell-properties style:vertical-align="middle" fo:padding="0.097cm" fo:border="none"/>
    </style:style>
    <style:style style:name="Table1.F16" style:family="table-cell">
      <style:table-cell-properties style:vertical-align="middle" fo:padding="0.097cm" fo:border="none"/>
    </style:style>
    <style:style style:name="Table1.G16" style:family="table-cell">
      <style:table-cell-properties style:vertical-align="middle" fo:padding="0.097cm" fo:border="none"/>
    </style:style>
    <style:style style:name="Table1.H16" style:family="table-cell">
      <style:table-cell-properties style:vertical-align="middle" fo:padding="0.097cm" fo:border="none"/>
    </style:style>
    <style:style style:name="Table1.I16" style:family="table-cell">
      <style:table-cell-properties style:vertical-align="middle" fo:padding="0.097cm" fo:border="none"/>
    </style:style>
    <style:style style:name="Table1.J16" style:family="table-cell">
      <style:table-cell-properties style:vertical-align="middle" fo:padding="0.097cm" fo:border="none"/>
    </style:style>
    <style:style style:name="Table1.A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7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1.A18" style:family="table-cell">
      <style:table-cell-properties style:vertical-align="middle" fo:padding="0.097cm" fo:border="none"/>
    </style:style>
    <style:style style:name="Table1.B18" style:family="table-cell">
      <style:table-cell-properties style:vertical-align="middle" fo:padding="0.097cm" fo:border="none"/>
    </style:style>
    <style:style style:name="Table1.C18" style:family="table-cell">
      <style:table-cell-properties style:vertical-align="middle" fo:padding="0.097cm" fo:border="none"/>
    </style:style>
    <style:style style:name="Table1.D18" style:family="table-cell">
      <style:table-cell-properties style:vertical-align="middle" fo:padding="0.097cm" fo:border="none"/>
    </style:style>
    <style:style style:name="Table1.E18" style:family="table-cell">
      <style:table-cell-properties style:vertical-align="middle" fo:padding="0.097cm" fo:border="none"/>
    </style:style>
    <style:style style:name="Table1.F18" style:family="table-cell">
      <style:table-cell-properties style:vertical-align="middle" fo:padding="0.097cm" fo:border="none"/>
    </style:style>
    <style:style style:name="Table1.G18" style:family="table-cell">
      <style:table-cell-properties style:vertical-align="middle" fo:padding="0.097cm" fo:border="none"/>
    </style:style>
    <style:style style:name="Table1.H18" style:family="table-cell">
      <style:table-cell-properties style:vertical-align="middle" fo:padding="0.097cm" fo:border="none"/>
    </style:style>
    <style:style style:name="Table1.I18" style:family="table-cell">
      <style:table-cell-properties style:vertical-align="middle" fo:padding="0.097cm" fo:border="none"/>
    </style:style>
    <style:style style:name="Table1.J18" style:family="table-cell">
      <style:table-cell-properties style:vertical-align="middle" fo:padding="0.097cm" fo:border="none"/>
    </style:style>
    <style:style style:name="Table1.A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B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C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E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F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G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H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I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J21" style:family="table-cell">
      <style:table-cell-properties style:vertical-align="middle" fo:padding="0.097cm" fo:border-left="none" fo:border-right="none" fo:border-top="0.05pt solid #000000" fo:border-bottom="none"/>
    </style:style>
    <style:style style:name="Table1.A22" style:family="table-cell">
      <style:table-cell-properties style:vertical-align="middle" fo:padding="0.097cm" fo:border="none"/>
    </style:style>
    <style:style style:name="Table1.F22" style:family="table-cell">
      <style:table-cell-properties style:vertical-align="middle" fo:padding="0.097cm" fo:border="none"/>
    </style:style>
    <style:style style:name="Table1.A23" style:family="table-cell">
      <style:table-cell-properties style:vertical-align="middle" fo:padding="0.097cm" fo:border="none"/>
    </style:style>
    <style:style style:name="Table1.F23" style:family="table-cell">
      <style:table-cell-properties style:vertical-align="middle" fo:padding="0.097cm" fo:border="none"/>
    </style:style>
    <style:style style:name="Table1.A24" style:family="table-cell">
      <style:table-cell-properties style:vertical-align="middle" fo:padding="0.097cm" fo:border="none"/>
    </style:style>
    <style:style style:name="Table1.F24" style:family="table-cell">
      <style:table-cell-properties style:vertical-align="middle" fo:padding="0.097cm" fo:border="none"/>
    </style:style>
    <style:style style:name="Table1.A25" style:family="table-cell">
      <style:table-cell-properties style:vertical-align="middle" fo:padding="0.097cm" fo:border="none"/>
    </style:style>
    <style:style style:name="Table1.F25" style:family="table-cell">
      <style:table-cell-properties style:vertical-align="middle" fo:padding="0.097cm" fo:border="none"/>
    </style:style>
    <style:style style:name="Table1.A26" style:family="table-cell">
      <style:table-cell-properties style:vertical-align="middle" fo:padding="0.097cm" fo:border="none"/>
    </style:style>
    <style:style style:name="Table1.F26" style:family="table-cell">
      <style:table-cell-properties style:vertical-align="middle" fo:padding="0.097cm" fo:border="none"/>
    </style:style>
    <style:style style:name="Table1.A27" style:family="table-cell">
      <style:table-cell-properties style:vertical-align="middle" fo:padding="0.097cm" fo:border="none"/>
    </style:style>
    <style:style style:name="Table1.F27" style:family="table-cell">
      <style:table-cell-properties style:vertical-align="middle" fo:padding="0.097cm" fo:border="none"/>
    </style:style>
    <style:style style:name="Table1.A28" style:family="table-cell">
      <style:table-cell-properties style:vertical-align="middle" fo:padding="0.097cm" fo:border="none"/>
    </style:style>
    <style:style style:name="Table2" style:family="table">
      <style:table-properties style:width="17.316cm" table:align="margins" style:writing-mode="lr-tb"/>
    </style:style>
    <style:style style:name="Table2.A" style:family="table-column">
      <style:table-column-properties style:column-width="1.923cm" style:rel-column-width="7276*"/>
    </style:style>
    <style:style style:name="Table2.C" style:family="table-column">
      <style:table-column-properties style:column-width="1.924cm" style:rel-column-width="7283*"/>
    </style:style>
    <style:style style:name="Table2.I" style:family="table-column">
      <style:table-column-properties style:column-width="1.926cm" style:rel-column-width="7292*"/>
    </style:style>
    <style:style style:name="Table2.A1" style:family="table-cell">
      <style:table-cell-properties style:vertical-align="middle" fo:padding="0.097cm" fo:border-left="none" fo:border-right="0.05pt solid #000000" fo:border-top="none" fo:border-bottom="none"/>
    </style:style>
    <style:style style:name="Table2.A2" style:family="table-cell">
      <style:table-cell-properties style:vertical-align="middle" fo:padding="0.097cm" fo:border="none"/>
    </style:style>
    <style:style style:name="Table2.C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4" style:family="table-cell">
      <style:table-cell-properties style:vertical-align="middle" fo:padding="0.097cm" fo:border="0.05pt solid #000000"/>
    </style:style>
    <style:style style:name="Table2.C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I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.B8" style:family="table-cell">
      <style:table-cell-properties style:vertical-align="middle" fo:padding="0.049cm" fo:border="none"/>
    </style:style>
    <style:style style:name="Table2.A9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2.A1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74" style:family="table">
      <style:table-properties style:width="17.122cm" table:align="margins"/>
    </style:style>
    <style:style style:name="Table74.A" style:family="table-column">
      <style:table-column-properties style:column-width="1.711cm" style:rel-column-width="970*"/>
    </style:style>
    <style:style style:name="Table74.B" style:family="table-column">
      <style:table-column-properties style:column-width="1.713cm" style:rel-column-width="971*"/>
    </style:style>
    <style:style style:name="Table74.C" style:family="table-column">
      <style:table-column-properties style:column-width="5.135cm" style:rel-column-width="2911*"/>
    </style:style>
    <style:style style:name="Table74.D" style:family="table-column">
      <style:table-column-properties style:column-width="1.231cm" style:rel-column-width="698*"/>
    </style:style>
    <style:style style:name="Table74.E" style:family="table-column">
      <style:table-column-properties style:column-width="1.9cm" style:rel-column-width="1077*"/>
    </style:style>
    <style:style style:name="Table74.F" style:family="table-column">
      <style:table-column-properties style:column-width="5.433cm" style:rel-column-width="3080*"/>
    </style:style>
    <style:style style:name="Table74.A1" style:family="table-cell">
      <style:table-cell-properties style:vertical-align="middle" fo:padding="0.097cm" fo:border="none"/>
    </style:style>
    <style:style style:name="Table74.B1" style:family="table-cell">
      <style:table-cell-properties style:vertical-align="middle" fo:background-color="#fff200" fo:padding="0.097cm" fo:border="none">
        <style:background-image/>
      </style:table-cell-properties>
    </style:style>
    <style:style style:name="Table74.E1" style:family="table-cell">
      <style:table-cell-properties style:vertical-align="middle" fo:background-color="#e0efd4" fo:padding="0.097cm" fo:border="none">
        <style:background-image/>
      </style:table-cell-properties>
    </style:style>
    <style:style style:name="Table19" style:family="table">
      <style:table-properties style:width="1.826cm" table:align="margins"/>
    </style:style>
    <style:style style:name="Table19.A" style:family="table-column">
      <style:table-column-properties style:column-width="0.457cm" style:rel-column-width="16383*"/>
    </style:style>
    <style:style style:name="Table19.D" style:family="table-column">
      <style:table-column-properties style:column-width="0.457cm" style:rel-column-width="16386*"/>
    </style:style>
    <style:style style:name="Table19.A1" style:family="table-cell">
      <style:table-cell-properties fo:padding="0.049cm" fo:border="none"/>
    </style:style>
    <style:style style:name="Table19.B1" style:family="table-cell">
      <style:table-cell-properties fo:padding="0.049cm" fo:border-left="0.05pt solid #000000" fo:border-right="none" fo:border-top="none" fo:border-bottom="none"/>
    </style:style>
    <style:style style:name="Table16" style:family="table">
      <style:table-properties style:width="1.826cm" table:align="margins"/>
    </style:style>
    <style:style style:name="Table16.A" style:family="table-column">
      <style:table-column-properties style:column-width="0.457cm" style:rel-column-width="16383*"/>
    </style:style>
    <style:style style:name="Table16.D" style:family="table-column">
      <style:table-column-properties style:column-width="0.457cm" style:rel-column-width="16386*"/>
    </style:style>
    <style:style style:name="Table16.A1" style:family="table-cell">
      <style:table-cell-properties fo:padding="0.049cm" fo:border="none"/>
    </style:style>
    <style:style style:name="Table16.B1" style:family="table-cell">
      <style:table-cell-properties fo:padding="0.049cm" fo:border-left="0.05pt solid #000000" fo:border-right="none" fo:border-top="none" fo:border-bottom="none"/>
    </style:style>
    <style:style style:name="Table17" style:family="table">
      <style:table-properties style:width="1.826cm" table:align="margins"/>
    </style:style>
    <style:style style:name="Table17.A" style:family="table-column">
      <style:table-column-properties style:column-width="0.365cm" style:rel-column-width="13106*"/>
    </style:style>
    <style:style style:name="Table17.B" style:family="table-column">
      <style:table-column-properties style:column-width="0.365cm" style:rel-column-width="13107*"/>
    </style:style>
    <style:style style:name="Table17.E" style:family="table-column">
      <style:table-column-properties style:column-width="0.365cm" style:rel-column-width="13109*"/>
    </style:style>
    <style:style style:name="Table17.A1" style:family="table-cell">
      <style:table-cell-properties fo:padding="0.049cm" fo:border="none"/>
    </style:style>
    <style:style style:name="Table17.B1" style:family="table-cell">
      <style:table-cell-properties fo:padding="0.049cm" fo:border-left="0.05pt solid #000000" fo:border-right="none" fo:border-top="none" fo:border-bottom="none"/>
    </style:style>
    <style:style style:name="Table20" style:family="table">
      <style:table-properties style:width="1.824cm" table:align="margins"/>
    </style:style>
    <style:style style:name="Table20.A" style:family="table-column">
      <style:table-column-properties style:column-width="0.455cm" style:rel-column-width="16383*"/>
    </style:style>
    <style:style style:name="Table20.D" style:family="table-column">
      <style:table-column-properties style:column-width="0.457cm" style:rel-column-width="16386*"/>
    </style:style>
    <style:style style:name="Table20.A1" style:family="table-cell">
      <style:table-cell-properties fo:padding="0.049cm" fo:border="none"/>
    </style:style>
    <style:style style:name="Table20.B1" style:family="table-cell">
      <style:table-cell-properties fo:padding="0.049cm" fo:border-left="0.05pt solid #000000" fo:border-right="none" fo:border-top="none" fo:border-bottom="none"/>
    </style:style>
    <style:style style:name="Table21" style:family="table">
      <style:table-properties style:width="1.826cm" table:align="margins"/>
    </style:style>
    <style:style style:name="Table21.A" style:family="table-column">
      <style:table-column-properties style:column-width="0.365cm" style:rel-column-width="13106*"/>
    </style:style>
    <style:style style:name="Table21.B" style:family="table-column">
      <style:table-column-properties style:column-width="0.365cm" style:rel-column-width="13107*"/>
    </style:style>
    <style:style style:name="Table21.E" style:family="table-column">
      <style:table-column-properties style:column-width="0.365cm" style:rel-column-width="13110*"/>
    </style:style>
    <style:style style:name="Table21.A1" style:family="table-cell">
      <style:table-cell-properties fo:padding="0.049cm" fo:border="none"/>
    </style:style>
    <style:style style:name="Table21.B1" style:family="table-cell">
      <style:table-cell-properties fo:padding="0.049cm" fo:border-left="0.05pt solid #000000" fo:border-right="none" fo:border-top="none" fo:border-bottom="none"/>
    </style:style>
    <style:style style:name="Table22" style:family="table">
      <style:table-properties style:width="1.826cm" table:align="margins"/>
    </style:style>
    <style:style style:name="Table22.A" style:family="table-column">
      <style:table-column-properties style:column-width="0.457cm" style:rel-column-width="16383*"/>
    </style:style>
    <style:style style:name="Table22.D" style:family="table-column">
      <style:table-column-properties style:column-width="0.457cm" style:rel-column-width="16386*"/>
    </style:style>
    <style:style style:name="Table22.A1" style:family="table-cell">
      <style:table-cell-properties fo:padding="0.049cm" fo:border="none"/>
    </style:style>
    <style:style style:name="Table22.B1" style:family="table-cell">
      <style:table-cell-properties fo:padding="0.049cm" fo:border-left="0.05pt solid #000000" fo:border-right="none" fo:border-top="none" fo:border-bottom="none"/>
    </style:style>
    <style:style style:name="Table23" style:family="table">
      <style:table-properties style:width="1.829cm" table:align="margins"/>
    </style:style>
    <style:style style:name="Table23.A" style:family="table-column">
      <style:table-column-properties style:column-width="0.457cm" style:rel-column-width="16383*"/>
    </style:style>
    <style:style style:name="Table23.D" style:family="table-column">
      <style:table-column-properties style:column-width="0.457cm" style:rel-column-width="16386*"/>
    </style:style>
    <style:style style:name="Table23.A1" style:family="table-cell">
      <style:table-cell-properties fo:padding="0.049cm" fo:border="none"/>
    </style:style>
    <style:style style:name="Table23.B1" style:family="table-cell">
      <style:table-cell-properties fo:padding="0.049cm" fo:border-left="0.05pt solid #000000" fo:border-right="none" fo:border-top="none" fo:border-bottom="none"/>
    </style:style>
    <style:style style:name="Table59" style:family="table">
      <style:table-properties style:width="1.729cm" table:align="margins"/>
    </style:style>
    <style:style style:name="Table59.A" style:family="table-column">
      <style:table-column-properties style:column-width="1.729cm" style:rel-column-width="65535*"/>
    </style:style>
    <style:style style:name="Table59.A1" style:family="table-cell">
      <style:table-cell-properties fo:background-color="#fff200" fo:padding="0.097cm" fo:border="none">
        <style:background-image/>
      </style:table-cell-properties>
    </style:style>
    <style:style style:name="Table3" style:family="table">
      <style:table-properties style:width="1.826cm" table:align="margins"/>
    </style:style>
    <style:style style:name="Table3.A" style:family="table-column">
      <style:table-column-properties style:column-width="0.457cm" style:rel-column-width="16383*"/>
    </style:style>
    <style:style style:name="Table3.D" style:family="table-column">
      <style:table-column-properties style:column-width="0.457cm" style:rel-column-width="16386*"/>
    </style:style>
    <style:style style:name="Table3.A1" style:family="table-cell">
      <style:table-cell-properties fo:padding="0.097cm" fo:border="none"/>
    </style:style>
    <style:style style:name="Table3.B1" style:family="table-cell">
      <style:table-cell-properties fo:background-color="#fff200" fo:padding="0.097cm" fo:border="none">
        <style:background-image/>
      </style:table-cell-properties>
    </style:style>
    <style:style style:name="Table4" style:family="table">
      <style:table-properties style:width="1.826cm" table:align="margins"/>
    </style:style>
    <style:style style:name="Table4.A" style:family="table-column">
      <style:table-column-properties style:column-width="0.457cm" style:rel-column-width="16383*"/>
    </style:style>
    <style:style style:name="Table4.D" style:family="table-column">
      <style:table-column-properties style:column-width="0.457cm" style:rel-column-width="16386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.826cm" table:align="margins"/>
    </style:style>
    <style:style style:name="Table5.A" style:family="table-column">
      <style:table-column-properties style:column-width="0.365cm" style:rel-column-width="13106*"/>
    </style:style>
    <style:style style:name="Table5.B" style:family="table-column">
      <style:table-column-properties style:column-width="0.365cm" style:rel-column-width="13107*"/>
    </style:style>
    <style:style style:name="Table5.E" style:family="table-column">
      <style:table-column-properties style:column-width="0.365cm" style:rel-column-width="13109*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.824cm" table:align="margins"/>
    </style:style>
    <style:style style:name="Table6.A" style:family="table-column">
      <style:table-column-properties style:column-width="0.455cm" style:rel-column-width="16383*"/>
    </style:style>
    <style:style style:name="Table6.D" style:family="table-column">
      <style:table-column-properties style:column-width="0.457cm" style:rel-column-width="16386*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1.826cm" table:align="margins"/>
    </style:style>
    <style:style style:name="Table7.A" style:family="table-column">
      <style:table-column-properties style:column-width="0.365cm" style:rel-column-width="13106*"/>
    </style:style>
    <style:style style:name="Table7.B" style:family="table-column">
      <style:table-column-properties style:column-width="0.365cm" style:rel-column-width="13107*"/>
    </style:style>
    <style:style style:name="Table7.E" style:family="table-column">
      <style:table-column-properties style:column-width="0.365cm" style:rel-column-width="13109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.826cm" table:align="margins"/>
    </style:style>
    <style:style style:name="Table8.A" style:family="table-column">
      <style:table-column-properties style:column-width="0.457cm" style:rel-column-width="16383*"/>
    </style:style>
    <style:style style:name="Table8.D" style:family="table-column">
      <style:table-column-properties style:column-width="0.457cm" style:rel-column-width="16386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.829cm" table:align="margins"/>
    </style:style>
    <style:style style:name="Table9.A" style:family="table-column">
      <style:table-column-properties style:column-width="0.457cm" style:rel-column-width="16383*"/>
    </style:style>
    <style:style style:name="Table9.D" style:family="table-column">
      <style:table-column-properties style:column-width="0.457cm" style:rel-column-width="16386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.826cm" table:align="margins"/>
    </style:style>
    <style:style style:name="Table10.A" style:family="table-column">
      <style:table-column-properties style:column-width="0.457cm" style:rel-column-width="16383*"/>
    </style:style>
    <style:style style:name="Table10.D" style:family="table-column">
      <style:table-column-properties style:column-width="0.457cm" style:rel-column-width="16386*"/>
    </style:style>
    <style:style style:name="Table10.A1" style:family="table-cell">
      <style:table-cell-properties fo:padding="0.097cm" fo:border="none"/>
    </style:style>
    <style:style style:name="Table10.D1" style:family="table-cell">
      <style:table-cell-properties fo:background-color="#fff200" fo:padding="0.097cm" fo:border="none">
        <style:background-image/>
      </style:table-cell-properties>
    </style:style>
    <style:style style:name="Table11" style:family="table">
      <style:table-properties style:width="1.826cm" table:align="margins"/>
    </style:style>
    <style:style style:name="Table11.A" style:family="table-column">
      <style:table-column-properties style:column-width="0.457cm" style:rel-column-width="16383*"/>
    </style:style>
    <style:style style:name="Table11.D" style:family="table-column">
      <style:table-column-properties style:column-width="0.457cm" style:rel-column-width="16386*"/>
    </style:style>
    <style:style style:name="Table11.A1" style:family="table-cell">
      <style:table-cell-properties fo:background-color="#fff200" fo:padding="0.097cm" fo:border="none">
        <style:background-image/>
      </style:table-cell-properties>
    </style:style>
    <style:style style:name="Table12" style:family="table">
      <style:table-properties style:width="1.826cm" table:align="margins"/>
    </style:style>
    <style:style style:name="Table12.A" style:family="table-column">
      <style:table-column-properties style:column-width="0.365cm" style:rel-column-width="13106*"/>
    </style:style>
    <style:style style:name="Table12.B" style:family="table-column">
      <style:table-column-properties style:column-width="0.365cm" style:rel-column-width="13107*"/>
    </style:style>
    <style:style style:name="Table12.E" style:family="table-column">
      <style:table-column-properties style:column-width="0.365cm" style:rel-column-width="13109*"/>
    </style:style>
    <style:style style:name="Table12.A1" style:family="table-cell">
      <style:table-cell-properties fo:background-color="#fff200" fo:padding="0.097cm" fo:border="none">
        <style:background-image/>
      </style:table-cell-properties>
    </style:style>
    <style:style style:name="Table12.B1" style:family="table-cell">
      <style:table-cell-properties fo:padding="0.097cm" fo:border="none"/>
    </style:style>
    <style:style style:name="Table12.C1" style:family="table-cell">
      <style:table-cell-properties fo:padding="0.097cm" fo:border="none"/>
    </style:style>
    <style:style style:name="Table12.D1" style:family="table-cell">
      <style:table-cell-properties fo:padding="0.097cm" fo:border="none"/>
    </style:style>
    <style:style style:name="Table12.E1" style:family="table-cell">
      <style:table-cell-properties fo:padding="0.097cm" fo:border="none"/>
    </style:style>
    <style:style style:name="Table13" style:family="table">
      <style:table-properties style:width="1.824cm" table:align="margins"/>
    </style:style>
    <style:style style:name="Table13.A" style:family="table-column">
      <style:table-column-properties style:column-width="0.455cm" style:rel-column-width="16383*"/>
    </style:style>
    <style:style style:name="Table13.D" style:family="table-column">
      <style:table-column-properties style:column-width="0.457cm" style:rel-column-width="16386*"/>
    </style:style>
    <style:style style:name="Table13.A1" style:family="table-cell">
      <style:table-cell-properties fo:padding="0.097cm" fo:border="none"/>
    </style:style>
    <style:style style:name="Table14" style:family="table">
      <style:table-properties style:width="1.826cm" table:align="margins"/>
    </style:style>
    <style:style style:name="Table14.A" style:family="table-column">
      <style:table-column-properties style:column-width="0.365cm" style:rel-column-width="13106*"/>
    </style:style>
    <style:style style:name="Table14.B" style:family="table-column">
      <style:table-column-properties style:column-width="0.365cm" style:rel-column-width="13107*"/>
    </style:style>
    <style:style style:name="Table14.E" style:family="table-column">
      <style:table-column-properties style:column-width="0.365cm" style:rel-column-width="13109*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1.826cm" table:align="margins"/>
    </style:style>
    <style:style style:name="Table15.A" style:family="table-column">
      <style:table-column-properties style:column-width="0.457cm" style:rel-column-width="16383*"/>
    </style:style>
    <style:style style:name="Table15.D" style:family="table-column">
      <style:table-column-properties style:column-width="0.457cm" style:rel-column-width="16386*"/>
    </style:style>
    <style:style style:name="Table15.A1" style:family="table-cell">
      <style:table-cell-properties fo:padding="0.097cm" fo:border="none"/>
    </style:style>
    <style:style style:name="Table18" style:family="table">
      <style:table-properties style:width="1.829cm" table:align="margins"/>
    </style:style>
    <style:style style:name="Table18.A" style:family="table-column">
      <style:table-column-properties style:column-width="0.457cm" style:rel-column-width="16383*"/>
    </style:style>
    <style:style style:name="Table18.D" style:family="table-column">
      <style:table-column-properties style:column-width="0.457cm" style:rel-column-width="16386*"/>
    </style:style>
    <style:style style:name="Table18.A1" style:family="table-cell">
      <style:table-cell-properties fo:padding="0.097cm" fo:border="none"/>
    </style:style>
    <style:style style:name="Table24" style:family="table">
      <style:table-properties style:width="1.826cm" table:align="margins"/>
    </style:style>
    <style:style style:name="Table24.A" style:family="table-column">
      <style:table-column-properties style:column-width="0.457cm" style:rel-column-width="16383*"/>
    </style:style>
    <style:style style:name="Table24.D" style:family="table-column">
      <style:table-column-properties style:column-width="0.457cm" style:rel-column-width="16386*"/>
    </style:style>
    <style:style style:name="Table24.A1" style:family="table-cell">
      <style:table-cell-properties fo:padding="0.097cm" fo:border="none"/>
    </style:style>
    <style:style style:name="Table24.B1" style:family="table-cell">
      <style:table-cell-properties fo:background-color="#e0efd4" fo:padding="0.097cm" fo:border="none">
        <style:background-image/>
      </style:table-cell-properties>
    </style:style>
    <style:style style:name="Table25" style:family="table">
      <style:table-properties style:width="1.826cm" table:align="margins"/>
    </style:style>
    <style:style style:name="Table25.A" style:family="table-column">
      <style:table-column-properties style:column-width="0.457cm" style:rel-column-width="16383*"/>
    </style:style>
    <style:style style:name="Table25.D" style:family="table-column">
      <style:table-column-properties style:column-width="0.457cm" style:rel-column-width="16386*"/>
    </style:style>
    <style:style style:name="Table25.A1" style:family="table-cell">
      <style:table-cell-properties fo:background-color="#e0efd4" fo:padding="0.097cm" fo:border="none">
        <style:background-image/>
      </style:table-cell-properties>
    </style:style>
    <style:style style:name="Table26" style:family="table">
      <style:table-properties style:width="1.826cm" table:align="margins"/>
    </style:style>
    <style:style style:name="Table26.A" style:family="table-column">
      <style:table-column-properties style:column-width="0.365cm" style:rel-column-width="13106*"/>
    </style:style>
    <style:style style:name="Table26.B" style:family="table-column">
      <style:table-column-properties style:column-width="0.365cm" style:rel-column-width="13107*"/>
    </style:style>
    <style:style style:name="Table26.E" style:family="table-column">
      <style:table-column-properties style:column-width="0.365cm" style:rel-column-width="13109*"/>
    </style:style>
    <style:style style:name="Table26.A1" style:family="table-cell">
      <style:table-cell-properties fo:background-color="#e0efd4" fo:padding="0.097cm" fo:border="none">
        <style:background-image/>
      </style:table-cell-properties>
    </style:style>
    <style:style style:name="Table26.B1" style:family="table-cell">
      <style:table-cell-properties fo:background-color="#fff200" fo:padding="0.097cm" fo:border="none">
        <style:background-image/>
      </style:table-cell-properties>
    </style:style>
    <style:style style:name="Table26.C1" style:family="table-cell">
      <style:table-cell-properties fo:padding="0.097cm" fo:border="none"/>
    </style:style>
    <style:style style:name="Table26.D1" style:family="table-cell">
      <style:table-cell-properties fo:padding="0.097cm" fo:border="none"/>
    </style:style>
    <style:style style:name="Table26.E1" style:family="table-cell">
      <style:table-cell-properties fo:padding="0.097cm" fo:border="none"/>
    </style:style>
    <style:style style:name="Table27" style:family="table">
      <style:table-properties style:width="1.824cm" table:align="margins"/>
    </style:style>
    <style:style style:name="Table27.A" style:family="table-column">
      <style:table-column-properties style:column-width="0.455cm" style:rel-column-width="16383*"/>
    </style:style>
    <style:style style:name="Table27.D" style:family="table-column">
      <style:table-column-properties style:column-width="0.457cm" style:rel-column-width="16386*"/>
    </style:style>
    <style:style style:name="Table27.A1" style:family="table-cell">
      <style:table-cell-properties fo:padding="0.097cm" fo:border="none"/>
    </style:style>
    <style:style style:name="Table28" style:family="table">
      <style:table-properties style:width="1.826cm" table:align="margins"/>
    </style:style>
    <style:style style:name="Table28.A" style:family="table-column">
      <style:table-column-properties style:column-width="0.365cm" style:rel-column-width="13106*"/>
    </style:style>
    <style:style style:name="Table28.B" style:family="table-column">
      <style:table-column-properties style:column-width="0.365cm" style:rel-column-width="13107*"/>
    </style:style>
    <style:style style:name="Table28.E" style:family="table-column">
      <style:table-column-properties style:column-width="0.365cm" style:rel-column-width="13109*"/>
    </style:style>
    <style:style style:name="Table28.A1" style:family="table-cell">
      <style:table-cell-properties fo:padding="0.097cm" fo:border="none"/>
    </style:style>
    <style:style style:name="Table29" style:family="table">
      <style:table-properties style:width="1.826cm" table:align="margins"/>
    </style:style>
    <style:style style:name="Table29.A" style:family="table-column">
      <style:table-column-properties style:column-width="0.457cm" style:rel-column-width="16383*"/>
    </style:style>
    <style:style style:name="Table29.D" style:family="table-column">
      <style:table-column-properties style:column-width="0.457cm" style:rel-column-width="16386*"/>
    </style:style>
    <style:style style:name="Table29.A1" style:family="table-cell">
      <style:table-cell-properties fo:padding="0.097cm" fo:border="none"/>
    </style:style>
    <style:style style:name="Table30" style:family="table">
      <style:table-properties style:width="1.829cm" table:align="margins"/>
    </style:style>
    <style:style style:name="Table30.A" style:family="table-column">
      <style:table-column-properties style:column-width="0.457cm" style:rel-column-width="16383*"/>
    </style:style>
    <style:style style:name="Table30.D" style:family="table-column">
      <style:table-column-properties style:column-width="0.457cm" style:rel-column-width="16386*"/>
    </style:style>
    <style:style style:name="Table30.A1" style:family="table-cell">
      <style:table-cell-properties fo:padding="0.097cm" fo:border="none"/>
    </style:style>
    <style:style style:name="Table31" style:family="table">
      <style:table-properties style:width="1.73cm" table:align="margins"/>
    </style:style>
    <style:style style:name="Table31.A" style:family="table-column">
      <style:table-column-properties style:column-width="0.432cm" style:rel-column-width="16383*"/>
    </style:style>
    <style:style style:name="Table31.D" style:family="table-column">
      <style:table-column-properties style:column-width="0.432cm" style:rel-column-width="16386*"/>
    </style:style>
    <style:style style:name="Table31.A1" style:family="table-cell">
      <style:table-cell-properties fo:padding="0.097cm" fo:border="none"/>
    </style:style>
    <style:style style:name="Table32" style:family="table">
      <style:table-properties style:width="1.73cm" table:align="margins"/>
    </style:style>
    <style:style style:name="Table32.A" style:family="table-column">
      <style:table-column-properties style:column-width="0.432cm" style:rel-column-width="16383*"/>
    </style:style>
    <style:style style:name="Table32.D" style:family="table-column">
      <style:table-column-properties style:column-width="0.432cm" style:rel-column-width="16386*"/>
    </style:style>
    <style:style style:name="Table32.A1" style:family="table-cell">
      <style:table-cell-properties fo:padding="0.097cm" fo:border="none"/>
    </style:style>
    <style:style style:name="Table33" style:family="table">
      <style:table-properties style:width="1.73cm" table:align="margins"/>
    </style:style>
    <style:style style:name="Table33.A" style:family="table-column">
      <style:table-column-properties style:column-width="0.346cm" style:rel-column-width="13106*"/>
    </style:style>
    <style:style style:name="Table33.B" style:family="table-column">
      <style:table-column-properties style:column-width="0.346cm" style:rel-column-width="13107*"/>
    </style:style>
    <style:style style:name="Table33.E" style:family="table-column">
      <style:table-column-properties style:column-width="0.346cm" style:rel-column-width="13109*"/>
    </style:style>
    <style:style style:name="Table33.A1" style:family="table-cell">
      <style:table-cell-properties fo:padding="0.097cm" fo:border="none"/>
    </style:style>
    <style:style style:name="Table33.C1" style:family="table-cell">
      <style:table-cell-properties fo:background-color="#fff200" fo:padding="0.097cm" fo:border="none">
        <style:background-image/>
      </style:table-cell-properties>
    </style:style>
    <style:style style:name="Table34" style:family="table">
      <style:table-properties style:width="1.729cm" table:align="margins"/>
    </style:style>
    <style:style style:name="Table34.A" style:family="table-column">
      <style:table-column-properties style:column-width="0.432cm" style:rel-column-width="16383*"/>
    </style:style>
    <style:style style:name="Table34.D" style:family="table-column">
      <style:table-column-properties style:column-width="0.432cm" style:rel-column-width="16386*"/>
    </style:style>
    <style:style style:name="Table34.A1" style:family="table-cell">
      <style:table-cell-properties fo:padding="0.097cm" fo:border="none"/>
    </style:style>
    <style:style style:name="Table35" style:family="table">
      <style:table-properties style:width="1.73cm" table:align="margins"/>
    </style:style>
    <style:style style:name="Table35.A" style:family="table-column">
      <style:table-column-properties style:column-width="0.346cm" style:rel-column-width="13106*"/>
    </style:style>
    <style:style style:name="Table35.B" style:family="table-column">
      <style:table-column-properties style:column-width="0.346cm" style:rel-column-width="13107*"/>
    </style:style>
    <style:style style:name="Table35.E" style:family="table-column">
      <style:table-column-properties style:column-width="0.346cm" style:rel-column-width="13109*"/>
    </style:style>
    <style:style style:name="Table35.A1" style:family="table-cell">
      <style:table-cell-properties fo:padding="0.097cm" fo:border="none"/>
    </style:style>
    <style:style style:name="Table36" style:family="table">
      <style:table-properties style:width="1.73cm" table:align="margins"/>
    </style:style>
    <style:style style:name="Table36.A" style:family="table-column">
      <style:table-column-properties style:column-width="0.432cm" style:rel-column-width="16383*"/>
    </style:style>
    <style:style style:name="Table36.D" style:family="table-column">
      <style:table-column-properties style:column-width="0.432cm" style:rel-column-width="16386*"/>
    </style:style>
    <style:style style:name="Table36.A1" style:family="table-cell">
      <style:table-cell-properties fo:padding="0.097cm" fo:border="none"/>
    </style:style>
    <style:style style:name="Table37" style:family="table">
      <style:table-properties style:width="1.734cm" table:align="margins"/>
    </style:style>
    <style:style style:name="Table37.A" style:family="table-column">
      <style:table-column-properties style:column-width="0.434cm" style:rel-column-width="16383*"/>
    </style:style>
    <style:style style:name="Table37.D" style:family="table-column">
      <style:table-column-properties style:column-width="0.434cm" style:rel-column-width="16386*"/>
    </style:style>
    <style:style style:name="Table37.A1" style:family="table-cell">
      <style:table-cell-properties fo:padding="0.097cm" fo:border="none"/>
    </style:style>
    <style:style style:name="Table38" style:family="table">
      <style:table-properties style:width="1.73cm" table:align="margins"/>
    </style:style>
    <style:style style:name="Table38.A" style:family="table-column">
      <style:table-column-properties style:column-width="0.432cm" style:rel-column-width="16383*"/>
    </style:style>
    <style:style style:name="Table38.D" style:family="table-column">
      <style:table-column-properties style:column-width="0.432cm" style:rel-column-width="16386*"/>
    </style:style>
    <style:style style:name="Table38.A1" style:family="table-cell">
      <style:table-cell-properties fo:padding="0.097cm" fo:border="none"/>
    </style:style>
    <style:style style:name="Table39" style:family="table">
      <style:table-properties style:width="1.73cm" table:align="margins"/>
    </style:style>
    <style:style style:name="Table39.A" style:family="table-column">
      <style:table-column-properties style:column-width="0.432cm" style:rel-column-width="16383*"/>
    </style:style>
    <style:style style:name="Table39.D" style:family="table-column">
      <style:table-column-properties style:column-width="0.432cm" style:rel-column-width="16386*"/>
    </style:style>
    <style:style style:name="Table39.A1" style:family="table-cell">
      <style:table-cell-properties fo:padding="0.097cm" fo:border="none"/>
    </style:style>
    <style:style style:name="Table40" style:family="table">
      <style:table-properties style:width="1.73cm" table:align="margins"/>
    </style:style>
    <style:style style:name="Table40.A" style:family="table-column">
      <style:table-column-properties style:column-width="0.346cm" style:rel-column-width="13106*"/>
    </style:style>
    <style:style style:name="Table40.B" style:family="table-column">
      <style:table-column-properties style:column-width="0.346cm" style:rel-column-width="13107*"/>
    </style:style>
    <style:style style:name="Table40.E" style:family="table-column">
      <style:table-column-properties style:column-width="0.346cm" style:rel-column-width="13109*"/>
    </style:style>
    <style:style style:name="Table40.A1" style:family="table-cell">
      <style:table-cell-properties fo:padding="0.097cm" fo:border="none"/>
    </style:style>
    <style:style style:name="Table40.E1" style:family="table-cell">
      <style:table-cell-properties fo:background-color="#fff200" fo:padding="0.097cm" fo:border="none">
        <style:background-image/>
      </style:table-cell-properties>
    </style:style>
    <style:style style:name="Table41" style:family="table">
      <style:table-properties style:width="1.729cm" table:align="margins"/>
    </style:style>
    <style:style style:name="Table41.A" style:family="table-column">
      <style:table-column-properties style:column-width="0.432cm" style:rel-column-width="16383*"/>
    </style:style>
    <style:style style:name="Table41.D" style:family="table-column">
      <style:table-column-properties style:column-width="0.432cm" style:rel-column-width="16386*"/>
    </style:style>
    <style:style style:name="Table41.A1" style:family="table-cell">
      <style:table-cell-properties fo:background-color="#fff200" fo:padding="0.097cm" fo:border="none">
        <style:background-image/>
      </style:table-cell-properties>
    </style:style>
    <style:style style:name="Table42" style:family="table">
      <style:table-properties style:width="1.73cm" table:align="margins"/>
    </style:style>
    <style:style style:name="Table42.A" style:family="table-column">
      <style:table-column-properties style:column-width="0.346cm" style:rel-column-width="13106*"/>
    </style:style>
    <style:style style:name="Table42.B" style:family="table-column">
      <style:table-column-properties style:column-width="0.346cm" style:rel-column-width="13107*"/>
    </style:style>
    <style:style style:name="Table42.E" style:family="table-column">
      <style:table-column-properties style:column-width="0.346cm" style:rel-column-width="13109*"/>
    </style:style>
    <style:style style:name="Table42.A1" style:family="table-cell">
      <style:table-cell-properties fo:background-color="#fff200" fo:padding="0.097cm" fo:border="none">
        <style:background-image/>
      </style:table-cell-properties>
    </style:style>
    <style:style style:name="Table42.B1" style:family="table-cell">
      <style:table-cell-properties fo:padding="0.097cm" fo:border="none"/>
    </style:style>
    <style:style style:name="Table42.C1" style:family="table-cell">
      <style:table-cell-properties fo:padding="0.097cm" fo:border="none"/>
    </style:style>
    <style:style style:name="Table42.D1" style:family="table-cell">
      <style:table-cell-properties fo:padding="0.097cm" fo:border="none"/>
    </style:style>
    <style:style style:name="Table42.E1" style:family="table-cell">
      <style:table-cell-properties fo:padding="0.097cm" fo:border="none"/>
    </style:style>
    <style:style style:name="Table43" style:family="table">
      <style:table-properties style:width="1.73cm" table:align="margins"/>
    </style:style>
    <style:style style:name="Table43.A" style:family="table-column">
      <style:table-column-properties style:column-width="0.432cm" style:rel-column-width="16383*"/>
    </style:style>
    <style:style style:name="Table43.D" style:family="table-column">
      <style:table-column-properties style:column-width="0.432cm" style:rel-column-width="16386*"/>
    </style:style>
    <style:style style:name="Table43.A1" style:family="table-cell">
      <style:table-cell-properties fo:padding="0.097cm" fo:border="none"/>
    </style:style>
    <style:style style:name="Table44" style:family="table">
      <style:table-properties style:width="1.734cm" table:align="margins"/>
    </style:style>
    <style:style style:name="Table44.A" style:family="table-column">
      <style:table-column-properties style:column-width="0.434cm" style:rel-column-width="16383*"/>
    </style:style>
    <style:style style:name="Table44.D" style:family="table-column">
      <style:table-column-properties style:column-width="0.434cm" style:rel-column-width="16386*"/>
    </style:style>
    <style:style style:name="Table44.A1" style:family="table-cell">
      <style:table-cell-properties fo:padding="0.097cm" fo:border="none"/>
    </style:style>
    <style:style style:name="Table45" style:family="table">
      <style:table-properties style:width="1.73cm" table:align="margins"/>
    </style:style>
    <style:style style:name="Table45.A" style:family="table-column">
      <style:table-column-properties style:column-width="0.432cm" style:rel-column-width="16383*"/>
    </style:style>
    <style:style style:name="Table45.D" style:family="table-column">
      <style:table-column-properties style:column-width="0.432cm" style:rel-column-width="16386*"/>
    </style:style>
    <style:style style:name="Table45.A1" style:family="table-cell">
      <style:table-cell-properties fo:padding="0.097cm" fo:border="none"/>
    </style:style>
    <style:style style:name="Table46" style:family="table">
      <style:table-properties style:width="1.73cm" table:align="margins"/>
    </style:style>
    <style:style style:name="Table46.A" style:family="table-column">
      <style:table-column-properties style:column-width="0.432cm" style:rel-column-width="16383*"/>
    </style:style>
    <style:style style:name="Table46.D" style:family="table-column">
      <style:table-column-properties style:column-width="0.432cm" style:rel-column-width="16386*"/>
    </style:style>
    <style:style style:name="Table46.A1" style:family="table-cell">
      <style:table-cell-properties fo:padding="0.097cm" fo:border="none"/>
    </style:style>
    <style:style style:name="Table47" style:family="table">
      <style:table-properties style:width="1.73cm" table:align="margins"/>
    </style:style>
    <style:style style:name="Table47.A" style:family="table-column">
      <style:table-column-properties style:column-width="0.346cm" style:rel-column-width="13106*"/>
    </style:style>
    <style:style style:name="Table47.B" style:family="table-column">
      <style:table-column-properties style:column-width="0.346cm" style:rel-column-width="13107*"/>
    </style:style>
    <style:style style:name="Table47.E" style:family="table-column">
      <style:table-column-properties style:column-width="0.346cm" style:rel-column-width="13109*"/>
    </style:style>
    <style:style style:name="Table47.A1" style:family="table-cell">
      <style:table-cell-properties fo:padding="0.097cm" fo:border="none"/>
    </style:style>
    <style:style style:name="Table47.C1" style:family="table-cell">
      <style:table-cell-properties fo:background-color="#e0efd4" fo:padding="0.097cm" fo:border="none">
        <style:background-image/>
      </style:table-cell-properties>
    </style:style>
    <style:style style:name="Table48" style:family="table">
      <style:table-properties style:width="1.729cm" table:align="margins"/>
    </style:style>
    <style:style style:name="Table48.A" style:family="table-column">
      <style:table-column-properties style:column-width="0.432cm" style:rel-column-width="16383*"/>
    </style:style>
    <style:style style:name="Table48.D" style:family="table-column">
      <style:table-column-properties style:column-width="0.432cm" style:rel-column-width="16386*"/>
    </style:style>
    <style:style style:name="Table48.A1" style:family="table-cell">
      <style:table-cell-properties fo:padding="0.097cm" fo:border="none"/>
    </style:style>
    <style:style style:name="Table49" style:family="table">
      <style:table-properties style:width="1.73cm" table:align="margins"/>
    </style:style>
    <style:style style:name="Table49.A" style:family="table-column">
      <style:table-column-properties style:column-width="0.346cm" style:rel-column-width="13106*"/>
    </style:style>
    <style:style style:name="Table49.B" style:family="table-column">
      <style:table-column-properties style:column-width="0.346cm" style:rel-column-width="13107*"/>
    </style:style>
    <style:style style:name="Table49.E" style:family="table-column">
      <style:table-column-properties style:column-width="0.346cm" style:rel-column-width="13109*"/>
    </style:style>
    <style:style style:name="Table49.A1" style:family="table-cell">
      <style:table-cell-properties fo:background-color="#e0efd4" fo:padding="0.097cm" fo:border="none">
        <style:background-image/>
      </style:table-cell-properties>
    </style:style>
    <style:style style:name="Table49.B1" style:family="table-cell">
      <style:table-cell-properties fo:background-color="#fff200" fo:padding="0.097cm" fo:border="none">
        <style:background-image/>
      </style:table-cell-properties>
    </style:style>
    <style:style style:name="Table49.D1" style:family="table-cell">
      <style:table-cell-properties fo:padding="0.097cm" fo:border="none"/>
    </style:style>
    <style:style style:name="Table49.E1" style:family="table-cell">
      <style:table-cell-properties fo:padding="0.097cm" fo:border="none"/>
    </style:style>
    <style:style style:name="Table50" style:family="table">
      <style:table-properties style:width="1.73cm" table:align="margins"/>
    </style:style>
    <style:style style:name="Table50.A" style:family="table-column">
      <style:table-column-properties style:column-width="0.432cm" style:rel-column-width="16383*"/>
    </style:style>
    <style:style style:name="Table50.D" style:family="table-column">
      <style:table-column-properties style:column-width="0.432cm" style:rel-column-width="16386*"/>
    </style:style>
    <style:style style:name="Table50.A1" style:family="table-cell">
      <style:table-cell-properties fo:padding="0.097cm" fo:border="none"/>
    </style:style>
    <style:style style:name="Table51" style:family="table">
      <style:table-properties style:width="1.734cm" table:align="margins"/>
    </style:style>
    <style:style style:name="Table51.A" style:family="table-column">
      <style:table-column-properties style:column-width="0.434cm" style:rel-column-width="16383*"/>
    </style:style>
    <style:style style:name="Table51.D" style:family="table-column">
      <style:table-column-properties style:column-width="0.434cm" style:rel-column-width="16386*"/>
    </style:style>
    <style:style style:name="Table51.A1" style:family="table-cell">
      <style:table-cell-properties fo:padding="0.097cm" fo:border="none"/>
    </style:style>
    <style:style style:name="Table52" style:family="table">
      <style:table-properties style:width="1.73cm" table:align="margins"/>
    </style:style>
    <style:style style:name="Table52.A" style:family="table-column">
      <style:table-column-properties style:column-width="0.432cm" style:rel-column-width="16383*"/>
    </style:style>
    <style:style style:name="Table52.D" style:family="table-column">
      <style:table-column-properties style:column-width="0.432cm" style:rel-column-width="16386*"/>
    </style:style>
    <style:style style:name="Table52.A1" style:family="table-cell">
      <style:table-cell-properties fo:padding="0.097cm" fo:border="none"/>
    </style:style>
    <style:style style:name="Table53" style:family="table">
      <style:table-properties style:width="1.73cm" table:align="margins"/>
    </style:style>
    <style:style style:name="Table53.A" style:family="table-column">
      <style:table-column-properties style:column-width="0.432cm" style:rel-column-width="16383*"/>
    </style:style>
    <style:style style:name="Table53.D" style:family="table-column">
      <style:table-column-properties style:column-width="0.432cm" style:rel-column-width="16386*"/>
    </style:style>
    <style:style style:name="Table53.A1" style:family="table-cell">
      <style:table-cell-properties fo:padding="0.097cm" fo:border="none"/>
    </style:style>
    <style:style style:name="Table54" style:family="table">
      <style:table-properties style:width="1.73cm" table:align="margins"/>
    </style:style>
    <style:style style:name="Table54.A" style:family="table-column">
      <style:table-column-properties style:column-width="0.346cm" style:rel-column-width="13106*"/>
    </style:style>
    <style:style style:name="Table54.B" style:family="table-column">
      <style:table-column-properties style:column-width="0.346cm" style:rel-column-width="13107*"/>
    </style:style>
    <style:style style:name="Table54.E" style:family="table-column">
      <style:table-column-properties style:column-width="0.346cm" style:rel-column-width="13109*"/>
    </style:style>
    <style:style style:name="Table54.A1" style:family="table-cell">
      <style:table-cell-properties fo:padding="0.097cm" fo:border="none"/>
    </style:style>
    <style:style style:name="Table55" style:family="table">
      <style:table-properties style:width="1.729cm" table:align="margins"/>
    </style:style>
    <style:style style:name="Table55.A" style:family="table-column">
      <style:table-column-properties style:column-width="0.432cm" style:rel-column-width="16383*"/>
    </style:style>
    <style:style style:name="Table55.D" style:family="table-column">
      <style:table-column-properties style:column-width="0.432cm" style:rel-column-width="16386*"/>
    </style:style>
    <style:style style:name="Table55.A1" style:family="table-cell">
      <style:table-cell-properties fo:padding="0.097cm" fo:border="none"/>
    </style:style>
    <style:style style:name="Table56" style:family="table">
      <style:table-properties style:width="1.73cm" table:align="margins"/>
    </style:style>
    <style:style style:name="Table56.A" style:family="table-column">
      <style:table-column-properties style:column-width="0.346cm" style:rel-column-width="13106*"/>
    </style:style>
    <style:style style:name="Table56.B" style:family="table-column">
      <style:table-column-properties style:column-width="0.346cm" style:rel-column-width="13107*"/>
    </style:style>
    <style:style style:name="Table56.E" style:family="table-column">
      <style:table-column-properties style:column-width="0.346cm" style:rel-column-width="13109*"/>
    </style:style>
    <style:style style:name="Table56.A1" style:family="table-cell">
      <style:table-cell-properties fo:padding="0.097cm" fo:border="none"/>
    </style:style>
    <style:style style:name="Table56.D1" style:family="table-cell">
      <style:table-cell-properties fo:background-color="#fff200" fo:padding="0.097cm" fo:border="none">
        <style:background-image/>
      </style:table-cell-properties>
    </style:style>
    <style:style style:name="Table57" style:family="table">
      <style:table-properties style:width="1.73cm" table:align="margins"/>
    </style:style>
    <style:style style:name="Table57.A" style:family="table-column">
      <style:table-column-properties style:column-width="0.432cm" style:rel-column-width="16383*"/>
    </style:style>
    <style:style style:name="Table57.D" style:family="table-column">
      <style:table-column-properties style:column-width="0.432cm" style:rel-column-width="16386*"/>
    </style:style>
    <style:style style:name="Table57.A1" style:family="table-cell">
      <style:table-cell-properties fo:padding="0.097cm" fo:border="none"/>
    </style:style>
    <style:style style:name="Table58" style:family="table">
      <style:table-properties style:width="1.734cm" table:align="margins"/>
    </style:style>
    <style:style style:name="Table58.A" style:family="table-column">
      <style:table-column-properties style:column-width="0.434cm" style:rel-column-width="16383*"/>
    </style:style>
    <style:style style:name="Table58.D" style:family="table-column">
      <style:table-column-properties style:column-width="0.434cm" style:rel-column-width="16386*"/>
    </style:style>
    <style:style style:name="Table58.A1" style:family="table-cell">
      <style:table-cell-properties fo:padding="0.097cm" fo:border="none"/>
    </style:style>
    <style:style style:name="Table60" style:family="table">
      <style:table-properties style:width="1.73cm" table:align="margins"/>
    </style:style>
    <style:style style:name="Table60.A" style:family="table-column">
      <style:table-column-properties style:column-width="0.432cm" style:rel-column-width="16383*"/>
    </style:style>
    <style:style style:name="Table60.D" style:family="table-column">
      <style:table-column-properties style:column-width="0.432cm" style:rel-column-width="16386*"/>
    </style:style>
    <style:style style:name="Table60.A1" style:family="table-cell">
      <style:table-cell-properties fo:padding="0.097cm" fo:border="none"/>
    </style:style>
    <style:style style:name="Table60.B1" style:family="table-cell">
      <style:table-cell-properties fo:background-color="#e0efd4" fo:padding="0.097cm" fo:border="none">
        <style:background-image/>
      </style:table-cell-properties>
    </style:style>
    <style:style style:name="Table61" style:family="table">
      <style:table-properties style:width="1.73cm" table:align="margins"/>
    </style:style>
    <style:style style:name="Table61.A" style:family="table-column">
      <style:table-column-properties style:column-width="0.432cm" style:rel-column-width="16383*"/>
    </style:style>
    <style:style style:name="Table61.D" style:family="table-column">
      <style:table-column-properties style:column-width="0.432cm" style:rel-column-width="16386*"/>
    </style:style>
    <style:style style:name="Table61.A1" style:family="table-cell">
      <style:table-cell-properties fo:background-color="#e0efd4" fo:padding="0.097cm" fo:border="none">
        <style:background-image/>
      </style:table-cell-properties>
    </style:style>
    <style:style style:name="Table62" style:family="table">
      <style:table-properties style:width="1.73cm" table:align="margins"/>
    </style:style>
    <style:style style:name="Table62.A" style:family="table-column">
      <style:table-column-properties style:column-width="0.346cm" style:rel-column-width="13093*"/>
    </style:style>
    <style:style style:name="Table62.E" style:family="table-column">
      <style:table-column-properties style:column-width="0.347cm" style:rel-column-width="13163*"/>
    </style:style>
    <style:style style:name="Table62.A1" style:family="table-cell">
      <style:table-cell-properties fo:background-color="#e0efd4" fo:padding="0.097cm" fo:border="none">
        <style:background-image/>
      </style:table-cell-properties>
    </style:style>
    <style:style style:name="Table62.B1" style:family="table-cell">
      <style:table-cell-properties fo:background-color="#fff200" fo:padding="0.097cm" fo:border="none">
        <style:background-image/>
      </style:table-cell-properties>
    </style:style>
    <style:style style:name="Table63" style:family="table">
      <style:table-properties style:width="1.729cm" table:align="margins"/>
    </style:style>
    <style:style style:name="Table63.A" style:family="table-column">
      <style:table-column-properties style:column-width="0.432cm" style:rel-column-width="16383*"/>
    </style:style>
    <style:style style:name="Table63.D" style:family="table-column">
      <style:table-column-properties style:column-width="0.432cm" style:rel-column-width="16386*"/>
    </style:style>
    <style:style style:name="Table63.A1" style:family="table-cell">
      <style:table-cell-properties fo:background-color="#e0efd4" fo:padding="0.097cm" fo:border="none">
        <style:background-image/>
      </style:table-cell-properties>
    </style:style>
    <style:style style:name="Table64" style:family="table">
      <style:table-properties style:width="1.73cm" table:align="margins"/>
    </style:style>
    <style:style style:name="Table64.A" style:family="table-column">
      <style:table-column-properties style:column-width="0.346cm" style:rel-column-width="13106*"/>
    </style:style>
    <style:style style:name="Table64.B" style:family="table-column">
      <style:table-column-properties style:column-width="0.346cm" style:rel-column-width="13107*"/>
    </style:style>
    <style:style style:name="Table64.E" style:family="table-column">
      <style:table-column-properties style:column-width="0.346cm" style:rel-column-width="13109*"/>
    </style:style>
    <style:style style:name="Table64.A1" style:family="table-cell">
      <style:table-cell-properties fo:background-color="#e0efd4" fo:padding="0.097cm" fo:border="none">
        <style:background-image/>
      </style:table-cell-properties>
    </style:style>
    <style:style style:name="Table64.E1" style:family="table-cell">
      <style:table-cell-properties fo:background-color="#fff200" fo:padding="0.097cm" fo:border="none">
        <style:background-image/>
      </style:table-cell-properties>
    </style:style>
    <style:style style:name="Table65" style:family="table">
      <style:table-properties style:width="1.73cm" table:align="margins"/>
    </style:style>
    <style:style style:name="Table65.A" style:family="table-column">
      <style:table-column-properties style:column-width="0.432cm" style:rel-column-width="16383*"/>
    </style:style>
    <style:style style:name="Table65.D" style:family="table-column">
      <style:table-column-properties style:column-width="0.432cm" style:rel-column-width="16386*"/>
    </style:style>
    <style:style style:name="Table65.A1" style:family="table-cell">
      <style:table-cell-properties fo:background-color="#e0efd4" fo:padding="0.097cm" fo:border="none">
        <style:background-image/>
      </style:table-cell-properties>
    </style:style>
    <style:style style:name="Table65.B1" style:family="table-cell">
      <style:table-cell-properties fo:padding="0.097cm" fo:border="none"/>
    </style:style>
    <style:style style:name="Table65.C1" style:family="table-cell">
      <style:table-cell-properties fo:padding="0.097cm" fo:border="none"/>
    </style:style>
    <style:style style:name="Table65.D1" style:family="table-cell">
      <style:table-cell-properties fo:padding="0.097cm" fo:border="none"/>
    </style:style>
    <style:style style:name="Table66" style:family="table">
      <style:table-properties style:width="1.734cm" table:align="margins"/>
    </style:style>
    <style:style style:name="Table66.A" style:family="table-column">
      <style:table-column-properties style:column-width="0.434cm" style:rel-column-width="16383*"/>
    </style:style>
    <style:style style:name="Table66.D" style:family="table-column">
      <style:table-column-properties style:column-width="0.434cm" style:rel-column-width="16386*"/>
    </style:style>
    <style:style style:name="Table66.A1" style:family="table-cell">
      <style:table-cell-properties fo:padding="0.097cm" fo:border="none"/>
    </style:style>
    <style:style style:name="Table67" style:family="table">
      <style:table-properties style:width="1.73cm" table:align="margins"/>
    </style:style>
    <style:style style:name="Table67.A" style:family="table-column">
      <style:table-column-properties style:column-width="0.432cm" style:rel-column-width="16383*"/>
    </style:style>
    <style:style style:name="Table67.D" style:family="table-column">
      <style:table-column-properties style:column-width="0.432cm" style:rel-column-width="16386*"/>
    </style:style>
    <style:style style:name="Table67.A1" style:family="table-cell">
      <style:table-cell-properties fo:padding="0.097cm" fo:border="none"/>
    </style:style>
    <style:style style:name="Table68" style:family="table">
      <style:table-properties style:width="1.73cm" table:align="margins"/>
    </style:style>
    <style:style style:name="Table68.A" style:family="table-column">
      <style:table-column-properties style:column-width="0.432cm" style:rel-column-width="16383*"/>
    </style:style>
    <style:style style:name="Table68.D" style:family="table-column">
      <style:table-column-properties style:column-width="0.432cm" style:rel-column-width="16386*"/>
    </style:style>
    <style:style style:name="Table68.A1" style:family="table-cell">
      <style:table-cell-properties fo:padding="0.097cm" fo:border="none"/>
    </style:style>
    <style:style style:name="Table69" style:family="table">
      <style:table-properties style:width="1.73cm" table:align="margins"/>
    </style:style>
    <style:style style:name="Table69.A" style:family="table-column">
      <style:table-column-properties style:column-width="0.346cm" style:rel-column-width="13106*"/>
    </style:style>
    <style:style style:name="Table69.B" style:family="table-column">
      <style:table-column-properties style:column-width="0.346cm" style:rel-column-width="13107*"/>
    </style:style>
    <style:style style:name="Table69.E" style:family="table-column">
      <style:table-column-properties style:column-width="0.346cm" style:rel-column-width="13109*"/>
    </style:style>
    <style:style style:name="Table69.A1" style:family="table-cell">
      <style:table-cell-properties fo:background-color="#e0efd4" fo:padding="0.097cm" fo:border="none">
        <style:background-image/>
      </style:table-cell-properties>
    </style:style>
    <style:style style:name="Table69.D1" style:family="table-cell">
      <style:table-cell-properties fo:padding="0.097cm" fo:border="none"/>
    </style:style>
    <style:style style:name="Table69.E1" style:family="table-cell">
      <style:table-cell-properties fo:padding="0.097cm" fo:border="none"/>
    </style:style>
    <style:style style:name="Table70" style:family="table">
      <style:table-properties style:width="1.729cm" table:align="margins"/>
    </style:style>
    <style:style style:name="Table70.A" style:family="table-column">
      <style:table-column-properties style:column-width="0.432cm" style:rel-column-width="16383*"/>
    </style:style>
    <style:style style:name="Table70.D" style:family="table-column">
      <style:table-column-properties style:column-width="0.432cm" style:rel-column-width="16386*"/>
    </style:style>
    <style:style style:name="Table70.A1" style:family="table-cell">
      <style:table-cell-properties fo:padding="0.097cm" fo:border="none"/>
    </style:style>
    <style:style style:name="Table71" style:family="table">
      <style:table-properties style:width="1.73cm" table:align="margins"/>
    </style:style>
    <style:style style:name="Table71.A" style:family="table-column">
      <style:table-column-properties style:column-width="0.346cm" style:rel-column-width="13106*"/>
    </style:style>
    <style:style style:name="Table71.B" style:family="table-column">
      <style:table-column-properties style:column-width="0.346cm" style:rel-column-width="13107*"/>
    </style:style>
    <style:style style:name="Table71.E" style:family="table-column">
      <style:table-column-properties style:column-width="0.346cm" style:rel-column-width="13109*"/>
    </style:style>
    <style:style style:name="Table71.A1" style:family="table-cell">
      <style:table-cell-properties fo:padding="0.097cm" fo:border="none"/>
    </style:style>
    <style:style style:name="Table71.D1" style:family="table-cell">
      <style:table-cell-properties fo:background-color="#e0efd4" fo:padding="0.097cm" fo:border="none">
        <style:background-image/>
      </style:table-cell-properties>
    </style:style>
    <style:style style:name="Table72" style:family="table">
      <style:table-properties style:width="1.73cm" table:align="margins"/>
    </style:style>
    <style:style style:name="Table72.A" style:family="table-column">
      <style:table-column-properties style:column-width="0.432cm" style:rel-column-width="16383*"/>
    </style:style>
    <style:style style:name="Table72.D" style:family="table-column">
      <style:table-column-properties style:column-width="0.432cm" style:rel-column-width="16386*"/>
    </style:style>
    <style:style style:name="Table72.A1" style:family="table-cell">
      <style:table-cell-properties fo:background-color="#fff200" fo:padding="0.097cm" fo:border="none">
        <style:background-image/>
      </style:table-cell-properties>
    </style:style>
    <style:style style:name="Table73" style:family="table">
      <style:table-properties style:width="1.734cm" table:align="margins"/>
    </style:style>
    <style:style style:name="Table73.A" style:family="table-column">
      <style:table-column-properties style:column-width="0.434cm" style:rel-column-width="16383*"/>
    </style:style>
    <style:style style:name="Table73.D" style:family="table-column">
      <style:table-column-properties style:column-width="0.434cm" style:rel-column-width="16386*"/>
    </style:style>
    <style:style style:name="Table73.A1" style:family="table-cell">
      <style:table-cell-properties fo:background-color="#e0efd4" fo:padding="0.097cm" fo:border="none">
        <style:background-image/>
      </style:table-cell-properties>
    </style:style>
    <style:style style:name="Table73.C1" style:family="table-cell">
      <style:table-cell-properties fo:padding="0.097cm" fo:border="none"/>
    </style:style>
    <style:style style:name="Table73.D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Open Sans" fo:font-size="14pt" fo:font-weight="bold" officeooo:rsid="001adbb3" officeooo:paragraph-rsid="00173ad7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Open Sans" fo:font-weight="bold" officeooo:rsid="001c0440" officeooo:paragraph-rsid="00173ad7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1bdf5" officeooo:paragraph-rsid="00173ad7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4d374" officeooo:paragraph-rsid="00173ad7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Open Sans" fo:font-size="10pt" fo:font-style="normal" fo:font-weight="bold" officeooo:rsid="0026ca83" officeooo:paragraph-rsid="00173ad7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Open Sans" fo:font-size="10pt" officeooo:rsid="0021bdf5" officeooo:paragraph-rsid="00173ad7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Open Sans" fo:font-size="10pt" officeooo:rsid="0024d374" officeooo:paragraph-rsid="00173ad7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Open Sans" fo:font-size="10pt" officeooo:rsid="0026ca83" officeooo:paragraph-rsid="00173ad7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Open Sans" fo:font-size="10pt" officeooo:rsid="002b7223" officeooo:paragraph-rsid="00173ad7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Open Sans" fo:font-size="10pt" officeooo:rsid="002b7223" officeooo:paragraph-rsid="001c3a86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Open Sans" fo:font-size="10pt" officeooo:rsid="0034ab12" officeooo:paragraph-rsid="00173ad7" style:font-size-asian="10pt" style:font-size-complex="10pt"/>
    </style:style>
    <style:style style:name="P12" style:family="paragraph" style:parent-style-name="Table_20_Contents">
      <style:text-properties style:font-name="Open Sans" fo:font-size="10pt" officeooo:paragraph-rsid="00173ad7" style:font-size-asian="10pt" style:font-size-complex="10pt"/>
    </style:style>
    <style:style style:name="P13" style:family="paragraph" style:parent-style-name="Table_20_Contents">
      <style:text-properties style:font-name="Open Sans" fo:font-size="10pt" officeooo:rsid="001e6909" officeooo:paragraph-rsid="001e6909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Open Sans" fo:font-size="10pt" officeooo:rsid="004252ac" officeooo:paragraph-rsid="004252ac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Open Sans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Open Sans" fo:font-size="10pt" officeooo:rsid="00522a96" officeooo:paragraph-rsid="00522a96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Open Sans" fo:font-size="10pt" fo:font-weight="bold" officeooo:rsid="0027c98d" officeooo:paragraph-rsid="00173ad7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Open Sans" fo:font-size="10pt" fo:font-weight="bold" officeooo:rsid="0029b361" officeooo:paragraph-rsid="00173ad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Open Sans" fo:font-size="10pt" fo:font-weight="bold" officeooo:rsid="002a0e36" officeooo:paragraph-rsid="00173ad7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Open Sans" fo:font-size="10pt" fo:font-weight="bold" officeooo:paragraph-rsid="00173ad7" style:font-size-asian="10pt" style:font-weight-asian="bold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Open Sans" fo:font-size="10pt" fo:font-style="italic" officeooo:rsid="00371212" officeooo:paragraph-rsid="00173ad7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style:font-name="Open Sans" fo:font-size="10pt" fo:font-style="italic" officeooo:paragraph-rsid="00173ad7" style:font-size-asian="10pt" style:font-style-asian="italic" style:font-size-complex="10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4981ea" officeooo:paragraph-rsid="004981ea" style:font-size-asian="8pt" style:font-style-asian="italic" style:font-size-complex="8pt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4252ac" officeooo:paragraph-rsid="004252ac" style:font-size-asian="8pt" style:font-style-asian="italic" style:font-size-complex="8pt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33079" officeooo:paragraph-rsid="005edba3" style:font-size-asian="8pt" style:font-style-asian="italic" style:font-size-complex="8pt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6765f" officeooo:paragraph-rsid="005edba3" style:font-size-asian="8pt" style:font-style-asian="italic" style:font-size-complex="8pt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7aa40" officeooo:paragraph-rsid="0057aa40" style:font-size-asian="8pt" style:font-style-asian="italic" style:font-size-complex="8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7aa40" officeooo:paragraph-rsid="005edba3" style:font-size-asian="8pt" style:font-style-asian="italic" style:font-size-complex="8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95447" officeooo:paragraph-rsid="00595447" style:font-size-asian="8pt" style:font-style-asian="italic" style:font-size-complex="8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5e6a86" officeooo:paragraph-rsid="005e6a86" style:font-size-asian="8pt" style:font-style-asian="italic" style:font-size-complex="8pt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6cb4f9" officeooo:paragraph-rsid="006cb4f9" style:font-size-asian="8pt" style:font-style-asian="italic" style:font-size-complex="8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style:font-name="Open Sans" fo:font-size="8pt" fo:font-style="italic" officeooo:rsid="006e9d9b" officeooo:paragraph-rsid="006e9d9b" style:font-size-asian="8pt" style:font-style-asian="italic" style:font-size-complex="8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style:font-name="Open Sans" fo:font-size="6.5pt" officeooo:rsid="0064aeb6" officeooo:paragraph-rsid="0064aeb6" style:font-size-asian="6.5pt" style:font-size-complex="6.5pt"/>
    </style:style>
    <style:style style:name="P34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Open Sans" fo:font-size="6.5pt" officeooo:rsid="0064aeb6" officeooo:paragraph-rsid="0064aeb6" style:font-size-asian="6.5pt" style:font-size-complex="6.5pt"/>
    </style:style>
    <style:style style:name="P35" style:family="paragraph" style:parent-style-name="Standard">
      <style:text-properties style:font-name="Open Sans" fo:font-size="10pt" officeooo:paragraph-rsid="00173ad7" style:font-size-asian="10pt" style:font-size-complex="10pt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0pt" officeooo:rsid="008fe802" officeooo:paragraph-rsid="00208120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Open Sans" fo:font-size="10pt" officeooo:rsid="003bd954" officeooo:paragraph-rsid="00208120" style:font-size-asian="10pt" style:font-size-complex="10pt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0pt" officeooo:rsid="008629b9" officeooo:paragraph-rsid="00208120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Open Sans" fo:font-size="10pt" fo:font-style="normal" fo:font-weight="normal" officeooo:rsid="003cda0d" officeooo:paragraph-rsid="00214764" style:font-size-asian="10pt" style:font-style-asian="normal" style:font-weight-asian="normal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Open Sans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Open Sans" fo:font-size="11pt" fo:font-style="italic" fo:font-weight="bold" officeooo:rsid="002720aa" officeooo:paragraph-rsid="002720aa" style:font-size-asian="11pt" style:font-style-asian="italic" style:font-weight-asian="bold" style:font-size-complex="11pt" style:font-style-complex="italic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Open Sans" fo:font-size="11pt" fo:font-style="italic" fo:font-weight="bold" officeooo:rsid="003cda0d" officeooo:paragraph-rsid="00214764" style:font-size-asian="11pt" style:font-style-asian="italic" style:font-weight-asian="bold" style:font-size-complex="11pt" style:font-style-complex="italic" style:font-weight-complex="bold"/>
    </style:style>
    <style:style style:name="P43" style:family="paragraph" style:parent-style-name="Standard">
      <style:text-properties officeooo:paragraph-rsid="00173ad7"/>
    </style:style>
    <style:style style:name="P44" style:family="paragraph" style:parent-style-name="Standard">
      <style:paragraph-properties fo:margin-top="0cm" fo:margin-bottom="0cm" loext:contextual-spacing="false" fo:text-align="center" style:justify-single-word="false"/>
      <style:text-properties style:font-name="Open Sans" officeooo:paragraph-rsid="00173ad7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fo:font-weight="bold" officeooo:paragraph-rsid="00173ad7" style:font-size-asian="10pt" style:font-weight-asian="bold" style:font-size-complex="10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officeooo:paragraph-rsid="00173ad7" style:font-size-asian="10pt" style:font-size-complex="10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Open Sans" fo:font-size="10pt" officeooo:paragraph-rsid="001c3a86" style:font-size-asian="10pt" style:font-size-complex="10pt"/>
    </style:style>
    <style:style style:name="P48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3f1577" officeooo:paragraph-rsid="003f1577" style:font-size-asian="10pt" style:font-size-complex="10pt"/>
    </style:style>
    <style:style style:name="P49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40a0ff" officeooo:paragraph-rsid="0040a0ff" style:font-size-asian="10pt" style:font-size-complex="10pt"/>
    </style:style>
    <style:style style:name="P50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46bc9b" officeooo:paragraph-rsid="0046bc9b" style:font-size-asian="10pt" style:font-size-complex="10pt"/>
    </style:style>
    <style:style style:name="P51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 style:writing-mode="lr-tb"/>
      <style:text-properties style:font-name="Open Sans" fo:font-size="10pt" officeooo:rsid="00dc2801" officeooo:paragraph-rsid="002720aa" style:font-size-asian="10pt" style:font-size-complex="10pt"/>
    </style:style>
    <style:style style:name="P52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 style:writing-mode="lr-tb"/>
      <style:text-properties style:font-name="Open Sans" fo:font-size="10pt" officeooo:rsid="00dc2801" officeooo:paragraph-rsid="002720aa" style:font-size-asian="10pt" style:font-size-complex="10pt"/>
    </style:style>
    <style:style style:name="P53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 style:writing-mode="lr-tb"/>
      <style:text-properties style:font-name="Open Sans" fo:font-size="10pt" officeooo:rsid="003f1577" officeooo:paragraph-rsid="003f1577" style:font-size-asian="10pt" style:font-size-complex="10pt"/>
    </style:style>
    <style:style style:name="P54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-0.7cm" style:auto-text-indent="false" style:page-number="auto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" fo:font-size="10pt" officeooo:rsid="0071ec28" officeooo:paragraph-rsid="004785ac" style:font-size-asian="10pt" style:font-size-complex="10pt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 style:writing-mode="lr-tb"/>
      <style:text-properties style:font-name="Open Sans" fo:font-size="10pt" officeooo:rsid="00594f0d" officeooo:paragraph-rsid="00594f0d" style:font-size-asian="10pt" style:font-size-complex="10pt"/>
    </style:style>
    <style:style style:name="P56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7b493" officeooo:paragraph-rsid="0067b493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.801cm" fo:margin-right="0cm" fo:text-align="justify" style:justify-single-word="false" fo:text-indent="0cm" style:auto-text-indent="false" fo:background-color="transparent">
        <style:tab-stops>
          <style:tab-stop style:position="0.697cm"/>
          <style:tab-stop style:position="1.298cm"/>
        </style:tab-stops>
      </style:paragraph-properties>
      <style:text-properties style:font-name="Open Sans" fo:font-size="10pt" officeooo:rsid="004785ac" officeooo:paragraph-rsid="004785ac" style:font-size-asian="10pt" style:font-size-complex="10pt"/>
    </style:style>
    <style:style style:name="P58" style:family="paragraph" style:parent-style-name="Standard" style:list-style-name="L2">
      <style:paragraph-properties fo:text-align="justify" style:justify-single-word="false"/>
      <style:text-properties style:font-name="Open Sans" fo:font-size="10pt" officeooo:paragraph-rsid="00208120" style:font-size-asian="10pt" style:font-size-complex="10pt"/>
    </style:style>
    <style:style style:name="P59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Open Sans" fo:font-size="10pt" officeooo:rsid="0089e85b" officeooo:paragraph-rsid="00208120" style:font-size-asian="10pt" style:font-size-complex="10pt"/>
    </style:style>
    <style:style style:name="P60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Open Sans" fo:font-size="10pt" officeooo:rsid="00867508" officeooo:paragraph-rsid="00208120" style:font-size-asian="10pt" style:font-size-complex="10pt"/>
    </style:style>
    <style:style style:name="P61" style:family="paragraph" style:parent-style-name="Standard" style:list-style-name="L5">
      <loext:graphic-properties draw:fill="none"/>
      <style:paragraph-properties fo:text-align="justify" style:justify-single-word="false" fo:background-color="transparent"/>
      <style:text-properties style:font-name="Open Sans" fo:font-size="10pt" officeooo:rsid="008fe802" officeooo:paragraph-rsid="00208120" style:font-size-asian="10pt" style:font-size-complex="10pt"/>
    </style:style>
    <style:style style:name="P62" style:family="paragraph" style:parent-style-name="Standard" style:list-style-name="L9">
      <style:paragraph-properties fo:text-align="justify" style:justify-single-word="false"/>
      <style:text-properties style:font-name="Open Sans" fo:font-size="10pt" officeooo:rsid="00ac69c2" officeooo:paragraph-rsid="00214764" style:font-size-asian="10pt" style:font-size-complex="10pt"/>
    </style:style>
    <style:style style:name="P63" style:family="paragraph" style:parent-style-name="Standard" style:list-style-name="L9">
      <style:paragraph-properties fo:text-align="justify" style:justify-single-word="false"/>
      <style:text-properties style:font-name="Open Sans" fo:font-size="10pt" officeooo:rsid="00af93be" officeooo:paragraph-rsid="00214764" style:font-size-asian="10pt" style:font-size-complex="10pt"/>
    </style:style>
    <style:style style:name="P64" style:family="paragraph" style:parent-style-name="Standard" style:list-style-name="L9">
      <style:paragraph-properties fo:text-align="justify" style:justify-single-word="false"/>
      <style:text-properties style:font-name="Open Sans" fo:font-size="10pt" officeooo:rsid="00d016aa" officeooo:paragraph-rsid="00214764" style:font-size-asian="10pt" style:font-size-complex="10pt"/>
    </style:style>
    <style:style style:name="P65" style:family="paragraph" style:parent-style-name="Standard" style:list-style-name="L9">
      <style:paragraph-properties fo:text-align="justify" style:justify-single-word="false"/>
      <style:text-properties style:font-name="Open Sans" fo:font-size="10pt" officeooo:rsid="00fc5fd9" officeooo:paragraph-rsid="00214764" style:font-size-asian="10pt" style:font-size-complex="10pt"/>
    </style:style>
    <style:style style:name="P66" style:family="paragraph" style:parent-style-name="Standard" style:list-style-name="L9">
      <style:paragraph-properties fo:text-align="justify" style:justify-single-word="false"/>
      <style:text-properties style:font-name="Open Sans" fo:font-size="10pt" officeooo:rsid="010c6760" officeooo:paragraph-rsid="00214764" style:font-size-asian="10pt" style:font-size-complex="10pt"/>
    </style:style>
    <style:style style:name="P67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3cda0d" officeooo:paragraph-rsid="00214764" style:font-size-asian="10pt" style:font-style-asian="normal" style:font-weight-asian="normal" style:font-size-complex="10pt"/>
    </style:style>
    <style:style style:name="P68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954519" officeooo:paragraph-rsid="00214764" style:font-size-asian="10pt" style:font-style-asian="normal" style:font-weight-asian="normal" style:font-size-complex="10pt"/>
    </style:style>
    <style:style style:name="P69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095d6" officeooo:paragraph-rsid="00214764" style:font-size-asian="10pt" style:font-style-asian="normal" style:font-weight-asian="normal" style:font-size-complex="10pt"/>
    </style:style>
    <style:style style:name="P70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0f5d6" officeooo:paragraph-rsid="00214764" style:font-size-asian="10pt" style:font-style-asian="normal" style:font-weight-asian="normal" style:font-size-complex="10pt"/>
    </style:style>
    <style:style style:name="P71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99004e" officeooo:paragraph-rsid="00214764" style:font-size-asian="10pt" style:font-style-asian="normal" style:font-weight-asian="normal" style:font-size-complex="10pt"/>
    </style:style>
    <style:style style:name="P72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2cbe3" officeooo:paragraph-rsid="00214764" style:font-size-asian="10pt" style:font-style-asian="normal" style:font-weight-asian="normal" style:font-size-complex="10pt"/>
    </style:style>
    <style:style style:name="P73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9ad79f" officeooo:paragraph-rsid="00214764" style:font-size-asian="10pt" style:font-style-asian="normal" style:font-weight-asian="normal" style:font-size-complex="10pt"/>
    </style:style>
    <style:style style:name="P74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4c703" officeooo:paragraph-rsid="00214764" style:font-size-asian="10pt" style:font-style-asian="normal" style:font-weight-asian="normal" style:font-size-complex="10pt"/>
    </style:style>
    <style:style style:name="P75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b7332" officeooo:paragraph-rsid="00214764" style:font-size-asian="10pt" style:font-style-asian="normal" style:font-weight-asian="normal" style:font-size-complex="10pt"/>
    </style:style>
    <style:style style:name="P76" style:family="paragraph" style:parent-style-name="Standard" style:list-style-name="L9">
      <style:paragraph-properties fo:text-align="justify" style:justify-single-word="false"/>
      <style:text-properties style:font-name="Open Sans" fo:font-size="10pt" fo:font-style="normal" fo:font-weight="normal" officeooo:rsid="00ac69c2" officeooo:paragraph-rsid="00214764" style:font-size-asian="10pt" style:font-style-asian="normal" style:font-weight-asian="normal" style:font-size-complex="10pt"/>
    </style:style>
    <style:style style:name="P77" style:family="paragraph" style:parent-style-name="Standard" style:list-style-name="L9">
      <style:paragraph-properties fo:text-align="justify" style:justify-single-word="false"/>
      <style:text-properties style:font-name="Open Sans" fo:font-size="10pt" style:text-underline-style="solid" style:text-underline-type="double" style:text-underline-width="auto" style:text-underline-color="font-color" officeooo:rsid="00fb0291" officeooo:paragraph-rsid="00214764" style:font-size-asian="10pt" style:font-size-complex="10pt"/>
    </style:style>
    <style:style style:name="P78" style:family="paragraph" style:parent-style-name="Standard">
      <style:text-properties style:font-name="Open Sans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79" style:family="paragraph" style:parent-style-name="Standard" style:list-style-name="L9">
      <style:paragraph-properties fo:text-align="justify" style:justify-single-word="false"/>
      <style:text-properties officeooo:paragraph-rsid="00214764"/>
    </style:style>
    <style:style style:name="P80" style:family="paragraph" style:parent-style-name="Standard">
      <style:paragraph-properties fo:text-align="justify" style:justify-single-word="false"/>
      <style:text-properties style:font-name="Open Sans" fo:font-size="9pt" officeooo:rsid="009ceb89" officeooo:paragraph-rsid="009ceb89" style:font-size-asian="9pt" style:font-size-complex="9pt"/>
    </style:style>
    <style:style style:name="P81" style:family="paragraph" style:parent-style-name="Standard" style:list-style-name="L1">
      <loext:graphic-properties draw:fill="none"/>
      <style:paragraph-properties fo:margin-left="1.9cm" fo:margin-right="0cm" fo:text-align="justify" style:justify-single-word="false" fo:text-indent="-0.6cm" style:auto-text-indent="false" fo:background-color="transparent" style:writing-mode="lr-tb"/>
      <style:text-properties officeooo:paragraph-rsid="00426872"/>
    </style:style>
    <style:style style:name="P82" style:family="paragraph" style:parent-style-name="Standard" style:list-style-name="L1">
      <loext:graphic-properties draw:fill="none"/>
      <style:paragraph-properties fo:margin-left="1.9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b74551" officeooo:paragraph-rsid="00426872" style:font-size-asian="10pt" style:font-size-complex="10pt"/>
    </style:style>
    <style:style style:name="P83" style:family="paragraph" style:parent-style-name="Standard" style:list-style-name="L3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style:font-name="Open Sans" fo:font-size="10pt" officeooo:rsid="0089e85b" officeooo:paragraph-rsid="00208120" style:font-size-asian="10pt" style:font-size-complex="10pt"/>
    </style:style>
    <style:style style:name="P84" style:family="paragraph" style:parent-style-name="Standard" style:list-style-name="L3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style:font-name="Open Sans" fo:font-size="10pt" officeooo:rsid="008e98ed" officeooo:paragraph-rsid="00208120" style:font-size-asian="10pt" style:font-size-complex="10pt"/>
    </style:style>
    <style:style style:name="P85" style:family="paragraph" style:parent-style-name="Standard" style:list-style-name="L6">
      <loext:graphic-properties draw:fill="none"/>
      <style:paragraph-properties fo:text-align="justify" style:justify-single-word="false" fo:background-color="transparent" style:writing-mode="lr-tb"/>
      <style:text-properties style:font-name="Open Sans" fo:font-size="10pt" officeooo:rsid="00f0025c" officeooo:paragraph-rsid="002720aa" style:font-size-asian="10pt" style:font-size-complex="10pt"/>
    </style:style>
    <style:style style:name="P86" style:family="paragraph" style:parent-style-name="Standard" style:list-style-name="L7" style:master-page-name="">
      <loext:graphic-properties draw:fill="none"/>
      <style:paragraph-properties fo:margin-left="2.701cm" fo:margin-right="0cm" fo:text-align="justify" style:justify-single-word="false" fo:text-indent="-0.6cm" style:auto-text-indent="false" style:page-number="auto" fo:background-color="transparent" style:writing-mode="lr-tb"/>
      <style:text-properties style:font-name="Open Sans" fo:font-size="10pt" fo:font-style="italic" fo:font-weight="bold" officeooo:rsid="005231a3" officeooo:paragraph-rsid="005231a3" style:font-size-asian="10pt" style:font-style-asian="italic" style:font-weight-asian="bold" style:font-size-complex="10pt" style:font-style-complex="italic" style:font-weight-complex="bold"/>
    </style:style>
    <style:style style:name="P87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10c6760" officeooo:paragraph-rsid="004f703d" style:font-size-asian="10pt" style:font-size-complex="10pt"/>
    </style:style>
    <style:style style:name="P88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6375d1" officeooo:paragraph-rsid="006375d1" style:font-size-asian="10pt" style:font-size-complex="10pt"/>
    </style:style>
    <style:style style:name="P89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5b5918" officeooo:paragraph-rsid="005b5918" style:font-size-asian="10pt" style:font-size-complex="10pt"/>
    </style:style>
    <style:style style:name="P90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808971" officeooo:paragraph-rsid="00808971" style:font-size-asian="10pt" style:font-size-complex="10pt"/>
    </style:style>
    <style:style style:name="P91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72a8a5" officeooo:paragraph-rsid="0072a8a5" style:font-size-asian="10pt" style:font-size-complex="10pt"/>
    </style:style>
    <style:style style:name="P92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officeooo:rsid="0072a8a5" officeooo:paragraph-rsid="0072a8a5" style:font-size-asian="10pt" style:font-size-complex="10pt"/>
    </style:style>
    <style:style style:name="P93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10c6760" officeooo:paragraph-rsid="004f703d" style:font-size-asian="10pt" style:font-style-asian="italic" style:font-weight-asian="bold" style:font-size-complex="10pt" style:font-style-complex="italic" style:font-weight-complex="bold"/>
    </style:style>
    <style:style style:name="P94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28a691" officeooo:paragraph-rsid="0028a691" style:font-size-asian="10pt" style:font-style-asian="italic" style:font-weight-asian="bold" style:font-size-complex="10pt" style:font-style-complex="italic" style:font-weight-complex="bold"/>
    </style:style>
    <style:style style:name="P95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662da0" officeooo:paragraph-rsid="00662da0" style:font-size-asian="10pt" style:font-style-asian="italic" style:font-weight-asian="bold" style:font-size-complex="10pt" style:font-style-complex="italic" style:font-weight-complex="bold"/>
    </style:style>
    <style:style style:name="P96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6559b3" officeooo:paragraph-rsid="006559b3" style:font-size-asian="10pt" style:font-style-asian="italic" style:font-weight-asian="bold" style:font-size-complex="10pt" style:font-style-complex="italic" style:font-weight-complex="bold"/>
    </style:style>
    <style:style style:name="P97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297c6f" officeooo:paragraph-rsid="00297c6f" style:font-size-asian="10pt" style:font-style-asian="italic" style:font-weight-asian="bold" style:font-size-complex="10pt" style:font-style-complex="italic" style:font-weight-complex="bold"/>
    </style:style>
    <style:style style:name="P98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2ad82a" officeooo:paragraph-rsid="002ad82a" style:font-size-asian="10pt" style:font-style-asian="italic" style:font-weight-asian="bold" style:font-size-complex="10pt" style:font-style-complex="italic" style:font-weight-complex="bold"/>
    </style:style>
    <style:style style:name="P99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italic" fo:font-weight="bold" officeooo:rsid="003cda0d" officeooo:paragraph-rsid="005b5918" style:font-size-asian="10pt" style:font-style-asian="italic" style:font-weight-asian="bold" style:font-size-complex="10pt" style:font-style-complex="italic" style:font-weight-complex="bold"/>
    </style:style>
    <style:style style:name="P100" style:family="paragraph" style:parent-style-name="Standard" style:list-style-name="L7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14db2" officeooo:paragraph-rsid="00614db2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abcd1" officeooo:paragraph-rsid="006abcd1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Standard" style:list-style-name="L8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72dc0a" officeooo:paragraph-rsid="00808971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normal" officeooo:rsid="0067b493" officeooo:paragraph-rsid="0067b493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2.701cm" fo:margin-right="0cm" fo:text-align="justify" style:justify-single-word="false" fo:text-indent="-0.6cm" style:auto-text-indent="false" fo:background-color="transparent" style:writing-mode="lr-tb"/>
      <style:text-properties style:font-name="Open Sans" fo:font-size="10pt" fo:font-style="normal" fo:font-weight="bold" officeooo:rsid="008c3091" officeooo:paragraph-rsid="003fe4e4" style:font-size-asian="10pt" style:font-style-asian="normal" style:font-weight-asian="bold" style:font-size-complex="10pt" style:font-style-complex="normal" style:font-weight-complex="bold"/>
    </style:style>
    <style:style style:name="P105" style:family="paragraph" style:parent-style-name="Standard" style:list-style-name="L7">
      <loext:graphic-properties draw:fill="none"/>
      <style:paragraph-properties fo:margin-left="2.101cm" fo:margin-right="0cm" fo:text-align="justify" style:justify-single-word="false" fo:text-indent="0cm" style:auto-text-indent="false" fo:background-color="transparent" style:writing-mode="lr-tb"/>
      <style:text-properties style:font-name="Open Sans" fo:font-size="10pt" fo:font-style="normal" fo:font-weight="normal" officeooo:rsid="006375d1" officeooo:paragraph-rsid="006375d1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Standard" style:list-style-name="L7">
      <loext:graphic-properties draw:fill="none"/>
      <style:paragraph-properties fo:margin-left="2.101cm" fo:margin-right="0cm" fo:text-align="justify" style:justify-single-word="false" fo:text-indent="0cm" style:auto-text-indent="false" fo:background-color="transparent" style:writing-mode="lr-tb"/>
      <style:text-properties style:font-name="Open Sans" fo:font-size="10pt" fo:font-style="normal" fo:font-weight="normal" officeooo:rsid="00a0f198" officeooo:paragraph-rsid="00a0f198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Standard">
      <style:paragraph-properties fo:break-before="page"/>
      <style:text-properties style:font-name="Open Sans" fo:font-size="11pt" fo:font-style="italic" fo:font-weight="bold" officeooo:rsid="003bd954" officeooo:paragraph-rsid="00208120" style:font-size-asian="11pt" style:font-style-asian="italic" style:font-weight-asian="bold" style:font-size-complex="11pt" style:font-style-complex="italic" style:font-weight-complex="bold"/>
    </style:style>
    <style:style style:name="P108" style:family="paragraph" style:parent-style-name="Standard">
      <loext:graphic-properties draw:fill="none"/>
      <style:paragraph-properties fo:margin-left="1.401cm" fo:margin-right="0cm" fo:text-align="justify" style:justify-single-word="false" fo:text-indent="0cm" style:auto-text-indent="false" fo:background-color="transparent" style:writing-mode="lr-tb"/>
      <style:text-properties officeooo:paragraph-rsid="0067b493"/>
    </style:style>
    <style:style style:name="P109" style:family="paragraph" style:parent-style-name="Standard">
      <loext:graphic-properties draw:fill="none"/>
      <style:paragraph-properties fo:margin-left="1.401cm" fo:margin-right="0cm" fo:text-align="justify" style:justify-single-word="false" fo:text-indent="0cm" style:auto-text-indent="false" fo:background-color="transparent" style:writing-mode="lr-tb"/>
      <style:text-properties style:font-name="Open Sans" fo:font-size="10pt" fo:font-style="normal" fo:font-weight="normal" officeooo:rsid="008d8bda" officeooo:paragraph-rsid="008d8bda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style:font-name="Open Sans" fo:font-size="6.5pt" officeooo:rsid="0064aeb6" officeooo:paragraph-rsid="0064aeb6" style:font-size-asian="6.5pt" style:font-size-complex="6.5pt"/>
    </style:style>
    <style:style style:name="P111" style:family="paragraph" style:parent-style-name="Table_20_Contents">
      <style:paragraph-properties fo:text-align="center" style:justify-single-word="false"/>
      <style:text-properties style:font-name="Open Sans" fo:font-size="10pt" officeooo:rsid="004252ac" officeooo:paragraph-rsid="004252ac" style:font-size-asian="10pt" style:font-size-complex="10pt"/>
    </style:style>
    <style:style style:name="P112" style:family="paragraph" style:parent-style-name="Table_20_Contents">
      <style:paragraph-properties fo:text-align="justify" style:justify-single-word="false"/>
      <style:text-properties style:font-name="Open Sans" fo:font-size="9pt" officeooo:rsid="009ceb89" officeooo:paragraph-rsid="009ceb89" style:font-size-asian="9pt" style:font-size-complex="9pt"/>
    </style:style>
    <style:style style:name="P113" style:family="paragraph" style:parent-style-name="Table_20_Contents">
      <style:paragraph-properties fo:text-align="justify" style:justify-single-word="false"/>
      <style:text-properties style:font-name="Open Sans" fo:font-size="9pt" style:font-size-asian="9pt" style:font-size-complex="9pt"/>
    </style:style>
    <style:style style:name="T1" style:family="text">
      <style:text-properties fo:font-size="10pt" style:font-size-asian="10pt" style:font-name-complex="Calibri" style:font-size-complex="10pt"/>
    </style:style>
    <style:style style:name="T2" style:family="text">
      <style:text-properties style:font-name="OpenSymbol" fo:font-size="10pt" officeooo:rsid="001ccbc5" style:font-name-asian="OpenSymbol" style:font-size-asian="10pt" style:font-name-complex="OpenSymbol" style:font-size-complex="10pt"/>
    </style:style>
    <style:style style:name="T3" style:family="text">
      <style:text-properties style:font-name="OpenSymbol" officeooo:rsid="001ccbc5" style:font-name-asian="OpenSymbol" style:font-name-complex="OpenSymbol"/>
    </style:style>
    <style:style style:name="T4" style:family="text">
      <style:text-properties style:font-name-complex="Calibri"/>
    </style:style>
    <style:style style:name="T5" style:family="text">
      <style:text-properties officeooo:rsid="00304b2e"/>
    </style:style>
    <style:style style:name="T6" style:family="text">
      <style:text-properties officeooo:rsid="003336e9"/>
    </style:style>
    <style:style style:name="T7" style:family="text">
      <style:text-properties officeooo:rsid="001ac360"/>
    </style:style>
    <style:style style:name="T8" style:family="text">
      <style:text-properties officeooo:rsid="001fe12b"/>
    </style:style>
    <style:style style:name="T9" style:family="text">
      <style:text-properties officeooo:rsid="0092490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7358ac" style:font-style-asian="italic" style:font-style-complex="italic"/>
    </style:style>
    <style:style style:name="T12" style:family="text">
      <style:text-properties fo:font-style="italic" officeooo:rsid="00b3d630" style:font-style-asian="italic" style:font-style-complex="italic"/>
    </style:style>
    <style:style style:name="T13" style:family="text">
      <style:text-properties fo:font-style="italic" officeooo:rsid="0040a0ff" style:font-style-asian="italic" style:font-style-complex="italic"/>
    </style:style>
    <style:style style:name="T14" style:family="text">
      <style:text-properties fo:font-style="italic" officeooo:rsid="004f169f" style:font-style-asian="italic" style:font-style-complex="italic"/>
    </style:style>
    <style:style style:name="T15" style:family="text">
      <style:text-properties fo:font-style="italic" officeooo:rsid="0088547b" style:font-style-asian="italic" style:font-style-complex="italic"/>
    </style:style>
    <style:style style:name="T16" style:family="text">
      <style:text-properties fo:font-style="italic" officeooo:rsid="00a37b34" style:font-style-asian="italic" style:font-style-complex="italic"/>
    </style:style>
    <style:style style:name="T17" style:family="text">
      <style:text-properties fo:font-style="italic" fo:font-weight="bold" officeooo:rsid="00a37b34" style:font-style-asian="italic" style:font-weight-asian="bold" style:font-style-complex="italic" style:font-weight-complex="bold"/>
    </style:style>
    <style:style style:name="T18" style:family="text">
      <style:text-properties officeooo:rsid="00fe6b51"/>
    </style:style>
    <style:style style:name="T19" style:family="text">
      <style:text-properties officeooo:rsid="00a6414a"/>
    </style:style>
    <style:style style:name="T20" style:family="text">
      <style:text-properties officeooo:rsid="007358ac"/>
    </style:style>
    <style:style style:name="T21" style:family="text">
      <style:text-properties officeooo:rsid="008a03c4"/>
    </style:style>
    <style:style style:name="T22" style:family="text">
      <style:text-properties officeooo:rsid="008fd8d6"/>
    </style:style>
    <style:style style:name="T23" style:family="text">
      <style:text-properties officeooo:rsid="0088547b"/>
    </style:style>
    <style:style style:name="T24" style:family="text">
      <style:text-properties style:font-name="Open Sans" fo:font-size="10pt" officeooo:rsid="00af93be" style:font-size-asian="10pt" style:font-size-complex="10pt"/>
    </style:style>
    <style:style style:name="T25" style:family="text">
      <style:text-properties style:font-name="Open Sans" fo:font-size="10pt" officeooo:rsid="00c8be19" style:font-size-asian="10pt" style:font-size-complex="10pt"/>
    </style:style>
    <style:style style:name="T26" style:family="text">
      <style:text-properties style:font-name="Open Sans" fo:font-size="10pt" officeooo:rsid="00417fa7" style:font-size-asian="10pt" style:font-size-complex="10pt"/>
    </style:style>
    <style:style style:name="T27" style:family="text">
      <style:text-properties style:font-name="Open Sans" fo:font-size="10pt" officeooo:rsid="00b74551" style:font-size-asian="10pt" style:font-size-complex="10pt"/>
    </style:style>
    <style:style style:name="T28" style:family="text">
      <style:text-properties style:font-name="Open Sans" fo:font-size="10pt" officeooo:rsid="00426872" style:font-size-asian="10pt" style:font-size-complex="10pt"/>
    </style:style>
    <style:style style:name="T29" style:family="text">
      <style:text-properties style:font-name="Open Sans" fo:font-size="10pt" officeooo:rsid="00f5e8e3" style:font-size-asian="10pt" style:font-size-complex="10pt"/>
    </style:style>
    <style:style style:name="T30" style:family="text">
      <style:text-properties style:font-name="Open Sans" fo:font-size="10pt" officeooo:rsid="00f637d3" style:font-size-asian="10pt" style:font-size-complex="10pt"/>
    </style:style>
    <style:style style:name="T31" style:family="text">
      <style:text-properties style:font-name="Open Sans" fo:font-size="10pt" officeooo:rsid="0046bc9b" style:font-size-asian="10pt" style:font-size-complex="10pt"/>
    </style:style>
    <style:style style:name="T32" style:family="text">
      <style:text-properties style:font-name="Open Sans" fo:font-size="10pt" fo:font-style="normal" fo:font-weight="normal" officeooo:rsid="009d1b80" style:font-size-asian="10pt" style:font-style-asian="normal" style:font-weight-asian="normal" style:font-size-complex="10pt"/>
    </style:style>
    <style:style style:name="T33" style:family="text">
      <style:text-properties style:font-name="Open Sans" fo:font-size="10pt" fo:font-style="normal" fo:font-weight="normal" officeooo:rsid="0040ced8" style:font-size-asian="10pt" style:font-style-asian="normal" style:font-weight-asian="normal" style:font-size-complex="10pt"/>
    </style:style>
    <style:style style:name="T34" style:family="text">
      <style:text-properties style:font-name="Open Sans" fo:font-size="10pt" fo:font-style="normal" fo:font-weight="normal" officeooo:rsid="00af93be" style:font-size-asian="10pt" style:font-style-asian="normal" style:font-weight-asian="normal" style:font-size-complex="10pt"/>
    </style:style>
    <style:style style:name="T35" style:family="text">
      <style:text-properties style:font-name="Open Sans" fo:font-size="10pt" fo:font-style="normal" fo:font-weight="normal" officeooo:rsid="00c80ced" style:font-size-asian="10pt" style:font-style-asian="normal" style:font-weight-asian="normal" style:font-size-complex="10pt"/>
    </style:style>
    <style:style style:name="T36" style:family="text">
      <style:text-properties style:font-name="Open Sans" fo:font-size="10pt" fo:font-style="normal" fo:font-weight="normal" officeooo:rsid="0067b493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style:font-name="Open Sans" fo:font-size="10pt" fo:font-style="normal" fo:font-weight="normal" officeooo:rsid="0068cfb4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font-name="Open Sans" fo:font-size="10pt" fo:font-style="normal" fo:font-weight="normal" officeooo:rsid="008c28c4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style:font-name="Open Sans" fo:font-size="10pt" fo:font-style="normal" officeooo:rsid="00451fb3" style:font-size-asian="10pt" style:font-style-asian="normal" style:font-size-complex="10pt" style:font-style-complex="normal"/>
    </style:style>
    <style:style style:name="T40" style:family="text">
      <style:text-properties style:font-name="Open Sans" fo:font-size="10pt" fo:font-style="normal" officeooo:rsid="00426872" style:font-size-asian="10pt" style:font-style-asian="normal" style:font-size-complex="10pt" style:font-style-complex="normal"/>
    </style:style>
    <style:style style:name="T41" style:family="text">
      <style:text-properties style:font-name="Open Sans" fo:font-size="10pt" fo:font-style="normal" fo:font-weight="bold" officeooo:rsid="009ceb89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style:font-name="Open Sans" fo:font-size="10pt" fo:font-style="italic" officeooo:rsid="00f5e8e3" style:font-size-asian="10pt" style:font-style-asian="italic" style:font-size-complex="10pt" style:font-style-complex="italic"/>
    </style:style>
    <style:style style:name="T43" style:family="text">
      <style:text-properties style:font-name="Open Sans" fo:font-size="10pt" fo:font-style="italic" officeooo:rsid="00f399a4" style:font-size-asian="10pt" style:font-style-asian="italic" style:font-size-complex="10pt" style:font-style-complex="italic"/>
    </style:style>
    <style:style style:name="T44" style:family="text">
      <style:text-properties style:font-name="Open Sans" fo:font-size="10pt" fo:font-style="italic" officeooo:rsid="00451fb3" style:font-size-asian="10pt" style:font-style-asian="italic" style:font-size-complex="10pt" style:font-style-complex="italic"/>
    </style:style>
    <style:style style:name="T45" style:family="text">
      <style:text-properties officeooo:rsid="009f1e19"/>
    </style:style>
    <style:style style:name="T46" style:family="text">
      <style:text-properties officeooo:rsid="0040ced8"/>
    </style:style>
    <style:style style:name="T47" style:family="text">
      <style:text-properties fo:font-style="normal" fo:font-weight="normal" style:font-style-asian="normal" style:font-weight-asian="normal"/>
    </style:style>
    <style:style style:name="T48" style:family="text">
      <style:text-properties fo:font-style="normal" fo:font-weight="normal" officeooo:rsid="00ab7332" style:font-style-asian="normal" style:font-weight-asian="normal"/>
    </style:style>
    <style:style style:name="T49" style:family="text">
      <style:text-properties fo:font-style="normal" fo:font-weight="normal" officeooo:rsid="00acf2d3" style:font-style-asian="normal" style:font-weight-asian="normal"/>
    </style:style>
    <style:style style:name="T50" style:family="text">
      <style:text-properties fo:font-style="normal" fo:font-weight="bold" officeooo:rsid="004f169f" style:font-style-asian="normal" style:font-weight-asian="bold" style:font-style-complex="normal" style:font-weight-complex="bold"/>
    </style:style>
    <style:style style:name="T51" style:family="text">
      <style:text-properties officeooo:rsid="00fb0291"/>
    </style:style>
    <style:style style:name="T52" style:family="text">
      <style:text-properties officeooo:rsid="00fdaff7"/>
    </style:style>
    <style:style style:name="T53" style:family="text">
      <style:text-properties style:text-position="super 58%"/>
    </style:style>
    <style:style style:name="T54" style:family="text">
      <style:text-properties style:text-position="super 58%" fo:font-style="italic" officeooo:rsid="00ff862f" style:font-style-asian="italic" style:font-style-complex="italic"/>
    </style:style>
    <style:style style:name="T55" style:family="text">
      <style:text-properties style:text-position="super 58%" fo:font-style="italic" officeooo:rsid="00a6414a" style:font-style-asian="italic" style:font-style-complex="italic"/>
    </style:style>
    <style:style style:name="T56" style:family="text">
      <style:text-properties style:text-position="super 58%" fo:font-style="italic" officeooo:rsid="01098af4" style:font-style-asian="italic" style:font-style-complex="italic"/>
    </style:style>
    <style:style style:name="T57" style:family="text">
      <style:text-properties style:text-position="super 58%" fo:font-style="italic" officeooo:rsid="01011410" style:font-style-asian="italic" style:font-style-complex="italic"/>
    </style:style>
    <style:style style:name="T58" style:family="text">
      <style:text-properties style:text-position="super 58%" fo:font-style="italic" officeooo:rsid="0103ae21" style:font-style-asian="italic" style:font-style-complex="italic"/>
    </style:style>
    <style:style style:name="T59" style:family="text">
      <style:text-properties style:text-position="super 58%" fo:font-style="italic" officeooo:rsid="0104303e" style:font-style-asian="italic" style:font-style-complex="italic"/>
    </style:style>
    <style:style style:name="T60" style:family="text">
      <style:text-properties style:text-position="super 58%" fo:font-style="italic" officeooo:rsid="0092490f" style:font-style-asian="italic" style:font-style-complex="italic"/>
    </style:style>
    <style:style style:name="T61" style:family="text">
      <style:text-properties style:text-position="super 58%" fo:font-style="italic" officeooo:rsid="0105d615" style:font-style-asian="italic" style:font-style-complex="italic"/>
    </style:style>
    <style:style style:name="T62" style:family="text">
      <style:text-properties style:text-position="super 58%" fo:font-style="italic" officeooo:rsid="0023ba3a" style:font-style-asian="italic" style:font-style-complex="italic"/>
    </style:style>
    <style:style style:name="T63" style:family="text">
      <style:text-properties style:text-position="super 58%" fo:font-style="italic" officeooo:rsid="00701fde" style:font-style-asian="italic" style:font-style-complex="italic"/>
    </style:style>
    <style:style style:name="T64" style:family="text">
      <style:text-properties style:text-position="super 58%" officeooo:rsid="002a53e9"/>
    </style:style>
    <style:style style:name="T65" style:family="text">
      <style:text-properties style:text-position="super 58%" officeooo:rsid="0030676e"/>
    </style:style>
    <style:style style:name="T66" style:family="text">
      <style:text-properties style:text-position="super 58%" officeooo:rsid="0031c240"/>
    </style:style>
    <style:style style:name="T67" style:family="text">
      <style:text-properties style:text-position="super 58%" officeooo:rsid="002ca10b"/>
    </style:style>
    <style:style style:name="T68" style:family="text">
      <style:text-properties officeooo:rsid="00f0025c"/>
    </style:style>
    <style:style style:name="T69" style:family="text">
      <style:text-properties officeooo:rsid="0028a691"/>
    </style:style>
    <style:style style:name="T70" style:family="text">
      <style:text-properties officeooo:rsid="002ad82a"/>
    </style:style>
    <style:style style:name="T71" style:family="text">
      <style:text-properties officeooo:rsid="002ca10b"/>
    </style:style>
    <style:style style:name="T72" style:family="text">
      <style:text-properties officeooo:rsid="00334786"/>
    </style:style>
    <style:style style:name="T73" style:family="text">
      <style:text-properties officeooo:rsid="0040a0ff"/>
    </style:style>
    <style:style style:name="T74" style:family="text">
      <style:text-properties officeooo:rsid="00417fa7"/>
    </style:style>
    <style:style style:name="T75" style:family="text">
      <style:text-properties fo:language="en" fo:country="US"/>
    </style:style>
    <style:style style:name="T76" style:family="text">
      <style:text-properties officeooo:rsid="004f169f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6e6885" style:font-weight-asian="bold" style:font-weight-complex="bold"/>
    </style:style>
    <style:style style:name="T79" style:family="text">
      <style:text-properties fo:font-weight="bold" officeooo:rsid="0062bdb1" style:font-weight-asian="bold" style:font-weight-complex="bold"/>
    </style:style>
    <style:style style:name="T80" style:family="text">
      <style:text-properties fo:font-weight="bold" officeooo:rsid="0065d38f" style:font-weight-asian="bold" style:font-weight-complex="bold"/>
    </style:style>
    <style:style style:name="T81" style:family="text">
      <style:text-properties fo:font-weight="bold" officeooo:rsid="005287d6" style:font-weight-asian="bold" style:font-weight-complex="bold"/>
    </style:style>
    <style:style style:name="T82" style:family="text">
      <style:text-properties fo:font-weight="bold" officeooo:rsid="0093bc6c" style:font-weight-asian="bold" style:font-weight-complex="bold"/>
    </style:style>
    <style:style style:name="T83" style:family="text">
      <style:text-properties fo:font-weight="bold" officeooo:rsid="007385e8" style:font-weight-asian="bold" style:font-weight-complex="bold"/>
    </style:style>
    <style:style style:name="T84" style:family="text">
      <style:text-properties officeooo:rsid="0062bdb1"/>
    </style:style>
    <style:style style:name="T85" style:family="text">
      <style:text-properties officeooo:rsid="0065d38f"/>
    </style:style>
    <style:style style:name="T86" style:family="text">
      <style:text-properties officeooo:rsid="006e6885"/>
    </style:style>
    <style:style style:name="T87" style:family="text">
      <style:text-properties officeooo:rsid="006abcd1"/>
    </style:style>
    <style:style style:name="T88" style:family="text">
      <style:text-properties officeooo:rsid="006ca5c1"/>
    </style:style>
    <style:style style:name="T89" style:family="text">
      <style:text-properties officeooo:rsid="005afaf2"/>
    </style:style>
    <style:style style:name="T90" style:family="text">
      <style:text-properties officeooo:rsid="005bb219"/>
    </style:style>
    <style:style style:name="T91" style:family="text">
      <style:text-properties officeooo:rsid="005e6d75"/>
    </style:style>
    <style:style style:name="T92" style:family="text">
      <style:text-properties officeooo:rsid="006bdf99"/>
    </style:style>
    <style:style style:name="T93" style:family="text">
      <style:text-properties officeooo:rsid="007385e8"/>
    </style:style>
    <style:style style:name="T94" style:family="text">
      <style:text-properties officeooo:rsid="00752bb1"/>
    </style:style>
    <style:style style:name="T95" style:family="text">
      <style:text-properties officeooo:rsid="0093bc6c"/>
    </style:style>
    <style:style style:name="T96" style:family="text">
      <style:text-properties fo:font-weight="normal" officeooo:rsid="0093bc6c" style:font-weight-asian="normal" style:font-weight-complex="normal"/>
    </style:style>
    <style:style style:name="T97" style:family="text">
      <style:text-properties officeooo:rsid="00a37b34"/>
    </style:style>
    <style:style style:name="T98" style:family="text">
      <style:text-properties officeooo:rsid="00a642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column table:style-name="Table1.H"/>
        <table:table-column table:style-name="Table1.D"/>
        <table:table-column table:style-name="Table1.J"/>
        <table:table-row>
          <table:table-cell table:style-name="Table1.A1" table:number-columns-spanned="10" office:value-type="string">
            <text:p text:style-name="P1">ANTEPROYECTO DE TRABAJO FIN DE GRADO</text:p>
            <text:p text:style-name="P2">(Modelo TFG-5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4"><text:span text:style-name="T1">Convocatoria ordinaria </text:span><text:span text:style-name="T2">☑</text:span></text:p>
          </table:table-cell>
          <table:covered-table-cell/>
          <table:covered-table-cell/>
          <table:covered-table-cell/>
          <table:covered-table-cell/>
          <table:table-cell table:style-name="Table1.F2" table:number-columns-spanned="5" office:value-type="string">
            <text:p text:style-name="P44"><text:span text:style-name="T1"><text:s/>Convocatoria extraordinaria </text:span><text:span text:style-name="T2">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0" office:value-type="string">
            <text:p text:style-name="P45">A CUMPLIMENTAR POR EL ESTUDIA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P3">Nombre y apellidos:</text:p>
          </table:table-cell>
          <table:covered-table-cell/>
          <table:table-cell table:style-name="Table1.C5" table:number-columns-spanned="5" office:value-type="string">
            <text:p text:style-name="P6">Mario Rubio Asensio</text:p>
          </table:table-cell>
          <table:covered-table-cell/>
          <table:covered-table-cell/>
          <table:covered-table-cell/>
          <table:covered-table-cell/>
          <table:table-cell table:style-name="Table1.H5" office:value-type="string">
            <text:p text:style-name="P3">DNI:</text:p>
          </table:table-cell>
          <table:table-cell table:style-name="Table1.I5" table:number-columns-spanned="2" office:value-type="string">
            <text:p text:style-name="P6"/>
          </table:table-cell>
          <table:covered-table-cell/>
        </table:table-row>
        <table:table-row>
          <table:table-cell table:style-name="Table1.A7" table:number-columns-spanned="2" office:value-type="string">
            <text:p text:style-name="P4">Dirección:</text:p>
          </table:table-cell>
          <table:covered-table-cell/>
          <table:table-cell table:style-name="Table1.C7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1.H7" office:value-type="string">
            <text:p text:style-name="P4">CP:</text:p>
          </table:table-cell>
          <table:table-cell table:style-name="Table1.I7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7" table:number-columns-spanned="2" office:value-type="string">
            <text:p text:style-name="P5">Ciudad:</text:p>
          </table:table-cell>
          <table:covered-table-cell/>
          <table:table-cell table:style-name="Table1.C7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H7" office:value-type="string">
            <text:p text:style-name="P5">Provincia:</text:p>
          </table:table-cell>
          <table:table-cell table:style-name="Table1.I7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8" table:number-columns-spanned="2" office:value-type="string">
            <text:p text:style-name="P5">E-mail:</text:p>
          </table:table-cell>
          <table:covered-table-cell/>
          <table:table-cell table:style-name="Table1.C8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H8" office:value-type="string">
            <text:p text:style-name="P5">Teléfono:</text:p>
          </table:table-cell>
          <table:table-cell table:style-name="Table1.I8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9" office:value-type="string">
            <text:p text:style-name="P12"/>
          </table:table-cell>
          <table:table-cell table:style-name="Table1.B9" office:value-type="string">
            <text:p text:style-name="P12"/>
          </table:table-cell>
          <table:table-cell table:style-name="Table1.C9" office:value-type="string">
            <text:p text:style-name="P12"/>
          </table:table-cell>
          <table:table-cell table:style-name="Table1.D9" office:value-type="string">
            <text:p text:style-name="P12"/>
          </table:table-cell>
          <table:table-cell table:style-name="Table1.E9" office:value-type="string">
            <text:p text:style-name="P12"/>
          </table:table-cell>
          <table:table-cell table:style-name="Table1.F9" office:value-type="string">
            <text:p text:style-name="P12"/>
          </table:table-cell>
          <table:table-cell table:style-name="Table1.G9" office:value-type="string">
            <text:p text:style-name="P12"/>
          </table:table-cell>
          <table:table-cell table:style-name="Table1.H9" office:value-type="string">
            <text:p text:style-name="P12"/>
          </table:table-cell>
          <table:table-cell table:style-name="Table1.I9" office:value-type="string">
            <text:p text:style-name="P12"/>
          </table:table-cell>
          <table:table-cell table:style-name="Table1.J9" office:value-type="string">
            <text:p text:style-name="P12"/>
          </table:table-cell>
        </table:table-row>
        <table:table-row>
          <table:table-cell table:style-name="Table1.A10" table:number-columns-spanned="2" office:value-type="string">
            <text:p text:style-name="P17">Título del TFG:</text:p>
          </table:table-cell>
          <table:covered-table-cell/>
          <table:table-cell table:style-name="Table1.C10" table:number-columns-spanned="8" office:value-type="string">
            <text:p text:style-name="P35">Analizador US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4" office:value-type="string">
            <text:p text:style-name="P18">Modalidad</text:p>
          </table:table-cell>
          <table:covered-table-cell/>
          <table:covered-table-cell/>
          <table:covered-table-cell/>
          <table:table-cell table:style-name="Table1.E11" table:number-columns-spanned="6" office:value-type="string">
            <text:p text:style-name="P19">Orientac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P9">General <text:span text:style-name="T3"></text:span></text:p>
          </table:table-cell>
          <table:covered-table-cell/>
          <table:table-cell table:style-name="Table1.C12" table:number-columns-spanned="2" office:value-type="string">
            <text:p text:style-name="P10">Especifico <text:span text:style-name="T3">☑</text:span></text:p>
          </table:table-cell>
          <table:covered-table-cell/>
          <table:table-cell table:style-name="Table1.E12" table:number-columns-spanned="3" office:value-type="string">
            <text:p text:style-name="P46"><text:span text:style-name="T4"><text:s/>Tareas de desarrollo </text:span><text:span text:style-name="T3"></text:span></text:p>
          </table:table-cell>
          <table:covered-table-cell/>
          <table:covered-table-cell/>
          <table:table-cell table:style-name="Table1.H12" table:number-columns-spanned="3" office:value-type="string">
            <text:p text:style-name="P47"><text:span text:style-name="T4">Ejercicio de la profesión libre </text:span><text:span text:style-name="T3">☑</text:span></text:p>
          </table:table-cell>
          <table:covered-table-cell/>
          <table:covered-table-cell/>
        </table:table-row>
        <table:table-row>
          <table:table-cell table:style-name="Table1.A13" office:value-type="string">
            <text:p text:style-name="P12"/>
          </table:table-cell>
          <table:table-cell table:style-name="Table1.B13" office:value-type="string">
            <text:p text:style-name="P12"/>
          </table:table-cell>
          <table:table-cell table:style-name="Table1.C16" office:value-type="string">
            <text:p text:style-name="P12"/>
          </table:table-cell>
          <table:table-cell table:style-name="Table1.D16" office:value-type="string">
            <text:p text:style-name="P12"/>
          </table:table-cell>
          <table:table-cell table:style-name="Table1.E16" office:value-type="string">
            <text:p text:style-name="P12"/>
          </table:table-cell>
          <table:table-cell table:style-name="Table1.F16" office:value-type="string">
            <text:p text:style-name="P12"/>
          </table:table-cell>
          <table:table-cell table:style-name="Table1.G16" office:value-type="string">
            <text:p text:style-name="P12"/>
          </table:table-cell>
          <table:table-cell table:style-name="Table1.H16" office:value-type="string">
            <text:p text:style-name="P12"/>
          </table:table-cell>
          <table:table-cell table:style-name="Table1.I16" office:value-type="string">
            <text:p text:style-name="P12"/>
          </table:table-cell>
          <table:table-cell table:style-name="Table1.J16" office:value-type="string">
            <text:p text:style-name="P12"/>
          </table:table-cell>
        </table:table-row>
        <table:table-row>
          <table:table-cell table:style-name="Table1.A1" table:number-columns-spanned="10" office:value-type="string">
            <text:p text:style-name="P20">DATOS DEL DIRECT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5" table:number-columns-spanned="2" office:value-type="string">
            <text:p text:style-name="P3">Nombre y apellidos:</text:p>
          </table:table-cell>
          <table:covered-table-cell/>
          <table:table-cell table:style-name="Table1.C15" table:number-columns-spanned="8" office:value-type="string">
            <text:p text:style-name="P12">Francisco Moya Fernández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6" office:value-type="string">
            <text:p text:style-name="P12"/>
          </table:table-cell>
          <table:table-cell table:style-name="Table1.B16" office:value-type="string">
            <text:p text:style-name="P12"/>
          </table:table-cell>
          <table:table-cell table:style-name="Table1.C16" office:value-type="string">
            <text:p text:style-name="P12"/>
          </table:table-cell>
          <table:table-cell table:style-name="Table1.D16" office:value-type="string">
            <text:p text:style-name="P12"/>
          </table:table-cell>
          <table:table-cell table:style-name="Table1.E16" office:value-type="string">
            <text:p text:style-name="P12"/>
          </table:table-cell>
          <table:table-cell table:style-name="Table1.F16" office:value-type="string">
            <text:p text:style-name="P12"/>
          </table:table-cell>
          <table:table-cell table:style-name="Table1.G16" office:value-type="string">
            <text:p text:style-name="P12"/>
          </table:table-cell>
          <table:table-cell table:style-name="Table1.H16" office:value-type="string">
            <text:p text:style-name="P12"/>
          </table:table-cell>
          <table:table-cell table:style-name="Table1.I16" office:value-type="string">
            <text:p text:style-name="P12"/>
          </table:table-cell>
          <table:table-cell table:style-name="Table1.J16" office:value-type="string">
            <text:p text:style-name="P12"/>
          </table:table-cell>
        </table:table-row>
        <table:table-row>
          <table:table-cell table:style-name="Table1.A17" table:number-columns-spanned="2" office:value-type="string">
            <text:p text:style-name="P3"><text:span text:style-name="T5">Palabras clave</text:span>:</text:p>
          </table:table-cell>
          <table:covered-table-cell/>
          <table:table-cell table:style-name="Table1.C17" table:number-columns-spanned="8" office:value-type="string">
            <text:p text:style-name="P13">USB, <text:span text:style-name="T8">bus, </text:span>FPGA, analizador, Verilog, WireShark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8" office:value-type="string">
            <text:p text:style-name="P12"/>
          </table:table-cell>
          <table:table-cell table:style-name="Table1.B18" office:value-type="string">
            <text:p text:style-name="P12"/>
          </table:table-cell>
          <table:table-cell table:style-name="Table1.C18" office:value-type="string">
            <text:p text:style-name="P12"/>
          </table:table-cell>
          <table:table-cell table:style-name="Table1.D18" office:value-type="string">
            <text:p text:style-name="P12"/>
          </table:table-cell>
          <table:table-cell table:style-name="Table1.E18" office:value-type="string">
            <text:p text:style-name="P12"/>
          </table:table-cell>
          <table:table-cell table:style-name="Table1.F18" office:value-type="string">
            <text:p text:style-name="P12"/>
          </table:table-cell>
          <table:table-cell table:style-name="Table1.G18" office:value-type="string">
            <text:p text:style-name="P12"/>
          </table:table-cell>
          <table:table-cell table:style-name="Table1.H18" office:value-type="string">
            <text:p text:style-name="P12"/>
          </table:table-cell>
          <table:table-cell table:style-name="Table1.I18" office:value-type="string">
            <text:p text:style-name="P12"/>
          </table:table-cell>
          <table:table-cell table:style-name="Table1.J18" office:value-type="string">
            <text:p text:style-name="P12"/>
          </table:table-cell>
        </table:table-row>
        <table:table-row>
          <table:table-cell table:style-name="Table1.A1" table:number-columns-spanned="10" office:value-type="string">
            <text:p text:style-name="P20">BREVE DESCRIPCIÓN DEL <text:span text:style-name="T6">TF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0" table:number-columns-spanned="10" office:value-type="string">
            <text:p text:style-name="P107"/>
            <text:p text:style-name="P78"><text:span text:style-name="T18">Antecedentes y o</text:span>bjetivos:</text:p>
            <text:p text:style-name="P40"/>
            <text:p text:style-name="P53">Desde el momento de su lanzamiento en la última década del siglo pasado, el bus de comunicación USB <text:span text:style-name="T12">(Universal Serial Bus) </text:span>se ha <text:span text:style-name="T73">ido proclamando</text:span> como el bus comercial más conocido y usado.</text:p>
            <text:p text:style-name="P48"/>
            <text:p text:style-name="P49">Una de las gran ventajas que trae consigo la implementación de este bus, a parte de la sencillez <text:span text:style-name="T74">general de uso</text:span>, es la gran versatilidad que puede proporcionar, por eso, no es de extrañar <text:span text:style-name="T74">que hayan surgido una considerable cantidad de aplicaciones , tales como:</text:span></text:p>
            <text:list xml:id="list3618140981" text:style-name="L1">
              <text:list-item>
                <text:p text:style-name="P81"><text:span text:style-name="T26">D</text:span><text:span text:style-name="T27">ispositivos de interfaz humana (ratones, teclados, etc..).</text:span></text:p>
              </text:list-item>
              <text:list-item>
                <text:p text:style-name="P81"><text:span text:style-name="T28">D</text:span><text:span text:style-name="T27">ispositivos de almacenamiento </text:span><text:span text:style-name="T29">masivo </text:span><text:span text:style-name="T42">“</text:span><text:span text:style-name="T43">USB-MSC” </text:span><text:span text:style-name="T39">(</text:span><text:span text:style-name="T44">pendrives</text:span><text:span text:style-name="T39">, USB a SATA, etc..)</text:span><text:span text:style-name="T43">.</text:span></text:p>
              </text:list-item>
              <text:list-item>
                <text:p text:style-name="P81"><text:span text:style-name="T40">H</text:span><text:span text:style-name="T27">erramientas de adquisición de datos y comunicación </text:span><text:span text:style-name="T30">(</text:span><text:span text:style-name="T31">adaptadores de </text:span><text:span text:style-name="T30">USB a Serie </text:span><text:span text:style-name="T31">o</text:span><text:span text:style-name="T30"> USB a WiFi, etc..)</text:span><text:span text:style-name="T27">.</text:span></text:p>
                <text:p text:style-name="P82"/>
              </text:list-item>
            </text:list>
            <text:p text:style-name="P50">Debido a todo lo anterior, sería de gran interés y utilidad disponer de un analizador, que de forma pasiva pueda captar la trama de comunicación que se transmite por el bus, enviarla a un equipo, y posteriormente analizarla para su uso en depuración o seguridad.</text:p>
            <text:p text:style-name="P37"/>
            <text:p text:style-name="P40">Resultados esperados:</text:p>
            <text:p text:style-name="P54"><text:tab/></text:p>
            <text:p text:style-name="P57">El resultado de este trabajo se pretende dividir en dos grupos totalmente diferenciados, en el primero se tratarán elementos a nivel <text:span text:style-name="T75">hardware</text:span> y comunicación entre dispositivos, mientras que en el segundo se trabajará con el tratado y análisis de los resultados del primer grupo.</text:p>
            <text:p text:style-name="P57">Cabe destacar que durante la totalidad de este trabajo prevalecerá el uso de software libre.</text:p>
            <text:list xml:id="list175650779" text:style-name="L2">
              <text:list-header>
                <text:p text:style-name="P58"/>
              </text:list-header>
            </text:list>
            <text:list xml:id="list2055222970" text:style-name="L3">
              <text:list-item>
                <text:p text:style-name="P83"><text:soft-page-break/>En primer lugar, se espera poder capturar y transmitir a un equipo tramas provenientes de un bus USB, para ello:</text:p>
              </text:list-item>
            </text:list>
            <text:list xml:id="list3725436412" text:style-name="L4">
              <text:list-item>
                <text:p text:style-name="P59">Utilizando un FPGA, concretamente el modelo ICE40HX1K <text:span text:style-name="T54">[1]</text:span> de la empresa Lattice, se generará un sintetizado <text:span text:style-name="T19">a partir del lenguaje de descripción de Hardware Verilog </text:span><text:span text:style-name="T55">[</text:span><text:span text:style-name="T56">2</text:span><text:span text:style-name="T55">][</text:span><text:span text:style-name="T56">3</text:span><text:span text:style-name="T55">][</text:span><text:span text:style-name="T56">4</text:span><text:span text:style-name="T55">]</text:span> que contenga toda la lógica <text:span text:style-name="T20">para la captación de tramas, independientemente del tipo (</text:span><text:span text:style-name="T11">Low-Speed,</text:span><text:span text:style-name="T20"> </text:span><text:span text:style-name="T11">Full-Speed, </text:span><text:span text:style-name="T13">etc...</text:span><text:span text:style-name="T11">) </text:span><text:span text:style-name="T61">[5][9]</text:span><text:span text:style-name="T62">[12]</text:span><text:span text:style-name="T20">.</text:span></text:p>
              </text:list-item>
              <text:list-item>
                <text:p text:style-name="P59"><text:span text:style-name="T21">Se implantará una l</text:span>ibrería <text:span text:style-name="T21">escrita en lenguaje C/C++ que permita comunicar la plataforma de captación anterior con un equipo (como puede ser una Raspberry Pi </text:span><text:span text:style-name="T57">[7]</text:span><text:span text:style-name="T21">).</text:span></text:p>
              </text:list-item>
            </text:list>
            <text:p text:style-name="P38"/>
            <text:list xml:id="list114950860276688" text:continue-list="list2055222970" text:style-name="L3">
              <text:list-item>
                <text:p text:style-name="P84">A partir de una trama USB obtenida de cualquier método, tanto por el método anteriormente descrito, como a partir de medios externos, <text:span text:style-name="T22">se pretende poder trabajar sobre ella pudiendo integrar los siguientes aspectos.</text:span></text:p>
              </text:list-item>
            </text:list>
            <text:list xml:id="list4083350999" text:style-name="L5">
              <text:list-item>
                <text:p text:style-name="P60">Capacidad de <text:span text:style-name="T23">almacenar</text:span> la trama en archivos <text:span text:style-name="T23">de capturas, tal como </text:span><text:span text:style-name="T15">pcap</text:span><text:span text:style-name="T23"> </text:span><text:span text:style-name="T58">[8]</text:span><text:span text:style-name="T23">.</text:span></text:p>
              </text:list-item>
              <text:list-item>
                <text:p text:style-name="P60">Creación de un disector <text:span text:style-name="T22">funcional</text:span> para el analizador de paquetes WireShark <text:span text:style-name="T59">[6]</text:span>.</text:p>
              </text:list-item>
              <text:list-item>
                <text:p text:style-name="P61">Plataforma de análisis de dispositivos de interfaz humana (HID), tales como Keylogger o <text:span text:style-name="T9">seguidor de puntero de ratón </text:span><text:span text:style-name="T60">[11]</text:span><text:span text:style-name="T9">.</text:span></text:p>
              </text:list-item>
            </text:list>
            <text:p text:style-name="P36"/>
            <text:p text:style-name="P41">Temporización:</text:p>
            <text:p text:style-name="P41"/>
            <text:p text:style-name="P52">Tal como se ha comentado en los <text:span text:style-name="T10">“Resultados esperados”</text:span>, este proyecto se puede separar en dos grupos. <text:span text:style-name="T68">Ambos, a su vez, pueden dividirse en varios apartados.</text:span></text:p>
            <text:p text:style-name="P51"/>
            <text:list xml:id="list2451021862" text:style-name="L6">
              <text:list-item>
                <text:p text:style-name="P85">Captura y transmisión.</text:p>
              </text:list-item>
            </text:list>
            <text:list xml:id="list4073217530" text:style-name="L7">
              <text:list-item>
                <text:p text:style-name="P86">Diseño de método de transmisión de la trama a un equipo.</text:p>
                <text:p text:style-name="P87"><text:span text:style-name="T76">Para poder llevar un control adecuado, se necesita en primer lugar poder implementar una transmisión básica de información entre el </text:span><text:span text:style-name="T14">FPGA</text:span><text:span text:style-name="T76"> y el equipo de análisis. Esta método de comunicación se prevee que se implemente en </text:span><text:span text:style-name="T50">dos semanas</text:span><text:span text:style-name="T76">, pudiendo añadir pequeñas funcionalidades en el transcurso del siguiente apartado según se necesite.</text:span></text:p>
                <text:p text:style-name="P87"/>
              </text:list-item>
              <text:list-item>
                <text:p text:style-name="P93"><text:span text:style-name="T69">Implementación</text:span> <text:span text:style-name="T69">básica</text:span> de <text:span text:style-name="T72">un método de sincronización y captura del bus USB utilizando un FPGA.</text:span></text:p>
                <text:p text:style-name="P88">Este apartado se puede considerar como el de mayor importancia en este grupo, por eso, se plantea un periodo de realización de <text:span text:style-name="T77">un</text:span> <text:span text:style-name="T77">mes y medio.</text:span></text:p>
                <text:p text:style-name="P87"/>
              </text:list-item>
              <text:list-item>
                <text:p text:style-name="P94">Librería que permita obtener y utilizar la trama transmitida según el método anterior.</text:p>
                <text:p text:style-name="P100">Al depender este apartado de los otros dos anteriores, se pretende desarrollar a la par que el resto, añadiendo funcionalidades a media que se necesiten. <text:span text:style-name="T84">Antes de la finalización de este grupo, se pretende añadir </text:span><text:span text:style-name="T79">una semana</text:span><text:span text:style-name="T84"> extra para depurar, mejorar y limpiar el código implementado en la librería.</text:span></text:p>
                <text:p text:style-name="P100"/>
                <text:p text:style-name="P105">En total se pretende trabajar en este grupo <text:span text:style-name="T85">un total de </text:span><text:span text:style-name="T80">dos meses y </text:span><text:span text:style-name="T81">una semana</text:span><text:span text:style-name="T80">.</text:span></text:p>
              </text:list-item>
            </text:list>
            <text:p text:style-name="P55"/>
            <text:list xml:id="list114949387199614" text:continue-list="list2451021862" text:style-name="L6">
              <text:list-item>
                <text:p text:style-name="P85">Procesado de la trama.</text:p>
              </text:list-item>
            </text:list>
            <text:list xml:id="list1538196829" text:style-name="L8">
              <text:list-item>
                <text:p text:style-name="P95">Utilizando la librería del grupo anterior, ampliarla para poder guardar la trama en un archivo de fácil utilización, como puede ser PCAP.</text:p>
                <text:p text:style-name="P101">Existe multitud de recursos y librería útiles <text:span text:style-name="T63">[13]</text:span> <text:span text:style-name="T86">con los que partir, por tanto, no se plantea un extenso periodo para el desarrollo de este apartado, pudiendo ser este de</text:span><text:span text:style-name="T78"> dos semanas</text:span><text:span text:style-name="T86">.</text:span></text:p>
                <text:p text:style-name="P89"/>
              </text:list-item>
              <text:list-item>
                <text:p text:style-name="P96">Creación de librería de análisis básico de la trama.</text:p>
                <text:p text:style-name="P102">Es en este apartado donde se debe implementar todo el análisis <text:span text:style-name="T92">de la trama</text:span> USB, <text:span text:style-name="T95">por tanto, es en el que se debería emplear la mayor cantidad de tiempo, siendo esta de </text:span><text:span text:style-name="T82">un mes y medio</text:span><text:span text:style-name="T95">.</text:span></text:p>
              </text:list-item>
              <text:list-item>
                <text:p text:style-name="P97"><text:soft-page-break/>Utilizando la guía de desarrollo propuesta por WireShark <text:span text:style-name="T53">[</text:span><text:span text:style-name="T64">6</text:span><text:span text:style-name="T53">]</text:span>, crear un disector que puede procesar en cierta media la trama dentro <text:span text:style-name="T70">dicho programa.</text:span></text:p>
                <text:p text:style-name="P90">De la misma manera que en le primer apartado, existe una multitud de recursos <text:span text:style-name="T95">con los que partir, por tanto, se propone su realización en </text:span><text:span text:style-name="T82">dos semanas</text:span><text:span text:style-name="T96">.</text:span></text:p>
                <text:p text:style-name="P89"/>
              </text:list-item>
              <text:list-item>
                <text:p text:style-name="P98">Utilizando la librería creada o el disector anterior, poder analizar transmisiones de dispositivos de interfaz humana (HID <text:span text:style-name="T65">[</text:span><text:span text:style-name="T66">10</text:span><text:span text:style-name="T65">]</text:span>) <text:span text:style-name="T71">para poder capturar pulsaciones de teclado o movimientos de ratón </text:span><text:span text:style-name="T67">[11]</text:span><text:span text:style-name="T71">.</text:span></text:p>
                <text:p text:style-name="P91">En este apartado se expondrán varios ejemplos de uso del <text:span text:style-name="T93">trabajo</text:span> <text:span text:style-name="T93">desarrollado, lo que supondrá una menor cantidad de tiempo a utilizar, siendo esta de </text:span><text:span text:style-name="T83">dos semanas</text:span><text:span text:style-name="T93">.</text:span></text:p>
              </text:list-item>
            </text:list>
            <text:p text:style-name="P92"/>
            <text:list xml:id="list114950480239779" text:continue-list="list4073217530" text:style-name="L7">
              <text:list-header>
                <text:p text:style-name="P106">En total se pretende trabajar en este grupo <text:span text:style-name="T85">un total de </text:span><text:span text:style-name="T77">tres</text:span><text:span text:style-name="T80"> meses.</text:span></text:p>
              </text:list-header>
            </text:list>
            <text:p text:style-name="P99"/>
            <text:p text:style-name="P108"><text:span text:style-name="T36">A parte del tiempo anteriormente utilizado, también se prevee utilizar </text:span><text:span text:style-name="T41">un mes</text:span><text:span text:style-name="T38"> </text:span><text:span text:style-name="T36">para </text:span><text:span text:style-name="T37">la redacción del documento final, así como todos los recursos y ayudas necesarios para ello.</text:span></text:p>
            <text:p text:style-name="P104"/>
            <text:p text:style-name="P109">En la siguiente tabla se muestra una distribución temporal más detallada</text:p>
            <text:p text:style-name="P56"/>
            <table:table table:name="Table2" table:style-name="Table2">
              <table:table-column table:style-name="Table2.A" table:number-columns-repeated="2"/>
              <table:table-column table:style-name="Table2.C" table:number-columns-repeated="3"/>
              <table:table-column table:style-name="Table2.A"/>
              <table:table-column table:style-name="Table2.C" table:number-columns-repeated="2"/>
              <table:table-column table:style-name="Table2.I"/>
              <table:table-row>
                <table:table-cell table:style-name="Table2.A1" table:number-columns-spanned="9" office:value-type="string">
                  <table:table table:name="Table74" table:style-name="Table74">
                    <table:table-column table:style-name="Table74.A"/>
                    <table:table-column table:style-name="Table74.B"/>
                    <table:table-column table:style-name="Table74.C"/>
                    <table:table-column table:style-name="Table74.D"/>
                    <table:table-column table:style-name="Table74.E"/>
                    <table:table-column table:style-name="Table74.F"/>
                    <table:table-row>
                      <table:table-cell table:style-name="Table74.A1" office:value-type="string">
                        <text:p text:style-name="P113"/>
                      </table:table-cell>
                      <table:table-cell table:style-name="Table74.B1" office:value-type="string">
                        <text:p text:style-name="P113"/>
                      </table:table-cell>
                      <table:table-cell table:style-name="Table74.A1" office:value-type="string">
                        <text:p text:style-name="P112">Periodo de realización <text:span text:style-name="T98">principal</text:span></text:p>
                      </table:table-cell>
                      <table:table-cell table:style-name="Table74.A1" office:value-type="string">
                        <text:p text:style-name="P113"/>
                      </table:table-cell>
                      <table:table-cell table:style-name="Table74.E1" office:value-type="string">
                        <text:p text:style-name="P113"/>
                      </table:table-cell>
                      <table:table-cell table:style-name="Table74.A1" office:value-type="string">
                        <text:p text:style-name="P80">Periodo <text:span text:style-name="T97">de realización según necesidad </text:span><text:span text:style-name="T17">no fijo</text:span></text:p>
                      </table:table-cell>
                    </table:table-row>
                  </table:table>
                  <text:p text:style-name="P1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4">2017</text:p>
                </table:table-cell>
                <table:table-cell table:style-name="Table2.C2" table:number-columns-spanned="7" office:value-type="string">
                  <text:p text:style-name="P14">2018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4"/>
                </table:table-cell>
                <table:table-cell table:style-name="Table2.C2" table:number-columns-spanned="7" office:value-type="string">
                  <text:p text:style-name="P14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2" office:value-type="string">
                  <text:p text:style-name="P24"/>
                </table:table-cell>
                <table:table-cell table:style-name="Table2.B4" office:value-type="string">
                  <text:p text:style-name="P14">Diciembre</text:p>
                </table:table-cell>
                <table:table-cell table:style-name="Table2.C4" office:value-type="string">
                  <text:p text:style-name="P14">Enero</text:p>
                </table:table-cell>
                <table:table-cell table:style-name="Table2.C4" office:value-type="string">
                  <text:p text:style-name="P14">Febrero</text:p>
                </table:table-cell>
                <table:table-cell table:style-name="Table2.C4" office:value-type="string">
                  <text:p text:style-name="P14">Marzo</text:p>
                </table:table-cell>
                <table:table-cell table:style-name="Table2.C4" office:value-type="string">
                  <text:p text:style-name="P14">Abril</text:p>
                </table:table-cell>
                <table:table-cell table:style-name="Table2.C4" office:value-type="string">
                  <text:p text:style-name="P14">Mayo</text:p>
                </table:table-cell>
                <table:table-cell table:style-name="Table2.C4" office:value-type="string">
                  <text:p text:style-name="P14">Junio</text:p>
                </table:table-cell>
                <table:table-cell table:style-name="Table2.B4" office:value-type="string">
                  <text:p text:style-name="P14">Julio</text:p>
                </table:table-cell>
              </table:table-row>
              <table:table-row>
                <table:table-cell table:style-name="Table2.A2" office:value-type="string">
                  <text:p text:style-name="P24"/>
                </table:table-cell>
                <table:table-cell table:style-name="Table2.B5" office:value-type="string">
                  <text:p text:style-name="P14"/>
                </table:table-cell>
                <table:table-cell table:style-name="Table2.B5" office:value-type="string">
                  <table:table table:name="Table19" table:style-name="Table19">
                    <table:table-column table:style-name="Table19.A" table:number-columns-repeated="3"/>
                    <table:table-column table:style-name="Table19.D"/>
                    <table:table-row>
                      <table:table-cell table:style-name="Table19.A1" office:value-type="string">
                        <text:p text:style-name="P33">1</text:p>
                      </table:table-cell>
                      <table:table-cell table:style-name="Table19.B1" office:value-type="string">
                        <text:p text:style-name="P33">2</text:p>
                      </table:table-cell>
                      <table:table-cell table:style-name="Table19.B1" office:value-type="string">
                        <text:p text:style-name="P33">3</text:p>
                      </table:table-cell>
                      <table:table-cell table:style-name="Table19.B1" office:value-type="string">
                        <text:p text:style-name="P33">4</text:p>
                      </table:table-cell>
                    </table:table-row>
                  </table:table>
                  <text:p text:style-name="P14"/>
                </table:table-cell>
                <table:table-cell table:style-name="Table2.B5" office:value-type="string">
                  <table:table table:name="Table16" table:style-name="Table16">
                    <table:table-column table:style-name="Table16.A" table:number-columns-repeated="3"/>
                    <table:table-column table:style-name="Table16.D"/>
                    <table:table-row>
                      <table:table-cell table:style-name="Table16.A1" office:value-type="string">
                        <text:p text:style-name="P33">5</text:p>
                      </table:table-cell>
                      <table:table-cell table:style-name="Table16.B1" office:value-type="string">
                        <text:p text:style-name="P33">6</text:p>
                      </table:table-cell>
                      <table:table-cell table:style-name="Table16.B1" office:value-type="string">
                        <text:p text:style-name="P33">7</text:p>
                      </table:table-cell>
                      <table:table-cell table:style-name="Table16.B1" office:value-type="string">
                        <text:p text:style-name="P33">8</text:p>
                      </table:table-cell>
                    </table:table-row>
                  </table:table>
                  <text:p text:style-name="P14"/>
                </table:table-cell>
                <table:table-cell table:style-name="Table2.B5" office:value-type="string">
                  <table:table table:name="Table17" table:style-name="Table17">
                    <table:table-column table:style-name="Table17.A"/>
                    <table:table-column table:style-name="Table17.B"/>
                    <table:table-column table:style-name="Table17.A"/>
                    <table:table-column table:style-name="Table17.B"/>
                    <table:table-column table:style-name="Table17.E"/>
                    <table:table-row>
                      <table:table-cell table:style-name="Table17.A1" office:value-type="string">
                        <text:p text:style-name="P33">9</text:p>
                      </table:table-cell>
                      <table:table-cell table:style-name="Table17.B1" office:value-type="string">
                        <text:p text:style-name="P33">10</text:p>
                      </table:table-cell>
                      <table:table-cell table:style-name="Table17.B1" office:value-type="string">
                        <text:p text:style-name="P33">11</text:p>
                      </table:table-cell>
                      <table:table-cell table:style-name="Table17.B1" office:value-type="string">
                        <text:p text:style-name="P33">12</text:p>
                      </table:table-cell>
                      <table:table-cell table:style-name="Table17.B1" office:value-type="string">
                        <text:p text:style-name="P33">13</text:p>
                      </table:table-cell>
                    </table:table-row>
                  </table:table>
                  <text:p text:style-name="P14"/>
                </table:table-cell>
                <table:table-cell table:style-name="Table2.B5" office:value-type="string">
                  <table:table table:name="Table20" table:style-name="Table20">
                    <table:table-column table:style-name="Table20.A" table:number-columns-repeated="3"/>
                    <table:table-column table:style-name="Table20.D"/>
                    <table:table-row>
                      <table:table-cell table:style-name="Table20.A1" office:value-type="string">
                        <text:p text:style-name="P33">14</text:p>
                      </table:table-cell>
                      <table:table-cell table:style-name="Table20.B1" office:value-type="string">
                        <text:p text:style-name="P33">15</text:p>
                      </table:table-cell>
                      <table:table-cell table:style-name="Table20.B1" office:value-type="string">
                        <text:p text:style-name="P33">16</text:p>
                      </table:table-cell>
                      <table:table-cell table:style-name="Table20.B1" office:value-type="string">
                        <text:p text:style-name="P33">17</text:p>
                      </table:table-cell>
                    </table:table-row>
                  </table:table>
                  <text:p text:style-name="P14"/>
                </table:table-cell>
                <table:table-cell table:style-name="Table2.B5" office:value-type="string">
                  <table:table table:name="Table21" table:style-name="Table21">
                    <table:table-column table:style-name="Table21.A"/>
                    <table:table-column table:style-name="Table21.B"/>
                    <table:table-column table:style-name="Table21.A" table:number-columns-repeated="2"/>
                    <table:table-column table:style-name="Table21.E"/>
                    <table:table-row>
                      <table:table-cell table:style-name="Table21.A1" office:value-type="string">
                        <text:p text:style-name="P33">18</text:p>
                      </table:table-cell>
                      <table:table-cell table:style-name="Table21.B1" office:value-type="string">
                        <text:p text:style-name="P33">19</text:p>
                      </table:table-cell>
                      <table:table-cell table:style-name="Table21.B1" office:value-type="string">
                        <text:p text:style-name="P33">20</text:p>
                      </table:table-cell>
                      <table:table-cell table:style-name="Table21.B1" office:value-type="string">
                        <text:p text:style-name="P33">21</text:p>
                      </table:table-cell>
                      <table:table-cell table:style-name="Table21.B1" office:value-type="string">
                        <text:p text:style-name="P33">22</text:p>
                      </table:table-cell>
                    </table:table-row>
                  </table:table>
                  <text:p text:style-name="P14"/>
                </table:table-cell>
                <table:table-cell table:style-name="Table2.B5" office:value-type="string">
                  <table:table table:name="Table22" table:style-name="Table22">
                    <table:table-column table:style-name="Table22.A" table:number-columns-repeated="3"/>
                    <table:table-column table:style-name="Table22.D"/>
                    <table:table-row>
                      <table:table-cell table:style-name="Table22.A1" office:value-type="string">
                        <text:p text:style-name="P33">23</text:p>
                      </table:table-cell>
                      <table:table-cell table:style-name="Table22.B1" office:value-type="string">
                        <text:p text:style-name="P33">24</text:p>
                      </table:table-cell>
                      <table:table-cell table:style-name="Table22.B1" office:value-type="string">
                        <text:p text:style-name="P33">25</text:p>
                      </table:table-cell>
                      <table:table-cell table:style-name="Table22.B1" office:value-type="string">
                        <text:p text:style-name="P33">26</text:p>
                      </table:table-cell>
                    </table:table-row>
                  </table:table>
                  <text:p text:style-name="P14"/>
                </table:table-cell>
                <table:table-cell table:style-name="Table2.I5" office:value-type="string">
                  <table:table table:name="Table23" table:style-name="Table23">
                    <table:table-column table:style-name="Table23.A" table:number-columns-repeated="3"/>
                    <table:table-column table:style-name="Table23.D"/>
                    <table:table-row>
                      <table:table-cell table:style-name="Table23.A1" office:value-type="string">
                        <text:p text:style-name="P33">27</text:p>
                      </table:table-cell>
                      <table:table-cell table:style-name="Table23.B1" office:value-type="string">
                        <text:p text:style-name="P33">28</text:p>
                      </table:table-cell>
                      <table:table-cell table:style-name="Table23.B1" office:value-type="string">
                        <text:p text:style-name="P33">29</text:p>
                      </table:table-cell>
                      <table:table-cell table:style-name="Table23.B1" office:value-type="string">
                        <text:p text:style-name="P33">30</text:p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23">Anteproyecto y análisis previo</text:p>
                </table:table-cell>
                <table:table-cell table:style-name="Table2.A2" office:value-type="string">
                  <table:table table:name="Table59" table:style-name="Table59">
                    <table:table-column table:style-name="Table59.A"/>
                    <table:table-row>
                      <table:table-cell table:style-name="Table59.A1" office:value-type="string">
                        <text:p text:style-name="P15"/>
                      </table:table-cell>
                    </table:table-row>
                  </table:table>
                  <text:p text:style-name="P16"/>
                </table:table-cell>
                <table:table-cell table:style-name="Table2.A2" office:value-type="string">
                  <text:p text:style-name="P16"/>
                </table:table-cell>
                <table:table-cell table:style-name="Table2.A2" office:value-type="string">
                  <text:p text:style-name="P16"/>
                </table:table-cell>
                <table:table-cell table:style-name="Table2.A2" office:value-type="string">
                  <text:p text:style-name="P16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</table:table-row>
              <table:table-row>
                <table:table-cell table:style-name="Table2.A1" office:value-type="string">
                  <text:p text:style-name="P23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6"/>
                </table:table-cell>
                <table:table-cell table:style-name="Table2.A2" office:value-type="string">
                  <text:p text:style-name="P16"/>
                </table:table-cell>
                <table:table-cell table:style-name="Table2.A2" office:value-type="string">
                  <text:p text:style-name="P16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</table:table-row>
              <table:table-row>
                <table:table-cell table:style-name="Table2.A1" office:value-type="string">
                  <text:p text:style-name="P25">Transmisión de trama</text:p>
                </table:table-cell>
                <table:table-cell table:style-name="Table2.B8" office:value-type="string">
                  <text:p text:style-name="P15"/>
                </table:table-cell>
                <table:table-cell table:style-name="Table2.B8" office:value-type="string">
                  <table:table table:name="Table3" table:style-name="Table3">
                    <table:table-column table:style-name="Table3.A" table:number-columns-repeated="3"/>
                    <table:table-column table:style-name="Table3.D"/>
                    <table:table-row>
                      <table:table-cell table:style-name="Table3.A1" office:value-type="string">
                        <text:p text:style-name="P33"/>
                      </table:table-cell>
                      <table:table-cell table:style-name="Table3.B1" office:value-type="string">
                        <text:p text:style-name="P33"/>
                      </table:table-cell>
                      <table:table-cell table:style-name="Table3.B1" office:value-type="string">
                        <text:p text:style-name="P33"/>
                      </table:table-cell>
                      <table:table-cell table:style-name="Table3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4" table:style-name="Table4">
                    <table:table-column table:style-name="Table4.A" table:number-columns-repeated="3"/>
                    <table:table-column table:style-name="Table4.D"/>
                    <table:table-row>
                      <table:table-cell table:style-name="Table4.A1" office:value-type="string">
                        <text:p text:style-name="P33"/>
                      </table:table-cell>
                      <table:table-cell table:style-name="Table4.A1" office:value-type="string">
                        <text:p text:style-name="P33"/>
                      </table:table-cell>
                      <table:table-cell table:style-name="Table4.A1" office:value-type="string">
                        <text:p text:style-name="P33"/>
                      </table:table-cell>
                      <table:table-cell table:style-name="Table4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5" table:style-name="Table5">
                    <table:table-column table:style-name="Table5.A"/>
                    <table:table-column table:style-name="Table5.B"/>
                    <table:table-column table:style-name="Table5.A"/>
                    <table:table-column table:style-name="Table5.B"/>
                    <table:table-column table:style-name="Table5.E"/>
                    <table:table-row>
                      <table:table-cell table:style-name="Table5.A1" office:value-type="string">
                        <text:p text:style-name="P33"/>
                      </table:table-cell>
                      <table:table-cell table:style-name="Table5.A1" office:value-type="string">
                        <text:p text:style-name="P33"/>
                      </table:table-cell>
                      <table:table-cell table:style-name="Table5.A1" office:value-type="string">
                        <text:p text:style-name="P33"/>
                      </table:table-cell>
                      <table:table-cell table:style-name="Table5.A1" office:value-type="string">
                        <text:p text:style-name="P33"/>
                      </table:table-cell>
                      <table:table-cell table:style-name="Table5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6" table:style-name="Table6">
                    <table:table-column table:style-name="Table6.A" table:number-columns-repeated="3"/>
                    <table:table-column table:style-name="Table6.D"/>
                    <table:table-row>
                      <table:table-cell table:style-name="Table6.A1" office:value-type="string">
                        <text:p text:style-name="P33"/>
                      </table:table-cell>
                      <table:table-cell table:style-name="Table6.A1" office:value-type="string">
                        <text:p text:style-name="P33"/>
                      </table:table-cell>
                      <table:table-cell table:style-name="Table6.A1" office:value-type="string">
                        <text:p text:style-name="P33"/>
                      </table:table-cell>
                      <table:table-cell table:style-name="Table6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column table:style-name="Table7.A"/>
                    <table:table-column table:style-name="Table7.B"/>
                    <table:table-column table:style-name="Table7.E"/>
                    <table:table-row>
                      <table:table-cell table:style-name="Table7.A1" office:value-type="string">
                        <text:p text:style-name="P33"/>
                      </table:table-cell>
                      <table:table-cell table:style-name="Table7.A1" office:value-type="string">
                        <text:p text:style-name="P33"/>
                      </table:table-cell>
                      <table:table-cell table:style-name="Table7.A1" office:value-type="string">
                        <text:p text:style-name="P33"/>
                      </table:table-cell>
                      <table:table-cell table:style-name="Table7.A1" office:value-type="string">
                        <text:p text:style-name="P33"/>
                      </table:table-cell>
                      <table:table-cell table:style-name="Table7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8" table:style-name="Table8">
                    <table:table-column table:style-name="Table8.A" table:number-columns-repeated="3"/>
                    <table:table-column table:style-name="Table8.D"/>
                    <table:table-row>
                      <table:table-cell table:style-name="Table8.A1" office:value-type="string">
                        <text:p text:style-name="P33"/>
                      </table:table-cell>
                      <table:table-cell table:style-name="Table8.A1" office:value-type="string">
                        <text:p text:style-name="P33"/>
                      </table:table-cell>
                      <table:table-cell table:style-name="Table8.A1" office:value-type="string">
                        <text:p text:style-name="P33"/>
                      </table:table-cell>
                      <table:table-cell table:style-name="Table8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9" table:style-name="Table9">
                    <table:table-column table:style-name="Table9.A" table:number-columns-repeated="3"/>
                    <table:table-column table:style-name="Table9.D"/>
                    <table:table-row>
                      <table:table-cell table:style-name="Table9.A1" office:value-type="string">
                        <text:p text:style-name="P33"/>
                      </table:table-cell>
                      <table:table-cell table:style-name="Table9.A1" office:value-type="string">
                        <text:p text:style-name="P33"/>
                      </table:table-cell>
                      <table:table-cell table:style-name="Table9.A1" office:value-type="string">
                        <text:p text:style-name="P33"/>
                      </table:table-cell>
                      <table:table-cell table:style-name="Table9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9" office:value-type="string">
                  <text:p text:style-name="P26">Captura del BUS</text:p>
                </table:table-cell>
                <table:table-cell table:style-name="Table2.B8" office:value-type="string">
                  <text:p text:style-name="P15"/>
                </table:table-cell>
                <table:table-cell table:style-name="Table2.B8" office:value-type="string">
                  <table:table table:name="Table10" table:style-name="Table10">
                    <table:table-column table:style-name="Table10.A" table:number-columns-repeated="3"/>
                    <table:table-column table:style-name="Table10.D"/>
                    <table:table-row>
                      <table:table-cell table:style-name="Table10.A1" office:value-type="string">
                        <text:p text:style-name="P33"/>
                      </table:table-cell>
                      <table:table-cell table:style-name="Table10.A1" office:value-type="string">
                        <text:p text:style-name="P33"/>
                      </table:table-cell>
                      <table:table-cell table:style-name="Table10.A1" office:value-type="string">
                        <text:p text:style-name="P33"/>
                      </table:table-cell>
                      <table:table-cell table:style-name="Table10.D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11" table:style-name="Table11">
                    <table:table-column table:style-name="Table11.A" table:number-columns-repeated="3"/>
                    <table:table-column table:style-name="Table11.D"/>
                    <table:table-row>
                      <table:table-cell table:style-name="Table11.A1" office:value-type="string">
                        <text:p text:style-name="P33"/>
                      </table:table-cell>
                      <table:table-cell table:style-name="Table11.A1" office:value-type="string">
                        <text:p text:style-name="P33"/>
                      </table:table-cell>
                      <table:table-cell table:style-name="Table11.A1" office:value-type="string">
                        <text:p text:style-name="P33"/>
                      </table:table-cell>
                      <table:table-cell table:style-name="Table11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12" table:style-name="Table12">
                    <table:table-column table:style-name="Table12.A"/>
                    <table:table-column table:style-name="Table12.B"/>
                    <table:table-column table:style-name="Table12.A"/>
                    <table:table-column table:style-name="Table12.B"/>
                    <table:table-column table:style-name="Table12.E"/>
                    <table:table-row>
                      <table:table-cell table:style-name="Table12.A1" office:value-type="string">
                        <text:p text:style-name="P33"/>
                      </table:table-cell>
                      <table:table-cell table:style-name="Table12.B1" office:value-type="string">
                        <text:p text:style-name="P33"/>
                      </table:table-cell>
                      <table:table-cell table:style-name="Table12.C1" office:value-type="string">
                        <text:p text:style-name="P33"/>
                      </table:table-cell>
                      <table:table-cell table:style-name="Table12.D1" office:value-type="string">
                        <text:p text:style-name="P33"/>
                      </table:table-cell>
                      <table:table-cell table:style-name="Table12.E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13" table:style-name="Table13">
                    <table:table-column table:style-name="Table13.A" table:number-columns-repeated="3"/>
                    <table:table-column table:style-name="Table13.D"/>
                    <table:table-row>
                      <table:table-cell table:style-name="Table13.A1" office:value-type="string">
                        <text:p text:style-name="P33"/>
                      </table:table-cell>
                      <table:table-cell table:style-name="Table13.A1" office:value-type="string">
                        <text:p text:style-name="P33"/>
                      </table:table-cell>
                      <table:table-cell table:style-name="Table13.A1" office:value-type="string">
                        <text:p text:style-name="P33"/>
                      </table:table-cell>
                      <table:table-cell table:style-name="Table13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14" table:style-name="Table14">
                    <table:table-column table:style-name="Table14.A"/>
                    <table:table-column table:style-name="Table14.B"/>
                    <table:table-column table:style-name="Table14.A"/>
                    <table:table-column table:style-name="Table14.B"/>
                    <table:table-column table:style-name="Table14.E"/>
                    <table:table-row>
                      <table:table-cell table:style-name="Table14.A1" office:value-type="string">
                        <text:p text:style-name="P33"/>
                      </table:table-cell>
                      <table:table-cell table:style-name="Table14.A1" office:value-type="string">
                        <text:p text:style-name="P33"/>
                      </table:table-cell>
                      <table:table-cell table:style-name="Table14.A1" office:value-type="string">
                        <text:p text:style-name="P33"/>
                      </table:table-cell>
                      <table:table-cell table:style-name="Table14.A1" office:value-type="string">
                        <text:p text:style-name="P33"/>
                      </table:table-cell>
                      <table:table-cell table:style-name="Table14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15" table:style-name="Table15">
                    <table:table-column table:style-name="Table15.A" table:number-columns-repeated="3"/>
                    <table:table-column table:style-name="Table15.D"/>
                    <table:table-row>
                      <table:table-cell table:style-name="Table15.A1" office:value-type="string">
                        <text:p text:style-name="P33"/>
                      </table:table-cell>
                      <table:table-cell table:style-name="Table15.A1" office:value-type="string">
                        <text:p text:style-name="P33"/>
                      </table:table-cell>
                      <table:table-cell table:style-name="Table15.A1" office:value-type="string">
                        <text:p text:style-name="P33"/>
                      </table:table-cell>
                      <table:table-cell table:style-name="Table15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18" table:style-name="Table18">
                    <table:table-column table:style-name="Table18.A" table:number-columns-repeated="3"/>
                    <table:table-column table:style-name="Table18.D"/>
                    <table:table-row>
                      <table:table-cell table:style-name="Table18.A1" office:value-type="string">
                        <text:p text:style-name="P33"/>
                      </table:table-cell>
                      <table:table-cell table:style-name="Table18.A1" office:value-type="string">
                        <text:p text:style-name="P33"/>
                      </table:table-cell>
                      <table:table-cell table:style-name="Table18.A1" office:value-type="string">
                        <text:p text:style-name="P33"/>
                      </table:table-cell>
                      <table:table-cell table:style-name="Table18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28">Librería <text:s/><text:span text:style-name="T90">de transmisión</text:span></text:p>
                </table:table-cell>
                <table:table-cell table:style-name="Table2.B8" office:value-type="string">
                  <text:p text:style-name="P15"/>
                </table:table-cell>
                <table:table-cell table:style-name="Table2.B8" office:value-type="string">
                  <table:table table:name="Table24" table:style-name="Table24">
                    <table:table-column table:style-name="Table24.A" table:number-columns-repeated="3"/>
                    <table:table-column table:style-name="Table24.D"/>
                    <table:table-row>
                      <table:table-cell table:style-name="Table24.A1" office:value-type="string">
                        <text:p text:style-name="P33"/>
                      </table:table-cell>
                      <table:table-cell table:style-name="Table24.B1" office:value-type="string">
                        <text:p text:style-name="P33"/>
                      </table:table-cell>
                      <table:table-cell table:style-name="Table24.B1" office:value-type="string">
                        <text:p text:style-name="P33"/>
                      </table:table-cell>
                      <table:table-cell table:style-name="Table24.B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25" table:style-name="Table25">
                    <table:table-column table:style-name="Table25.A" table:number-columns-repeated="3"/>
                    <table:table-column table:style-name="Table25.D"/>
                    <table:table-row>
                      <table:table-cell table:style-name="Table25.A1" office:value-type="string">
                        <text:p text:style-name="P33"/>
                      </table:table-cell>
                      <table:table-cell table:style-name="Table25.A1" office:value-type="string">
                        <text:p text:style-name="P33"/>
                      </table:table-cell>
                      <table:table-cell table:style-name="Table25.A1" office:value-type="string">
                        <text:p text:style-name="P33"/>
                      </table:table-cell>
                      <table:table-cell table:style-name="Table25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26" table:style-name="Table26">
                    <table:table-column table:style-name="Table26.A"/>
                    <table:table-column table:style-name="Table26.B"/>
                    <table:table-column table:style-name="Table26.A"/>
                    <table:table-column table:style-name="Table26.B"/>
                    <table:table-column table:style-name="Table26.E"/>
                    <table:table-row>
                      <table:table-cell table:style-name="Table26.A1" office:value-type="string">
                        <text:p text:style-name="P33"/>
                      </table:table-cell>
                      <table:table-cell table:style-name="Table26.B1" office:value-type="string">
                        <text:p text:style-name="P33"/>
                      </table:table-cell>
                      <table:table-cell table:style-name="Table26.C1" office:value-type="string">
                        <text:p text:style-name="P33"/>
                      </table:table-cell>
                      <table:table-cell table:style-name="Table26.D1" office:value-type="string">
                        <text:p text:style-name="P33"/>
                      </table:table-cell>
                      <table:table-cell table:style-name="Table26.E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27" table:style-name="Table27">
                    <table:table-column table:style-name="Table27.A" table:number-columns-repeated="3"/>
                    <table:table-column table:style-name="Table27.D"/>
                    <table:table-row>
                      <table:table-cell table:style-name="Table27.A1" office:value-type="string">
                        <text:p text:style-name="P33"/>
                      </table:table-cell>
                      <table:table-cell table:style-name="Table27.A1" office:value-type="string">
                        <text:p text:style-name="P33"/>
                      </table:table-cell>
                      <table:table-cell table:style-name="Table27.A1" office:value-type="string">
                        <text:p text:style-name="P33"/>
                      </table:table-cell>
                      <table:table-cell table:style-name="Table27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28" table:style-name="Table28">
                    <table:table-column table:style-name="Table28.A"/>
                    <table:table-column table:style-name="Table28.B"/>
                    <table:table-column table:style-name="Table28.A"/>
                    <table:table-column table:style-name="Table28.B"/>
                    <table:table-column table:style-name="Table28.E"/>
                    <table:table-row>
                      <table:table-cell table:style-name="Table28.A1" office:value-type="string">
                        <text:p text:style-name="P33"/>
                      </table:table-cell>
                      <table:table-cell table:style-name="Table28.A1" office:value-type="string">
                        <text:p text:style-name="P33"/>
                      </table:table-cell>
                      <table:table-cell table:style-name="Table28.A1" office:value-type="string">
                        <text:p text:style-name="P33"/>
                      </table:table-cell>
                      <table:table-cell table:style-name="Table28.A1" office:value-type="string">
                        <text:p text:style-name="P33"/>
                      </table:table-cell>
                      <table:table-cell table:style-name="Table28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29" table:style-name="Table29">
                    <table:table-column table:style-name="Table29.A" table:number-columns-repeated="3"/>
                    <table:table-column table:style-name="Table29.D"/>
                    <table:table-row>
                      <table:table-cell table:style-name="Table29.A1" office:value-type="string">
                        <text:p text:style-name="P33"/>
                      </table:table-cell>
                      <table:table-cell table:style-name="Table29.A1" office:value-type="string">
                        <text:p text:style-name="P33"/>
                      </table:table-cell>
                      <table:table-cell table:style-name="Table29.A1" office:value-type="string">
                        <text:p text:style-name="P33"/>
                      </table:table-cell>
                      <table:table-cell table:style-name="Table29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B8" office:value-type="string">
                  <table:table table:name="Table30" table:style-name="Table30">
                    <table:table-column table:style-name="Table30.A" table:number-columns-repeated="3"/>
                    <table:table-column table:style-name="Table30.D"/>
                    <table:table-row>
                      <table:table-cell table:style-name="Table30.A1" office:value-type="string">
                        <text:p text:style-name="P33"/>
                      </table:table-cell>
                      <table:table-cell table:style-name="Table30.A1" office:value-type="string">
                        <text:p text:style-name="P33"/>
                      </table:table-cell>
                      <table:table-cell table:style-name="Table30.A1" office:value-type="string">
                        <text:p text:style-name="P33"/>
                      </table:table-cell>
                      <table:table-cell table:style-name="Table30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27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4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15"/>
                </table:table-cell>
              </table:table-row>
              <table:table-row>
                <table:table-cell table:style-name="Table2.A1" office:value-type="string">
                  <text:p text:style-name="P29">Salvado <text:span text:style-name="T89">de trama</text:span> en archivo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31" table:style-name="Table31">
                    <table:table-column table:style-name="Table31.A" table:number-columns-repeated="3"/>
                    <table:table-column table:style-name="Table31.D"/>
                    <table:table-row>
                      <table:table-cell table:style-name="Table31.A1" office:value-type="string">
                        <text:p text:style-name="P33"/>
                      </table:table-cell>
                      <table:table-cell table:style-name="Table31.A1" office:value-type="string">
                        <text:p text:style-name="P33"/>
                      </table:table-cell>
                      <table:table-cell table:style-name="Table31.A1" office:value-type="string">
                        <text:p text:style-name="P33"/>
                      </table:table-cell>
                      <table:table-cell table:style-name="Table31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2" table:style-name="Table32">
                    <table:table-column table:style-name="Table32.A" table:number-columns-repeated="3"/>
                    <table:table-column table:style-name="Table32.D"/>
                    <table:table-row>
                      <table:table-cell table:style-name="Table32.A1" office:value-type="string">
                        <text:p text:style-name="P33"/>
                      </table:table-cell>
                      <table:table-cell table:style-name="Table32.A1" office:value-type="string">
                        <text:p text:style-name="P33"/>
                      </table:table-cell>
                      <table:table-cell table:style-name="Table32.A1" office:value-type="string">
                        <text:p text:style-name="P33"/>
                      </table:table-cell>
                      <table:table-cell table:style-name="Table32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3" table:style-name="Table33">
                    <table:table-column table:style-name="Table33.A"/>
                    <table:table-column table:style-name="Table33.B"/>
                    <table:table-column table:style-name="Table33.A"/>
                    <table:table-column table:style-name="Table33.B"/>
                    <table:table-column table:style-name="Table33.E"/>
                    <table:table-row>
                      <table:table-cell table:style-name="Table33.A1" office:value-type="string">
                        <text:p text:style-name="P33"/>
                      </table:table-cell>
                      <table:table-cell table:style-name="Table33.A1" office:value-type="string">
                        <text:p text:style-name="P33"/>
                      </table:table-cell>
                      <table:table-cell table:style-name="Table33.C1" office:value-type="string">
                        <text:p text:style-name="P33"/>
                      </table:table-cell>
                      <table:table-cell table:style-name="Table33.C1" office:value-type="string">
                        <text:p text:style-name="P33"/>
                      </table:table-cell>
                      <table:table-cell table:style-name="Table33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4" table:style-name="Table34">
                    <table:table-column table:style-name="Table34.A" table:number-columns-repeated="3"/>
                    <table:table-column table:style-name="Table34.D"/>
                    <table:table-row>
                      <table:table-cell table:style-name="Table34.A1" office:value-type="string">
                        <text:p text:style-name="P33"/>
                      </table:table-cell>
                      <table:table-cell table:style-name="Table34.A1" office:value-type="string">
                        <text:p text:style-name="P33"/>
                      </table:table-cell>
                      <table:table-cell table:style-name="Table34.A1" office:value-type="string">
                        <text:p text:style-name="P33"/>
                      </table:table-cell>
                      <table:table-cell table:style-name="Table34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5" table:style-name="Table35">
                    <table:table-column table:style-name="Table35.A"/>
                    <table:table-column table:style-name="Table35.B"/>
                    <table:table-column table:style-name="Table35.A"/>
                    <table:table-column table:style-name="Table35.B"/>
                    <table:table-column table:style-name="Table35.E"/>
                    <table:table-row>
                      <table:table-cell table:style-name="Table35.A1" office:value-type="string">
                        <text:p text:style-name="P33"/>
                      </table:table-cell>
                      <table:table-cell table:style-name="Table35.A1" office:value-type="string">
                        <text:p text:style-name="P33"/>
                      </table:table-cell>
                      <table:table-cell table:style-name="Table35.A1" office:value-type="string">
                        <text:p text:style-name="P33"/>
                      </table:table-cell>
                      <table:table-cell table:style-name="Table35.A1" office:value-type="string">
                        <text:p text:style-name="P33"/>
                      </table:table-cell>
                      <table:table-cell table:style-name="Table35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6" table:style-name="Table36">
                    <table:table-column table:style-name="Table36.A" table:number-columns-repeated="3"/>
                    <table:table-column table:style-name="Table36.D"/>
                    <table:table-row>
                      <table:table-cell table:style-name="Table36.A1" office:value-type="string">
                        <text:p text:style-name="P33"/>
                      </table:table-cell>
                      <table:table-cell table:style-name="Table36.A1" office:value-type="string">
                        <text:p text:style-name="P33"/>
                      </table:table-cell>
                      <table:table-cell table:style-name="Table36.A1" office:value-type="string">
                        <text:p text:style-name="P33"/>
                      </table:table-cell>
                      <table:table-cell table:style-name="Table36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7" table:style-name="Table37">
                    <table:table-column table:style-name="Table37.A" table:number-columns-repeated="3"/>
                    <table:table-column table:style-name="Table37.D"/>
                    <table:table-row>
                      <table:table-cell table:style-name="Table37.A1" office:value-type="string">
                        <text:p text:style-name="P33"/>
                      </table:table-cell>
                      <table:table-cell table:style-name="Table37.A1" office:value-type="string">
                        <text:p text:style-name="P33"/>
                      </table:table-cell>
                      <table:table-cell table:style-name="Table37.A1" office:value-type="string">
                        <text:p text:style-name="P33"/>
                      </table:table-cell>
                      <table:table-cell table:style-name="Table37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9" office:value-type="string">
                  <text:p text:style-name="P30">Librería de <text:span text:style-name="T91">análisis</text:span>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38" table:style-name="Table38">
                    <table:table-column table:style-name="Table38.A" table:number-columns-repeated="3"/>
                    <table:table-column table:style-name="Table38.D"/>
                    <table:table-row>
                      <table:table-cell table:style-name="Table38.A1" office:value-type="string">
                        <text:p text:style-name="P33"/>
                      </table:table-cell>
                      <table:table-cell table:style-name="Table38.A1" office:value-type="string">
                        <text:p text:style-name="P33"/>
                      </table:table-cell>
                      <table:table-cell table:style-name="Table38.A1" office:value-type="string">
                        <text:p text:style-name="P33"/>
                      </table:table-cell>
                      <table:table-cell table:style-name="Table38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39" table:style-name="Table39">
                    <table:table-column table:style-name="Table39.A" table:number-columns-repeated="3"/>
                    <table:table-column table:style-name="Table39.D"/>
                    <table:table-row>
                      <table:table-cell table:style-name="Table39.A1" office:value-type="string">
                        <text:p text:style-name="P33"/>
                      </table:table-cell>
                      <table:table-cell table:style-name="Table39.A1" office:value-type="string">
                        <text:p text:style-name="P33"/>
                      </table:table-cell>
                      <table:table-cell table:style-name="Table39.A1" office:value-type="string">
                        <text:p text:style-name="P33"/>
                      </table:table-cell>
                      <table:table-cell table:style-name="Table39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0" table:style-name="Table40">
                    <table:table-column table:style-name="Table40.A"/>
                    <table:table-column table:style-name="Table40.B"/>
                    <table:table-column table:style-name="Table40.A"/>
                    <table:table-column table:style-name="Table40.B"/>
                    <table:table-column table:style-name="Table40.E"/>
                    <table:table-row>
                      <table:table-cell table:style-name="Table40.A1" office:value-type="string">
                        <text:p text:style-name="P33"/>
                      </table:table-cell>
                      <table:table-cell table:style-name="Table40.A1" office:value-type="string">
                        <text:p text:style-name="P33"/>
                      </table:table-cell>
                      <table:table-cell table:style-name="Table40.A1" office:value-type="string">
                        <text:p text:style-name="P33"/>
                      </table:table-cell>
                      <table:table-cell table:style-name="Table40.A1" office:value-type="string">
                        <text:p text:style-name="P33"/>
                      </table:table-cell>
                      <table:table-cell table:style-name="Table40.E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1" table:style-name="Table41">
                    <table:table-column table:style-name="Table41.A" table:number-columns-repeated="3"/>
                    <table:table-column table:style-name="Table41.D"/>
                    <table:table-row>
                      <table:table-cell table:style-name="Table41.A1" office:value-type="string">
                        <text:p text:style-name="P33"/>
                      </table:table-cell>
                      <table:table-cell table:style-name="Table41.A1" office:value-type="string">
                        <text:p text:style-name="P33"/>
                      </table:table-cell>
                      <table:table-cell table:style-name="Table41.A1" office:value-type="string">
                        <text:p text:style-name="P33"/>
                      </table:table-cell>
                      <table:table-cell table:style-name="Table41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2" table:style-name="Table42">
                    <table:table-column table:style-name="Table42.A"/>
                    <table:table-column table:style-name="Table42.B"/>
                    <table:table-column table:style-name="Table42.A"/>
                    <table:table-column table:style-name="Table42.B"/>
                    <table:table-column table:style-name="Table42.E"/>
                    <table:table-row>
                      <table:table-cell table:style-name="Table42.A1" office:value-type="string">
                        <text:p text:style-name="P33"/>
                      </table:table-cell>
                      <table:table-cell table:style-name="Table42.B1" office:value-type="string">
                        <text:p text:style-name="P33"/>
                      </table:table-cell>
                      <table:table-cell table:style-name="Table42.C1" office:value-type="string">
                        <text:p text:style-name="P33"/>
                      </table:table-cell>
                      <table:table-cell table:style-name="Table42.D1" office:value-type="string">
                        <text:p text:style-name="P33"/>
                      </table:table-cell>
                      <table:table-cell table:style-name="Table42.E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3" table:style-name="Table43">
                    <table:table-column table:style-name="Table43.A" table:number-columns-repeated="3"/>
                    <table:table-column table:style-name="Table43.D"/>
                    <table:table-row>
                      <table:table-cell table:style-name="Table43.A1" office:value-type="string">
                        <text:p text:style-name="P33"/>
                      </table:table-cell>
                      <table:table-cell table:style-name="Table43.A1" office:value-type="string">
                        <text:p text:style-name="P33"/>
                      </table:table-cell>
                      <table:table-cell table:style-name="Table43.A1" office:value-type="string">
                        <text:p text:style-name="P33"/>
                      </table:table-cell>
                      <table:table-cell table:style-name="Table43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4" table:style-name="Table44">
                    <table:table-column table:style-name="Table44.A" table:number-columns-repeated="3"/>
                    <table:table-column table:style-name="Table44.D"/>
                    <table:table-row>
                      <table:table-cell table:style-name="Table44.A1" office:value-type="string">
                        <text:p text:style-name="P33"/>
                      </table:table-cell>
                      <table:table-cell table:style-name="Table44.A1" office:value-type="string">
                        <text:p text:style-name="P33"/>
                      </table:table-cell>
                      <table:table-cell table:style-name="Table44.A1" office:value-type="string">
                        <text:p text:style-name="P33"/>
                      </table:table-cell>
                      <table:table-cell table:style-name="Table44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9" office:value-type="string">
                  <text:p text:style-name="P30">Disector WireShark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45" table:style-name="Table45">
                    <table:table-column table:style-name="Table45.A" table:number-columns-repeated="3"/>
                    <table:table-column table:style-name="Table45.D"/>
                    <table:table-row>
                      <table:table-cell table:style-name="Table45.A1" office:value-type="string">
                        <text:p text:style-name="P33"/>
                      </table:table-cell>
                      <table:table-cell table:style-name="Table45.A1" office:value-type="string">
                        <text:p text:style-name="P33"/>
                      </table:table-cell>
                      <table:table-cell table:style-name="Table45.A1" office:value-type="string">
                        <text:p text:style-name="P33"/>
                      </table:table-cell>
                      <table:table-cell table:style-name="Table45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6" table:style-name="Table46">
                    <table:table-column table:style-name="Table46.A" table:number-columns-repeated="3"/>
                    <table:table-column table:style-name="Table46.D"/>
                    <table:table-row>
                      <table:table-cell table:style-name="Table46.A1" office:value-type="string">
                        <text:p text:style-name="P33"/>
                      </table:table-cell>
                      <table:table-cell table:style-name="Table46.A1" office:value-type="string">
                        <text:p text:style-name="P33"/>
                      </table:table-cell>
                      <table:table-cell table:style-name="Table46.A1" office:value-type="string">
                        <text:p text:style-name="P33"/>
                      </table:table-cell>
                      <table:table-cell table:style-name="Table46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7" table:style-name="Table47">
                    <table:table-column table:style-name="Table47.A"/>
                    <table:table-column table:style-name="Table47.B"/>
                    <table:table-column table:style-name="Table47.A"/>
                    <table:table-column table:style-name="Table47.B"/>
                    <table:table-column table:style-name="Table47.E"/>
                    <table:table-row>
                      <table:table-cell table:style-name="Table47.A1" office:value-type="string">
                        <text:p text:style-name="P33"/>
                      </table:table-cell>
                      <table:table-cell table:style-name="Table47.A1" office:value-type="string">
                        <text:p text:style-name="P33"/>
                      </table:table-cell>
                      <table:table-cell table:style-name="Table47.C1" office:value-type="string">
                        <text:p text:style-name="P33"/>
                      </table:table-cell>
                      <table:table-cell table:style-name="Table47.C1" office:value-type="string">
                        <text:p text:style-name="P33"/>
                      </table:table-cell>
                      <table:table-cell table:style-name="Table47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8" table:style-name="Table48">
                    <table:table-column table:style-name="Table48.A" table:number-columns-repeated="3"/>
                    <table:table-column table:style-name="Table48.D"/>
                    <table:table-row>
                      <table:table-cell table:style-name="Table48.A1" office:value-type="string">
                        <text:p text:style-name="P33"/>
                      </table:table-cell>
                      <table:table-cell table:style-name="Table48.A1" office:value-type="string">
                        <text:p text:style-name="P33"/>
                      </table:table-cell>
                      <table:table-cell table:style-name="Table48.A1" office:value-type="string">
                        <text:p text:style-name="P33"/>
                      </table:table-cell>
                      <table:table-cell table:style-name="Table48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49" table:style-name="Table49">
                    <table:table-column table:style-name="Table49.A"/>
                    <table:table-column table:style-name="Table49.B"/>
                    <table:table-column table:style-name="Table49.A"/>
                    <table:table-column table:style-name="Table49.B"/>
                    <table:table-column table:style-name="Table49.E"/>
                    <table:table-row>
                      <table:table-cell table:style-name="Table49.A1" office:value-type="string">
                        <text:p text:style-name="P33"/>
                      </table:table-cell>
                      <table:table-cell table:style-name="Table49.B1" office:value-type="string">
                        <text:p text:style-name="P33"/>
                      </table:table-cell>
                      <table:table-cell table:style-name="Table49.B1" office:value-type="string">
                        <text:p text:style-name="P33"/>
                      </table:table-cell>
                      <table:table-cell table:style-name="Table49.D1" office:value-type="string">
                        <text:p text:style-name="P33"/>
                      </table:table-cell>
                      <table:table-cell table:style-name="Table49.E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0" table:style-name="Table50">
                    <table:table-column table:style-name="Table50.A" table:number-columns-repeated="3"/>
                    <table:table-column table:style-name="Table50.D"/>
                    <table:table-row>
                      <table:table-cell table:style-name="Table50.A1" office:value-type="string">
                        <text:p text:style-name="P33"/>
                      </table:table-cell>
                      <table:table-cell table:style-name="Table50.A1" office:value-type="string">
                        <text:p text:style-name="P33"/>
                      </table:table-cell>
                      <table:table-cell table:style-name="Table50.A1" office:value-type="string">
                        <text:p text:style-name="P33"/>
                      </table:table-cell>
                      <table:table-cell table:style-name="Table50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1" table:style-name="Table51">
                    <table:table-column table:style-name="Table51.A" table:number-columns-repeated="3"/>
                    <table:table-column table:style-name="Table51.D"/>
                    <table:table-row>
                      <table:table-cell table:style-name="Table51.A1" office:value-type="string">
                        <text:p text:style-name="P33"/>
                      </table:table-cell>
                      <table:table-cell table:style-name="Table51.A1" office:value-type="string">
                        <text:p text:style-name="P33"/>
                      </table:table-cell>
                      <table:table-cell table:style-name="Table51.A1" office:value-type="string">
                        <text:p text:style-name="P33"/>
                      </table:table-cell>
                      <table:table-cell table:style-name="Table51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30">Ejemplos de captación HID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52" table:style-name="Table52">
                    <table:table-column table:style-name="Table52.A" table:number-columns-repeated="3"/>
                    <table:table-column table:style-name="Table52.D"/>
                    <table:table-row>
                      <table:table-cell table:style-name="Table52.A1" office:value-type="string">
                        <text:p text:style-name="P33"/>
                      </table:table-cell>
                      <table:table-cell table:style-name="Table52.A1" office:value-type="string">
                        <text:p text:style-name="P33"/>
                      </table:table-cell>
                      <table:table-cell table:style-name="Table52.A1" office:value-type="string">
                        <text:p text:style-name="P33"/>
                      </table:table-cell>
                      <table:table-cell table:style-name="Table52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3" table:style-name="Table53">
                    <table:table-column table:style-name="Table53.A" table:number-columns-repeated="3"/>
                    <table:table-column table:style-name="Table53.D"/>
                    <table:table-row>
                      <table:table-cell table:style-name="Table53.A1" office:value-type="string">
                        <text:p text:style-name="P33"/>
                      </table:table-cell>
                      <table:table-cell table:style-name="Table53.A1" office:value-type="string">
                        <text:p text:style-name="P33"/>
                      </table:table-cell>
                      <table:table-cell table:style-name="Table53.A1" office:value-type="string">
                        <text:p text:style-name="P33"/>
                      </table:table-cell>
                      <table:table-cell table:style-name="Table53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4" table:style-name="Table54">
                    <table:table-column table:style-name="Table54.A"/>
                    <table:table-column table:style-name="Table54.B"/>
                    <table:table-column table:style-name="Table54.A"/>
                    <table:table-column table:style-name="Table54.B"/>
                    <table:table-column table:style-name="Table54.E"/>
                    <table:table-row>
                      <table:table-cell table:style-name="Table54.A1" office:value-type="string">
                        <text:p text:style-name="P33"/>
                      </table:table-cell>
                      <table:table-cell table:style-name="Table54.A1" office:value-type="string">
                        <text:p text:style-name="P33"/>
                      </table:table-cell>
                      <table:table-cell table:style-name="Table54.A1" office:value-type="string">
                        <text:p text:style-name="P33"/>
                      </table:table-cell>
                      <table:table-cell table:style-name="Table54.A1" office:value-type="string">
                        <text:p text:style-name="P33"/>
                      </table:table-cell>
                      <table:table-cell table:style-name="Table54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5" table:style-name="Table55">
                    <table:table-column table:style-name="Table55.A" table:number-columns-repeated="3"/>
                    <table:table-column table:style-name="Table55.D"/>
                    <table:table-row>
                      <table:table-cell table:style-name="Table55.A1" office:value-type="string">
                        <text:p text:style-name="P33"/>
                      </table:table-cell>
                      <table:table-cell table:style-name="Table55.A1" office:value-type="string">
                        <text:p text:style-name="P33"/>
                      </table:table-cell>
                      <table:table-cell table:style-name="Table55.A1" office:value-type="string">
                        <text:p text:style-name="P33"/>
                      </table:table-cell>
                      <table:table-cell table:style-name="Table55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6" table:style-name="Table56">
                    <table:table-column table:style-name="Table56.A"/>
                    <table:table-column table:style-name="Table56.B"/>
                    <table:table-column table:style-name="Table56.A"/>
                    <table:table-column table:style-name="Table56.B"/>
                    <table:table-column table:style-name="Table56.E"/>
                    <table:table-row>
                      <table:table-cell table:style-name="Table56.A1" office:value-type="string">
                        <text:p text:style-name="P33"/>
                      </table:table-cell>
                      <table:table-cell table:style-name="Table56.A1" office:value-type="string">
                        <text:p text:style-name="P33"/>
                      </table:table-cell>
                      <table:table-cell table:style-name="Table56.A1" office:value-type="string">
                        <text:p text:style-name="P33"/>
                      </table:table-cell>
                      <table:table-cell table:style-name="Table56.D1" office:value-type="string">
                        <text:p text:style-name="P33"/>
                      </table:table-cell>
                      <table:table-cell table:style-name="Table56.D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7" table:style-name="Table57">
                    <table:table-column table:style-name="Table57.A" table:number-columns-repeated="3"/>
                    <table:table-column table:style-name="Table57.D"/>
                    <table:table-row>
                      <table:table-cell table:style-name="Table57.A1" office:value-type="string">
                        <text:p text:style-name="P33"/>
                      </table:table-cell>
                      <table:table-cell table:style-name="Table57.A1" office:value-type="string">
                        <text:p text:style-name="P33"/>
                      </table:table-cell>
                      <table:table-cell table:style-name="Table57.A1" office:value-type="string">
                        <text:p text:style-name="P33"/>
                      </table:table-cell>
                      <table:table-cell table:style-name="Table57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58" table:style-name="Table58">
                    <table:table-column table:style-name="Table58.A" table:number-columns-repeated="3"/>
                    <table:table-column table:style-name="Table58.D"/>
                    <table:table-row>
                      <table:table-cell table:style-name="Table58.A1" office:value-type="string">
                        <text:p text:style-name="P33"/>
                      </table:table-cell>
                      <table:table-cell table:style-name="Table58.A1" office:value-type="string">
                        <text:p text:style-name="P33"/>
                      </table:table-cell>
                      <table:table-cell table:style-name="Table58.A1" office:value-type="string">
                        <text:p text:style-name="P33"/>
                      </table:table-cell>
                      <table:table-cell table:style-name="Table58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30"/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  <table:table-cell table:style-name="Table2.A2" office:value-type="string">
                  <text:p text:style-name="P33"/>
                </table:table-cell>
              </table:table-row>
              <table:table-row>
                <table:table-cell table:style-name="Table2.A17" office:value-type="string">
                  <text:p text:style-name="P32">Resumen de resultados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60" table:style-name="Table60">
                    <table:table-column table:style-name="Table60.A" table:number-columns-repeated="3"/>
                    <table:table-column table:style-name="Table60.D"/>
                    <table:table-row>
                      <table:table-cell table:style-name="Table60.A1" office:value-type="string">
                        <text:p text:style-name="P33"/>
                      </table:table-cell>
                      <table:table-cell table:style-name="Table60.B1" office:value-type="string">
                        <text:p text:style-name="P33"/>
                      </table:table-cell>
                      <table:table-cell table:style-name="Table60.B1" office:value-type="string">
                        <text:p text:style-name="P33"/>
                      </table:table-cell>
                      <table:table-cell table:style-name="Table60.B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1" table:style-name="Table61">
                    <table:table-column table:style-name="Table61.A" table:number-columns-repeated="3"/>
                    <table:table-column table:style-name="Table61.D"/>
                    <table:table-row>
                      <table:table-cell table:style-name="Table61.A1" office:value-type="string">
                        <text:p text:style-name="P33"/>
                      </table:table-cell>
                      <table:table-cell table:style-name="Table61.A1" office:value-type="string">
                        <text:p text:style-name="P33"/>
                      </table:table-cell>
                      <table:table-cell table:style-name="Table61.A1" office:value-type="string">
                        <text:p text:style-name="P33"/>
                      </table:table-cell>
                      <table:table-cell table:style-name="Table61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2" table:style-name="Table62">
                    <table:table-column table:style-name="Table62.A" table:number-columns-repeated="4"/>
                    <table:table-column table:style-name="Table62.E"/>
                    <table:table-row>
                      <table:table-cell table:style-name="Table62.A1" office:value-type="string">
                        <text:p text:style-name="P33"/>
                      </table:table-cell>
                      <table:table-cell table:style-name="Table62.B1" office:value-type="string">
                        <text:p text:style-name="P33"/>
                      </table:table-cell>
                      <table:table-cell table:style-name="Table62.A1" office:value-type="string">
                        <text:p text:style-name="P33"/>
                      </table:table-cell>
                      <table:table-cell table:style-name="Table62.A1" office:value-type="string">
                        <text:p text:style-name="P33"/>
                      </table:table-cell>
                      <table:table-cell table:style-name="Table62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3" table:style-name="Table63">
                    <table:table-column table:style-name="Table63.A" table:number-columns-repeated="3"/>
                    <table:table-column table:style-name="Table63.D"/>
                    <table:table-row>
                      <table:table-cell table:style-name="Table63.A1" office:value-type="string">
                        <text:p text:style-name="P33"/>
                      </table:table-cell>
                      <table:table-cell table:style-name="Table63.A1" office:value-type="string">
                        <text:p text:style-name="P33"/>
                      </table:table-cell>
                      <table:table-cell table:style-name="Table63.A1" office:value-type="string">
                        <text:p text:style-name="P33"/>
                      </table:table-cell>
                      <table:table-cell table:style-name="Table63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4" table:style-name="Table64">
                    <table:table-column table:style-name="Table64.A"/>
                    <table:table-column table:style-name="Table64.B"/>
                    <table:table-column table:style-name="Table64.A"/>
                    <table:table-column table:style-name="Table64.B"/>
                    <table:table-column table:style-name="Table64.E"/>
                    <table:table-row>
                      <table:table-cell table:style-name="Table64.A1" office:value-type="string">
                        <text:p text:style-name="P33"/>
                      </table:table-cell>
                      <table:table-cell table:style-name="Table64.A1" office:value-type="string">
                        <text:p text:style-name="P33"/>
                      </table:table-cell>
                      <table:table-cell table:style-name="Table64.A1" office:value-type="string">
                        <text:p text:style-name="P33"/>
                      </table:table-cell>
                      <table:table-cell table:style-name="Table64.A1" office:value-type="string">
                        <text:p text:style-name="P33"/>
                      </table:table-cell>
                      <table:table-cell table:style-name="Table64.E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5" table:style-name="Table65">
                    <table:table-column table:style-name="Table65.A" table:number-columns-repeated="3"/>
                    <table:table-column table:style-name="Table65.D"/>
                    <table:table-row>
                      <table:table-cell table:style-name="Table65.A1" office:value-type="string">
                        <text:p text:style-name="P34"/>
                      </table:table-cell>
                      <table:table-cell table:style-name="Table65.C1" office:value-type="string">
                        <text:p text:style-name="P33"/>
                      </table:table-cell>
                      <table:table-cell table:style-name="Table65.C1" office:value-type="string">
                        <text:p text:style-name="P33"/>
                      </table:table-cell>
                      <table:table-cell table:style-name="Table65.D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6" table:style-name="Table66">
                    <table:table-column table:style-name="Table66.A" table:number-columns-repeated="3"/>
                    <table:table-column table:style-name="Table66.D"/>
                    <table:table-row>
                      <table:table-cell table:style-name="Table66.A1" office:value-type="string">
                        <text:p text:style-name="P33"/>
                      </table:table-cell>
                      <table:table-cell table:style-name="Table66.A1" office:value-type="string">
                        <text:p text:style-name="P33"/>
                      </table:table-cell>
                      <table:table-cell table:style-name="Table66.A1" office:value-type="string">
                        <text:p text:style-name="P33"/>
                      </table:table-cell>
                      <table:table-cell table:style-name="Table66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  <table:table-row>
                <table:table-cell table:style-name="Table2.A1" office:value-type="string">
                  <text:p text:style-name="P31">Redacción de <text:span text:style-name="T94">memoria</text:span></text:p>
                </table:table-cell>
                <table:table-cell table:style-name="Table2.A2" office:value-type="string">
                  <text:p text:style-name="P15"/>
                </table:table-cell>
                <table:table-cell table:style-name="Table2.A2" office:value-type="string">
                  <table:table table:name="Table67" table:style-name="Table67">
                    <table:table-column table:style-name="Table67.A" table:number-columns-repeated="3"/>
                    <table:table-column table:style-name="Table67.D"/>
                    <table:table-row>
                      <table:table-cell table:style-name="Table67.A1" office:value-type="string">
                        <text:p text:style-name="P33"/>
                      </table:table-cell>
                      <table:table-cell table:style-name="Table67.A1" office:value-type="string">
                        <text:p text:style-name="P33"/>
                      </table:table-cell>
                      <table:table-cell table:style-name="Table67.A1" office:value-type="string">
                        <text:p text:style-name="P33"/>
                      </table:table-cell>
                      <table:table-cell table:style-name="Table67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8" table:style-name="Table68">
                    <table:table-column table:style-name="Table68.A" table:number-columns-repeated="3"/>
                    <table:table-column table:style-name="Table68.D"/>
                    <table:table-row>
                      <table:table-cell table:style-name="Table68.A1" office:value-type="string">
                        <text:p text:style-name="P33"/>
                      </table:table-cell>
                      <table:table-cell table:style-name="Table68.A1" office:value-type="string">
                        <text:p text:style-name="P33"/>
                      </table:table-cell>
                      <table:table-cell table:style-name="Table68.A1" office:value-type="string">
                        <text:p text:style-name="P33"/>
                      </table:table-cell>
                      <table:table-cell table:style-name="Table68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69" table:style-name="Table69">
                    <table:table-column table:style-name="Table69.A"/>
                    <table:table-column table:style-name="Table69.B"/>
                    <table:table-column table:style-name="Table69.A"/>
                    <table:table-column table:style-name="Table69.B"/>
                    <table:table-column table:style-name="Table69.E"/>
                    <table:table-row>
                      <table:table-cell table:style-name="Table69.A1" office:value-type="string">
                        <text:p text:style-name="P33"/>
                      </table:table-cell>
                      <table:table-cell table:style-name="Table69.A1" office:value-type="string">
                        <text:p text:style-name="P33"/>
                      </table:table-cell>
                      <table:table-cell table:style-name="Table69.A1" office:value-type="string">
                        <text:p text:style-name="P33"/>
                      </table:table-cell>
                      <table:table-cell table:style-name="Table69.D1" office:value-type="string">
                        <text:p text:style-name="P33"/>
                      </table:table-cell>
                      <table:table-cell table:style-name="Table69.E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70" table:style-name="Table70">
                    <table:table-column table:style-name="Table70.A" table:number-columns-repeated="3"/>
                    <table:table-column table:style-name="Table70.D"/>
                    <table:table-row>
                      <table:table-cell table:style-name="Table70.A1" office:value-type="string">
                        <text:p text:style-name="P33"/>
                      </table:table-cell>
                      <table:table-cell table:style-name="Table70.A1" office:value-type="string">
                        <text:p text:style-name="P33"/>
                      </table:table-cell>
                      <table:table-cell table:style-name="Table70.A1" office:value-type="string">
                        <text:p text:style-name="P33"/>
                      </table:table-cell>
                      <table:table-cell table:style-name="Table70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71" table:style-name="Table71">
                    <table:table-column table:style-name="Table71.A"/>
                    <table:table-column table:style-name="Table71.B"/>
                    <table:table-column table:style-name="Table71.A"/>
                    <table:table-column table:style-name="Table71.B"/>
                    <table:table-column table:style-name="Table71.E"/>
                    <table:table-row>
                      <table:table-cell table:style-name="Table71.A1" office:value-type="string">
                        <text:p text:style-name="P33"/>
                      </table:table-cell>
                      <table:table-cell table:style-name="Table71.A1" office:value-type="string">
                        <text:p text:style-name="P33"/>
                      </table:table-cell>
                      <table:table-cell table:style-name="Table71.A1" office:value-type="string">
                        <text:p text:style-name="P33"/>
                      </table:table-cell>
                      <table:table-cell table:style-name="Table71.D1" office:value-type="string">
                        <text:p text:style-name="P33"/>
                      </table:table-cell>
                      <table:table-cell table:style-name="Table71.D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72" table:style-name="Table72">
                    <table:table-column table:style-name="Table72.A" table:number-columns-repeated="3"/>
                    <table:table-column table:style-name="Table72.D"/>
                    <table:table-row>
                      <table:table-cell table:style-name="Table72.A1" office:value-type="string">
                        <text:p text:style-name="P33"/>
                      </table:table-cell>
                      <table:table-cell table:style-name="Table72.A1" office:value-type="string">
                        <text:p text:style-name="P33"/>
                      </table:table-cell>
                      <table:table-cell table:style-name="Table72.A1" office:value-type="string">
                        <text:p text:style-name="P33"/>
                      </table:table-cell>
                      <table:table-cell table:style-name="Table72.A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  <table:table-cell table:style-name="Table2.A2" office:value-type="string">
                  <table:table table:name="Table73" table:style-name="Table73">
                    <table:table-column table:style-name="Table73.A" table:number-columns-repeated="3"/>
                    <table:table-column table:style-name="Table73.D"/>
                    <table:table-row>
                      <table:table-cell table:style-name="Table73.A1" office:value-type="string">
                        <text:p text:style-name="P33"/>
                      </table:table-cell>
                      <table:table-cell table:style-name="Table73.A1" office:value-type="string">
                        <text:p text:style-name="P33"/>
                      </table:table-cell>
                      <table:table-cell table:style-name="Table73.C1" office:value-type="string">
                        <text:p text:style-name="P33"/>
                      </table:table-cell>
                      <table:table-cell table:style-name="Table73.D1" office:value-type="string">
                        <text:p text:style-name="P33"/>
                      </table:table-cell>
                    </table:table-row>
                  </table:table>
                  <text:p text:style-name="P14"/>
                </table:table-cell>
              </table:table-row>
            </table:table>
            <text:p text:style-name="P56"/>
            <text:p text:style-name="P42"><text:soft-page-break/>Bibliografía:</text:p>
            <text:p text:style-name="P39"/>
            <text:list xml:id="list2655862734" text:style-name="L9">
              <text:list-item>
                <text:p text:style-name="P67">iCE40 LP/HX Family Data Sheet - <text:s/>Lattice Semiconductor – Marzo 2017 (Versión 3.3) - <text:a xlink:type="simple" xlink:href="http://www.latticesemi.com/view_document?document_id=49312" text:style-name="Internet_20_link" text:visited-style-name="Visited_20_Internet_20_Link">http://www.latticesemi.com/view_document?document_id=49312</text:a></text:p>
                <text:p text:style-name="P67"/>
              </text:list-item>
              <text:list-item>
                <text:p text:style-name="P68"><text:span text:style-name="T45">Lattice ICE Technology Library - Lattice Semiconductor - Marzo 2015 (Versión 2.9) - </text:span><text:a xlink:type="simple" xlink:href="http://www.latticesemi.com/~/media/LatticeSemi/Documents/TechnicalBriefs/SBTICETechnologyLibrary201504.pdf" text:style-name="Internet_20_link" text:visited-style-name="Visited_20_Internet_20_Link"><text:span text:style-name="T45">http://www.latticesemi.com/~/media/LatticeSemi/Documents/TechnicalBriefs/SBTICETechnologyLibrary201504.pdf</text:span></text:a></text:p>
                <text:p text:style-name="P68"/>
              </text:list-item>
              <text:list-item>
                <text:p text:style-name="P69">Tutorial de FPGA utilizando lenguaje descriptivo Verilog - Juan Gonzalez-Gomez (Obijuan) – Noviembre 2015 - <text:a xlink:type="simple" xlink:href="https://github.com/Obijuan/open-fpga-verilog-tutorial/wiki" text:style-name="Internet_20_link" text:visited-style-name="Visited_20_Internet_20_Link">https://github.com/Obijuan/open-fpga-verilog-tutorial/wiki</text:a></text:p>
                <text:p text:style-name="P70"/>
              </text:list-item>
              <text:list-item>
                <text:p text:style-name="P71"><text:span text:style-name="T46">Verilog HDL Quick Reference Guide </text:span>- <text:span text:style-name="T46">Stuart Sutherland – </text:span>2001 - <text:a xlink:type="simple" xlink:href="http://sutherland-hdl.com/pdfs/verilog_2001_ref_guide.pdf" text:style-name="Internet_20_link" text:visited-style-name="Visited_20_Internet_20_Link"><text:span text:style-name="T46">http://sutherland-hdl.com/pdfs/verilog_2001_ref_guide.pdf</text:span></text:a></text:p>
                <text:p text:style-name="P72"/>
              </text:list-item>
              <text:list-item>
                <text:p text:style-name="P73">USB made simple - <text:s/><text:span text:style-name="T46">MQP Electronics Ltd – 2008 - </text:span><text:a xlink:type="simple" xlink:href="http://www.usbmadesimple.co.uk/" text:style-name="Internet_20_link" text:visited-style-name="Visited_20_Internet_20_Link"><text:span text:style-name="T46">http://www.usbmadesimple.co.uk/</text:span></text:a></text:p>
                <text:p text:style-name="P74"/>
              </text:list-item>
              <text:list-item>
                <text:p text:style-name="P79"><text:span text:style-name="T32">Adding a basic dissector - Ulf Lamping, Luis E. Garcia Ontanon, Graham Bloice – diciembre 2014 (revisión 1.1) - </text:span><text:a xlink:type="simple" xlink:href="https://www.wireshark.org/docs/wsdg_html_chunked/ChDissectAdd.html" text:style-name="Internet_20_link" text:visited-style-name="Visited_20_Internet_20_Link"><text:span text:style-name="T33">https://www.wireshark.org/docs/wsdg_html_chunked/ChDissectAdd.html</text:span></text:a></text:p>
                <text:p text:style-name="P75"/>
              </text:list-item>
              <text:list-item>
                <text:p text:style-name="P62"><text:span text:style-name="T48">I</text:span><text:span text:style-name="T47">ntroducción a Raspberry Pi - Francisco Moya Fernández – </text:span><text:span text:style-name="T49">Enero 2017</text:span><text:span text:style-name="T47"> - </text:span><text:a xlink:type="simple" xlink:href="https://franciscomoya.gitbooks.io/taller-de-raspberry-pi/content/es/index.html" text:style-name="Internet_20_link" text:visited-style-name="Visited_20_Internet_20_Link"><text:span text:style-name="T47">https://franciscomoya.gitbooks.io/taller-de-raspberry-pi/content/es/index.html</text:span></text:a></text:p>
                <text:p text:style-name="P76"/>
              </text:list-item>
              <text:list-item>
                <text:p text:style-name="P79"><text:span text:style-name="T34">PCAP next generation file format specification -</text:span><text:span text:style-name="T35"> M. Tuexen, Ed., </text:span><text:span text:style-name="T34">Muenster Univ. of Appl. Scie</text:span><text:span text:style-name="T24">nces, F. Risso, Politecnico di Torino, J. Bongertz, Airbus DS CyberSecurity, G. Combs, Wireshark, G. Harris – </text:span><text:span text:style-name="T25">2017 -</text:span><text:span text:style-name="T24"> </text:span><text:a xlink:type="simple" xlink:href="https://github.com/pcapng/pcapng" text:style-name="Internet_20_link" text:visited-style-name="Visited_20_Internet_20_Link"><text:span text:style-name="T24">https://github.com/pcapng/pcapng</text:span></text:a></text:p>
                <text:p text:style-name="P63"/>
              </text:list-item>
              <text:list-item>
                <text:p text:style-name="P64">USB Complete (2nd Edition) – Jan Axelson – 2004</text:p>
                <text:p text:style-name="P64"/>
              </text:list-item>
              <text:list-item>
                <text:p text:style-name="P64">Device Class Definition for Human Interface Devices (HID) <text:span text:style-name="T51">V1.11</text:span>- USB Implementers Forum, Inc. - <text:span text:style-name="T51">Junio 2001 - </text:span><text:a xlink:type="simple" xlink:href="http://www.usb.org/developers/hidpage/HID1_11.pdf" text:style-name="Internet_20_link" text:visited-style-name="Visited_20_Internet_20_Link"><text:span text:style-name="T51">http://www.usb.org/developers/hidpage/HID1_11.pdf</text:span></text:a></text:p>
                <text:p text:style-name="P77"/>
              </text:list-item>
              <text:list-item>
                <text:p text:style-name="P65">USB-based attacks - Nir Nissim,Ran Yahalom,Yuval Elovici - <text:span text:style-name="T52">2017</text:span> - <text:a xlink:type="simple" xlink:href="https://doi.org/10.1016/j.cose.2017.08.002" text:style-name="Internet_20_link" text:visited-style-name="Visited_20_Internet_20_Link">https://doi.org/10.1016/j.cose.2017.08.002</text:a></text:p>
                <text:p text:style-name="P65"/>
              </text:list-item>
              <text:list-item>
                <text:p text:style-name="P66">USB in a nutshell - <text:s/>Craig Peacock – 2010 - <text:a xlink:type="simple" xlink:href="http://www.beyondlogic.org/usbnutshell/usb1.shtml" text:style-name="Internet_20_link" text:visited-style-name="Visited_20_Internet_20_Link">http://www.beyondlogic.org/usbnutshell/usb1.shtml</text:a></text:p>
                <text:p text:style-name="P66"/>
              </text:list-item>
              <text:list-item>
                <text:p text:style-name="P66"><text:span text:style-name="T87">A</text:span>wesome pcaptools - <text:s/>caesar0301 - <text:span text:style-name="T88">2015</text:span> - <text:a xlink:type="simple" xlink:href="https://github.com/caesar0301/awesome-pcaptools" text:style-name="Internet_20_link" text:visited-style-name="Visited_20_Internet_20_Link">https://github.com/caesar0301/awesome-pcaptools</text:a></text:p>
              </text:list-item>
            </text:list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1" office:value-type="string">
            <text:p text:style-name="P12"/>
          </table:table-cell>
          <table:table-cell table:style-name="Table1.B21" office:value-type="string">
            <text:p text:style-name="P12"/>
          </table:table-cell>
          <table:table-cell table:style-name="Table1.C21" office:value-type="string">
            <text:p text:style-name="P12"/>
          </table:table-cell>
          <table:table-cell table:style-name="Table1.D21" office:value-type="string">
            <text:p text:style-name="P12"/>
          </table:table-cell>
          <table:table-cell table:style-name="Table1.E21" office:value-type="string">
            <text:p text:style-name="P12"/>
          </table:table-cell>
          <table:table-cell table:style-name="Table1.F21" office:value-type="string">
            <text:p text:style-name="P12"/>
          </table:table-cell>
          <table:table-cell table:style-name="Table1.G21" office:value-type="string">
            <text:p text:style-name="P12"/>
          </table:table-cell>
          <table:table-cell table:style-name="Table1.H21" office:value-type="string">
            <text:p text:style-name="P12"/>
          </table:table-cell>
          <table:table-cell table:style-name="Table1.I21" office:value-type="string">
            <text:p text:style-name="P12"/>
          </table:table-cell>
          <table:table-cell table:style-name="Table1.J21" office:value-type="string">
            <text:p text:style-name="P12"/>
          </table:table-cell>
        </table:table-row>
        <table:table-row>
          <table:table-cell table:style-name="Table1.A22" table:number-columns-spanned="5" office:value-type="string">
            <text:p text:style-name="P21">Vº Bº y firma de<text:span text:style-name="T7">l</text:span> DIRECTOR </text:p>
          </table:table-cell>
          <table:covered-table-cell/>
          <table:covered-table-cell/>
          <table:covered-table-cell/>
          <table:covered-table-cell/>
          <table:table-cell table:style-name="Table1.F22" table:number-columns-spanned="5" office:value-type="string">
            <text:p text:style-name="P22"><text:s/>Firma del ESTUDIA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7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8" table:number-columns-spanned="10" office:value-type="string">
            <text:p text:style-name="P11">Toledo, a ___ de ______________ de 20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Open Sans" svg:font-family="'Ope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Open Sans" fo:font-family="'Open Sans'" style:font-family-generic="swiss" style:font-pitch="variable" fo:font-size="10pt" style:font-size-asian="8.75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5cm" fo:margin-bottom="1.75cm" fo:margin-left="1.75cm" fo:margin-right="1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2:30:30.677386796</meta:creation-date>
    <meta:generator>LibreOffice/5.4.3.2$Linux_X86_64 LibreOffice_project/40m0$Build-2</meta:generator>
    <dc:date>2017-12-11T11:49:48.834954866</dc:date>
    <meta:editing-duration>P1DT1H38M34S</meta:editing-duration>
    <meta:editing-cycles>125</meta:editing-cycles>
    <meta:document-statistic meta:table-count="74" meta:image-count="0" meta:object-count="0" meta:page-count="4" meta:paragraph-count="144" meta:word-count="1264" meta:character-count="8098" meta:non-whitespace-character-count="6997"/>
  </office:meta>
</office:document-meta>
</file>